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6pt"/>
    </style:style>
    <style:style style:name="co2" style:family="table-column">
      <style:table-column-properties fo:break-before="auto" style:column-width="100.06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Memory size:</text:p>
          </table:table-cell>
          <table:table-cell table:style-name="ce2" office:value-type="float" office:value="512" calcext:value-type="float">
            <text:p>512</text:p>
          </table:table-cell>
          <table:table-cell table:style-name="ce1" office:value-type="string" calcext:value-type="string">
            <text:p>Chunk size:</text:p>
          </table:table-cell>
          <table:table-cell table:style-name="ce2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Allocator Name</text:p>
          </table:table-cell>
          <table:table-cell table:style-name="ce1" office:value-type="string" calcext:value-type="string">
            <text:p>Randomness</text:p>
          </table:table-cell>
          <table:table-cell table:style-name="ce1" office:value-type="string" calcext:value-type="string">
            <text:p>Object size allocated</text:p>
          </table:table-cell>
          <table:table-cell table:style-name="ce1" office:value-type="string" calcext:value-type="string">
            <text:p>Times allocated</text:p>
          </table:table-cell>
          <table:table-cell table:style-name="ce1" office:value-type="string" calcext:value-type="string">
            <text:p>Fragmentation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29128991813752" calcext:value-type="float">
            <text:p>0.829128991813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office:annotation draw:style-name="gr1" draw:text-style-name="P2" svg:width="82.18pt" svg:height="50.49pt" svg:x="560.83pt" svg:y="0pt" draw:caption-point-x="-17.29pt" draw:caption-point-y="38.66pt">
              <dc:date>2018-11-02T00:00:00</dc:date>
              <text:p text:style-name="P1">Fragmentation of sequential allocator is always 0</text:p>
            </office:annotation>
            <text:p>0</text:p>
          </table:table-cell>
          <table:table-cell table:formula="of:=[.C4]*[.D4]+0.1*[.B4]" office:value-type="float" office:value="1.08291289918138" calcext:value-type="float">
            <office:annotation draw:style-name="gr2" draw:text-style-name="P2" svg:width="82.18pt" svg:height="61.68pt" svg:x="624.84pt" svg:y="0pt" draw:caption-point-x="-17.29pt" draw:caption-point-y="38.66pt">
              <dc:date>2018-11-02T00:00:00</dc:date>
              <text:p text:style-name="P1">Speed of sequential allocator should increase linearly</text:p>
              <text:p text:style-name="P1"/>
            </office:annotation>
            <text:p>1.0829128991813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69393337847502" calcext:value-type="float">
            <text:p>0.169393337847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*[.D5]+0.1*[.B5]" office:value-type="float" office:value="2.01693933378475" calcext:value-type="float">
            <text:p>2.0169393337847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75868960008333" calcext:value-type="float">
            <text:p>0.575868960008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]*[.D6]+0.1*[.B6]" office:value-type="float" office:value="3.05758689600083" calcext:value-type="float">
            <text:p>3.0575868960008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40642849225826" calcext:value-type="float">
            <text:p>0.5406428492258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]*[.D7]+0.1*[.B7]" office:value-type="float" office:value="4.05406428492258" calcext:value-type="float">
            <text:p>4.0540642849225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988460244610828" calcext:value-type="float">
            <text:p>0.0988460244610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]*[.D8]+0.1*[.B8]" office:value-type="float" office:value="5.00988460244611" calcext:value-type="float">
            <text:p>5.009884602446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57209059722128" calcext:value-type="float">
            <text:p>0.657209059722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]*[.D9]+0.1*[.B9]" office:value-type="float" office:value="6.06572090597221" calcext:value-type="float">
            <text:p>6.0657209059722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33519692231174" calcext:value-type="float">
            <text:p>0.7335196922311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0]*[.D10]+0.1*[.B10]" office:value-type="float" office:value="7.07335196922312" calcext:value-type="float">
            <text:p>7.0733519692231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49765018920585" calcext:value-type="float">
            <text:p>0.1497650189205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]*[.D11]+0.1*[.B11]" office:value-type="float" office:value="8.01497650189206" calcext:value-type="float">
            <text:p>8.0149765018920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86044514574445" calcext:value-type="float">
            <text:p>0.3860445145744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]*[.D12]+0.1*[.B12]" office:value-type="float" office:value="9.03860445145745" calcext:value-type="float">
            <text:p>9.0386044514574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0620463368635" calcext:value-type="float">
            <text:p>0.0206204633686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3]*[.D13]+0.1*[.B13]" office:value-type="float" office:value="10.0020620463369" calcext:value-type="float">
            <text:p>10.002062046336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0601614010204" calcext:value-type="float">
            <text:p>0.4306016140102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]*[.D14]+0.1*[.B14]" office:value-type="float" office:value="2.04306016140102" calcext:value-type="float">
            <text:p>2.0430601614010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64552870726891" calcext:value-type="float">
            <text:p>0.2645528707268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*[.D15]+0.1*[.B15]" office:value-type="float" office:value="4.02645528707269" calcext:value-type="float">
            <text:p>4.0264552870726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83544387717484" calcext:value-type="float">
            <text:p>0.4835443877174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*[.D16]+0.1*[.B16]" office:value-type="float" office:value="6.04835443877175" calcext:value-type="float">
            <text:p>6.0483544387717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546132077647" calcext:value-type="float">
            <text:p>0.85461320776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7]*[.D17]+0.1*[.B17]" office:value-type="float" office:value="8.08546132077647" calcext:value-type="float">
            <text:p>8.0854613207764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20227769351519" calcext:value-type="float">
            <text:p>0.1202277693515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8]*[.D18]+0.1*[.B18]" office:value-type="float" office:value="10.0120227769352" calcext:value-type="float">
            <text:p>10.012022776935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26476538775027" calcext:value-type="float">
            <text:p>0.726476538775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]*[.D19]+0.1*[.B19]" office:value-type="float" office:value="12.0726476538775" calcext:value-type="float">
            <text:p>12.072647653877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8192035707842" calcext:value-type="float">
            <text:p>0.4381920357078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0]*[.D20]+0.1*[.B20]" office:value-type="float" office:value="14.0438192035708" calcext:value-type="float">
            <text:p>14.043819203570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523919966572" calcext:value-type="float">
            <text:p>0.85239199665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1]*[.D21]+0.1*[.B21]" office:value-type="float" office:value="16.0852391996657" calcext:value-type="float">
            <text:p>16.085239199665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00342800381496" calcext:value-type="float">
            <text:p>0.1003428003814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2]*[.D22]+0.1*[.B22]" office:value-type="float" office:value="18.0100342800381" calcext:value-type="float">
            <text:p>18.010034280038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140381714785681" calcext:value-type="float">
            <text:p>0.01403817147856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3]*[.D23]+0.1*[.B23]" office:value-type="float" office:value="20.0014038171479" calcext:value-type="float">
            <text:p>20.001403817147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1551637552192" calcext:value-type="float">
            <text:p>0.2415516375521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]*[.D24]+0.1*[.B24]" office:value-type="float" office:value="3.02415516375522" calcext:value-type="float">
            <text:p>3.0241551637552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706298244269284" calcext:value-type="float">
            <text:p>0.0706298244269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5]*[.D25]+0.1*[.B25]" office:value-type="float" office:value="6.00706298244269" calcext:value-type="float">
            <text:p>6.0070629824426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39726982268251" calcext:value-type="float">
            <text:p>0.8397269822682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6]*[.D26]+0.1*[.B26]" office:value-type="float" office:value="9.08397269822683" calcext:value-type="float">
            <text:p>9.0839726982268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61291889503072" calcext:value-type="float">
            <text:p>0.9612918895030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7]*[.D27]+0.1*[.B27]" office:value-type="float" office:value="12.0961291889503" calcext:value-type="float">
            <text:p>12.09612918895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3872842312136" calcext:value-type="float">
            <text:p>0.6838728423121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8]*[.D28]+0.1*[.B28]" office:value-type="float" office:value="15.0683872842312" calcext:value-type="float">
            <text:p>15.068387284231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2499179590026" calcext:value-type="float">
            <text:p>0.624991795900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9]*[.D29]+0.1*[.B29]" office:value-type="float" office:value="18.06249917959" calcext:value-type="float">
            <text:p>18.0624991795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07812027948373" calcext:value-type="float">
            <text:p>0.7078120279483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0]*[.D30]+0.1*[.B30]" office:value-type="float" office:value="21.0707812027948" calcext:value-type="float">
            <text:p>21.070781202794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0921787656787" calcext:value-type="float">
            <text:p>0.209217876567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31]*[.D31]+0.1*[.B31]" office:value-type="float" office:value="24.0209217876568" calcext:value-type="float">
            <text:p>24.020921787656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37551045226856" calcext:value-type="float">
            <text:p>0.23755104522685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2]*[.D32]+0.1*[.B32]" office:value-type="float" office:value="27.0237551045227" calcext:value-type="float">
            <text:p>27.023755104522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08884383289477" calcext:value-type="float">
            <text:p>0.1088843832894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33]*[.D33]+0.1*[.B33]" office:value-type="float" office:value="30.0108884383289" calcext:value-type="float">
            <text:p>30.010888438328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535834252611" calcext:value-type="float">
            <text:p>0.245358342526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]*[.D34]+0.1*[.B34]" office:value-type="float" office:value="4.02453583425261" calcext:value-type="float">
            <text:p>4.0245358342526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60571593042042" calcext:value-type="float">
            <text:p>0.3605715930420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5]*[.D35]+0.1*[.B35]" office:value-type="float" office:value="8.03605715930421" calcext:value-type="float">
            <text:p>8.0360571593042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43278036222548" calcext:value-type="float">
            <text:p>0.6432780362225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6]*[.D36]+0.1*[.B36]" office:value-type="float" office:value="12.0643278036223" calcext:value-type="float">
            <text:p>12.064327803622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42097817408684" calcext:value-type="float">
            <text:p>0.1420978174086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7]*[.D37]+0.1*[.B37]" office:value-type="float" office:value="16.0142097817409" calcext:value-type="float">
            <text:p>16.014209781740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29050500992249" calcext:value-type="float">
            <text:p>0.7290505009922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8]*[.D38]+0.1*[.B38]" office:value-type="float" office:value="20.0729050500992" calcext:value-type="float">
            <text:p>20.072905050099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8711606914147" calcext:value-type="float">
            <text:p>0.2487116069141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9]*[.D39]+0.1*[.B39]" office:value-type="float" office:value="24.0248711606914" calcext:value-type="float">
            <text:p>24.024871160691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50389043803534" calcext:value-type="float">
            <text:p>0.3503890438035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40]*[.D40]+0.1*[.B40]" office:value-type="float" office:value="28.0350389043804" calcext:value-type="float">
            <text:p>28.035038904380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38844770148233" calcext:value-type="float">
            <text:p>0.2388447701482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41]*[.D41]+0.1*[.B41]" office:value-type="float" office:value="32.0238844770148" calcext:value-type="float">
            <text:p>32.023884477014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81863268182425" calcext:value-type="float">
            <text:p>0.2818632681824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42]*[.D42]+0.1*[.B42]" office:value-type="float" office:value="36.0281863268182" calcext:value-type="float">
            <text:p>36.028186326818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95673406455545" calcext:value-type="float">
            <text:p>0.9956734064555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43]*[.D43]+0.1*[.B43]" office:value-type="float" office:value="40.0995673406456" calcext:value-type="float">
            <text:p>40.09956734064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19863124278433" calcext:value-type="float">
            <text:p>0.6198631242784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]*[.D44]+0.1*[.B44]" office:value-type="float" office:value="5.06198631242784" calcext:value-type="float">
            <text:p>5.0619863124278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00669139165463" calcext:value-type="float">
            <text:p>0.6006691391654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5]*[.D45]+0.1*[.B45]" office:value-type="float" office:value="10.0600669139165" calcext:value-type="float">
            <text:p>10.060066913916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505125445972222" calcext:value-type="float">
            <text:p>0.0505125445972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6]*[.D46]+0.1*[.B46]" office:value-type="float" office:value="15.0050512544597" calcext:value-type="float">
            <text:p>15.005051254459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58233450213351" calcext:value-type="float">
            <text:p>0.15823345021335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7]*[.D47]+0.1*[.B47]" office:value-type="float" office:value="20.0158233450213" calcext:value-type="float">
            <text:p>20.015823345021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105940412733" calcext:value-type="float">
            <text:p>0.81059404127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48]*[.D48]+0.1*[.B48]" office:value-type="float" office:value="25.0810594041273" calcext:value-type="float">
            <text:p>25.081059404127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91728486238189" calcext:value-type="float">
            <text:p>0.1917284862381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49]*[.D49]+0.1*[.B49]" office:value-type="float" office:value="30.0191728486238" calcext:value-type="float">
            <text:p>30.019172848623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35631165426191" calcext:value-type="float">
            <text:p>0.7356311654261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50]*[.D50]+0.1*[.B50]" office:value-type="float" office:value="35.0735631165426" calcext:value-type="float">
            <text:p>35.073563116542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39475273205881" calcext:value-type="float">
            <text:p>0.6394752732058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51]*[.D51]+0.1*[.B51]" office:value-type="float" office:value="40.0639475273206" calcext:value-type="float">
            <text:p>40.063947527320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54629748582671" calcext:value-type="float">
            <text:p>0.3546297485826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52]*[.D52]+0.1*[.B52]" office:value-type="float" office:value="45.0354629748583" calcext:value-type="float">
            <text:p>45.035462974858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08376778230449" calcext:value-type="float">
            <text:p>0.5083767782304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53]*[.D53]+0.1*[.B53]" office:value-type="float" office:value="50.050837677823" calcext:value-type="float">
            <text:p>50.05083767782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49902305630877" calcext:value-type="float">
            <text:p>0.9499023056308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]*[.D54]+0.1*[.B54]" office:value-type="float" office:value="6.09499023056309" calcext:value-type="float">
            <text:p>6.0949902305630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70034460867667" calcext:value-type="float">
            <text:p>0.670034460867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5]*[.D55]+0.1*[.B55]" office:value-type="float" office:value="12.0670034460868" calcext:value-type="float">
            <text:p>12.067003446086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31393722352273" calcext:value-type="float">
            <text:p>0.6313937223522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56]*[.D56]+0.1*[.B56]" office:value-type="float" office:value="18.0631393722352" calcext:value-type="float">
            <text:p>18.063139372235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668041350436315" calcext:value-type="float">
            <text:p>0.066804135043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7]*[.D57]+0.1*[.B57]" office:value-type="float" office:value="24.0066804135044" calcext:value-type="float">
            <text:p>24.006680413504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76618759097215" calcext:value-type="float">
            <text:p>0.7766187590972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8]*[.D58]+0.1*[.B58]" office:value-type="float" office:value="30.0776618759097" calcext:value-type="float">
            <text:p>30.077661875909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300431576887226" calcext:value-type="float">
            <text:p>0.0300431576887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59]*[.D59]+0.1*[.B59]" office:value-type="float" office:value="36.0030043157689" calcext:value-type="float">
            <text:p>36.003004315768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4556304871912" calcext:value-type="float">
            <text:p>0.4345563048719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0]*[.D60]+0.1*[.B60]" office:value-type="float" office:value="42.0434556304872" calcext:value-type="float">
            <text:p>42.043455630487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80417749337431" calcext:value-type="float">
            <text:p>0.7804177493374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61]*[.D61]+0.1*[.B61]" office:value-type="float" office:value="48.0780417749337" calcext:value-type="float">
            <text:p>48.078041774933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61323663628382" calcext:value-type="float">
            <text:p>0.561323663628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62]*[.D62]+0.1*[.B62]" office:value-type="float" office:value="54.0561323663628" calcext:value-type="float">
            <text:p>54.056132366362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05758149535391" calcext:value-type="float">
            <text:p>0.7057581495353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63]*[.D63]+0.1*[.B63]" office:value-type="float" office:value="60.0705758149535" calcext:value-type="float">
            <text:p>60.070575814953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0055066930581772" calcext:value-type="float">
            <text:p>0.0005506693058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]*[.D64]+0.1*[.B64]" office:value-type="float" office:value="7.00005506693058" calcext:value-type="float">
            <text:p>7.0000550669305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08477972381643" calcext:value-type="float">
            <text:p>0.4084779723816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5]*[.D65]+0.1*[.B65]" office:value-type="float" office:value="14.0408477972382" calcext:value-type="float">
            <text:p>14.040847797238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19786123593884" calcext:value-type="float">
            <text:p>0.7197861235938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6]*[.D66]+0.1*[.B66]" office:value-type="float" office:value="21.0719786123594" calcext:value-type="float">
            <text:p>21.071978612359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29035648055403" calcext:value-type="float">
            <text:p>0.022903564805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7]*[.D67]+0.1*[.B67]" office:value-type="float" office:value="28.0022903564806" calcext:value-type="float">
            <text:p>28.002290356480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83405981253982" calcext:value-type="float">
            <text:p>0.9834059812539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8]*[.D68]+0.1*[.B68]" office:value-type="float" office:value="35.0983405981254" calcext:value-type="float">
            <text:p>35.098340598125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53728468080621" calcext:value-type="float">
            <text:p>0.1537284680806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9]*[.D69]+0.1*[.B69]" office:value-type="float" office:value="42.0153728468081" calcext:value-type="float">
            <text:p>42.015372846808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69306179682874" calcext:value-type="float">
            <text:p>0.7693061796828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70]*[.D70]+0.1*[.B70]" office:value-type="float" office:value="49.0769306179683" calcext:value-type="float">
            <text:p>49.076930617968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83208546265944" calcext:value-type="float">
            <text:p>0.1832085462659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71]*[.D71]+0.1*[.B71]" office:value-type="float" office:value="56.0183208546266" calcext:value-type="float">
            <text:p>56.018320854626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82413665098484" calcext:value-type="float">
            <text:p>0.9824136650984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72]*[.D72]+0.1*[.B72]" office:value-type="float" office:value="63.0982413665098" calcext:value-type="float">
            <text:p>63.098241366509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64758849819021" calcext:value-type="float">
            <text:p>0.4647588498190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73]*[.D73]+0.1*[.B73]" office:value-type="float" office:value="70.0464758849819" calcext:value-type="float">
            <text:p>70.046475884981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4133321810246" calcext:value-type="float">
            <text:p>0.2441333218102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]*[.D74]+0.1*[.B74]" office:value-type="float" office:value="8.02441333218103" calcext:value-type="float">
            <text:p>8.024413332181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1606847838532" calcext:value-type="float">
            <text:p>0.5816068478385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5]*[.D75]+0.1*[.B75]" office:value-type="float" office:value="16.0581606847839" calcext:value-type="float">
            <text:p>16.058160684783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19028449831495" calcext:value-type="float">
            <text:p>0.2190284498314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6]*[.D76]+0.1*[.B76]" office:value-type="float" office:value="24.0219028449831" calcext:value-type="float">
            <text:p>24.021902844983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52578071106818" calcext:value-type="float">
            <text:p>0.7525780711068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7]*[.D77]+0.1*[.B77]" office:value-type="float" office:value="32.0752578071107" calcext:value-type="float">
            <text:p>32.075257807110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32684410297127" calcext:value-type="float">
            <text:p>0.2326844102971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8]*[.D78]+0.1*[.B78]" office:value-type="float" office:value="40.0232684410297" calcext:value-type="float">
            <text:p>40.023268441029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13884519484007" calcext:value-type="float">
            <text:p>0.9138845194840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9]*[.D79]+0.1*[.B79]" office:value-type="float" office:value="48.0913884519484" calcext:value-type="float">
            <text:p>48.091388451948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73655701845274" calcext:value-type="float">
            <text:p>0.8736557018452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0]*[.D80]+0.1*[.B80]" office:value-type="float" office:value="56.0873655701845" calcext:value-type="float">
            <text:p>56.087365570184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01321006665903" calcext:value-type="float">
            <text:p>0.2013210066659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1]*[.D81]+0.1*[.B81]" office:value-type="float" office:value="64.0201321006666" calcext:value-type="float">
            <text:p>64.020132100666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742363545344" calcext:value-type="float">
            <text:p>0.17423635453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82]*[.D82]+0.1*[.B82]" office:value-type="float" office:value="72.0174236354534" calcext:value-type="float">
            <text:p>72.017423635453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9674917385158" calcext:value-type="float">
            <text:p>0.58967491738515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83]*[.D83]+0.1*[.B83]" office:value-type="float" office:value="80.0589674917385" calcext:value-type="float">
            <text:p>80.05896749173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6050484586027" calcext:value-type="float">
            <text:p>0.360504845860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]*[.D84]+0.1*[.B84]" office:value-type="float" office:value="9.03605048458603" calcext:value-type="float">
            <text:p>9.036050484586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2768176004225" calcext:value-type="float">
            <text:p>0.827681760042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5]*[.D85]+0.1*[.B85]" office:value-type="float" office:value="18.0827681760042" calcext:value-type="float">
            <text:p>18.082768176004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024911268833" calcext:value-type="float">
            <text:p>0.80249112688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6]*[.D86]+0.1*[.B86]" office:value-type="float" office:value="27.0802491126883" calcext:value-type="float">
            <text:p>27.080249112688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22414911409516" calcext:value-type="float">
            <text:p>0.1224149114095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87]*[.D87]+0.1*[.B87]" office:value-type="float" office:value="36.012241491141" calcext:value-type="float">
            <text:p>36.01224149114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77720303484928" calcext:value-type="float">
            <text:p>0.1777203034849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8]*[.D88]+0.1*[.B88]" office:value-type="float" office:value="45.0177720303485" calcext:value-type="float">
            <text:p>45.01777203034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862691825458" calcext:value-type="float">
            <text:p>0.18626918254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89]*[.D89]+0.1*[.B89]" office:value-type="float" office:value="54.0186269182546" calcext:value-type="float">
            <text:p>54.018626918254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7224561557193" calcext:value-type="float">
            <text:p>0.58722456155719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0]*[.D90]+0.1*[.B90]" office:value-type="float" office:value="63.0587224561557" calcext:value-type="float">
            <text:p>63.058722456155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30566678869962" calcext:value-type="float">
            <text:p>0.9305666788699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1]*[.D91]+0.1*[.B91]" office:value-type="float" office:value="72.093056667887" calcext:value-type="float">
            <text:p>72.09305666788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23612071841381" calcext:value-type="float">
            <text:p>0.5236120718413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2]*[.D92]+0.1*[.B92]" office:value-type="float" office:value="81.0523612071841" calcext:value-type="float">
            <text:p>81.052361207184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51955669824746" calcext:value-type="float">
            <text:p>0.3519556698247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]*[.D93]+0.1*[.B93]" office:value-type="float" office:value="90.0351955669825" calcext:value-type="float">
            <text:p>90.03519556698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25347193025175" calcext:value-type="float">
            <text:p>0.4253471930251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]*[.D94]+0.1*[.B94]" office:value-type="float" office:value="10.0425347193025" calcext:value-type="float">
            <text:p>10.04253471930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2921752844229" calcext:value-type="float">
            <text:p>0.6829217528442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5]*[.D95]+0.1*[.B95]" office:value-type="float" office:value="20.0682921752844" calcext:value-type="float">
            <text:p>20.068292175284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53263608316172" calcext:value-type="float">
            <text:p>0.2532636083161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6]*[.D96]+0.1*[.B96]" office:value-type="float" office:value="30.0253263608316" calcext:value-type="float">
            <text:p>30.025326360831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85873789505282" calcext:value-type="float">
            <text:p>0.2858737895052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7]*[.D97]+0.1*[.B97]" office:value-type="float" office:value="40.0285873789505" calcext:value-type="float">
            <text:p>40.028587378950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97633974003431" calcext:value-type="float">
            <text:p>0.7976339740034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98]*[.D98]+0.1*[.B98]" office:value-type="float" office:value="50.0797633974003" calcext:value-type="float">
            <text:p>50.07976339740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09223195972062" calcext:value-type="float">
            <text:p>0.20922319597206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9]*[.D99]+0.1*[.B99]" office:value-type="float" office:value="60.0209223195972" calcext:value-type="float">
            <text:p>60.020922319597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24222855740782" calcext:value-type="float">
            <text:p>0.2242228557407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00]*[.D100]+0.1*[.B100]" office:value-type="float" office:value="70.0224222855741" calcext:value-type="float">
            <text:p>70.022422285574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98606415698454" calcext:value-type="float">
            <text:p>0.3986064156984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01]*[.D101]+0.1*[.B101]" office:value-type="float" office:value="80.0398606415699" calcext:value-type="float">
            <text:p>80.039860641569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84187955452924" calcext:value-type="float">
            <text:p>0.4841879554529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2]*[.D102]+0.1*[.B102]" office:value-type="float" office:value="90.0484187955453" calcext:value-type="float">
            <text:p>90.048418795545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19278093740497" calcext:value-type="float">
            <text:p>0.8192780937404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03]*[.D103]+0.1*[.B103]" office:value-type="float" office:value="100.081927809374" calcext:value-type="float">
            <text:p>100.0819278093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52500591581049" calcext:value-type="float">
            <text:p>0.8525005915810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4]*[.D104]+0.1*[.B104]" office:value-type="float" office:value="11.0852500591581" calcext:value-type="float">
            <text:p>11.085250059158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85107724127633" calcext:value-type="float">
            <text:p>0.1851077241276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5]*[.D105]+0.1*[.B105]" office:value-type="float" office:value="22.0185107724128" calcext:value-type="float">
            <text:p>22.018510772412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68516477744131" calcext:value-type="float">
            <text:p>0.2685164777441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06]*[.D106]+0.1*[.B106]" office:value-type="float" office:value="33.0268516477744" calcext:value-type="float">
            <text:p>33.026851647774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7922738419301" calcext:value-type="float">
            <text:p>0.979227384193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7]*[.D107]+0.1*[.B107]" office:value-type="float" office:value="44.0979227384193" calcext:value-type="float">
            <text:p>44.097922738419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76971248412506" calcext:value-type="float">
            <text:p>0.67697124841250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8]*[.D108]+0.1*[.B108]" office:value-type="float" office:value="55.0676971248413" calcext:value-type="float">
            <text:p>55.067697124841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17945637905967" calcext:value-type="float">
            <text:p>0.2179456379059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9]*[.D109]+0.1*[.B109]" office:value-type="float" office:value="66.0217945637906" calcext:value-type="float">
            <text:p>66.021794563790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20082042324965" calcext:value-type="float">
            <text:p>0.42008204232496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0]*[.D110]+0.1*[.B110]" office:value-type="float" office:value="77.0420082042325" calcext:value-type="float">
            <text:p>77.04200820423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92153142536154" calcext:value-type="float">
            <text:p>0.49215314253615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1]*[.D111]+0.1*[.B111]" office:value-type="float" office:value="88.0492153142536" calcext:value-type="float">
            <text:p>88.049215314253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982104691520522" calcext:value-type="float">
            <text:p>0.0982104691520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12]*[.D112]+0.1*[.B112]" office:value-type="float" office:value="99.0098210469152" calcext:value-type="float">
            <text:p>99.009821046915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74436235541279" calcext:value-type="float">
            <text:p>0.47443623554127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3]*[.D113]+0.1*[.B113]" office:value-type="float" office:value="110.047443623554" calcext:value-type="float">
            <text:p>110.04744362355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308189381985532" calcext:value-type="float">
            <text:p>0.0308189381985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4]*[.D114]+0.1*[.B114]" office:value-type="float" office:value="12.0030818938199" calcext:value-type="float">
            <text:p>12.003081893819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72387815030863" calcext:value-type="float">
            <text:p>0.57238781503086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5]*[.D115]+0.1*[.B115]" office:value-type="float" office:value="24.0572387815031" calcext:value-type="float">
            <text:p>24.057238781503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5083363971013" calcext:value-type="float">
            <text:p>0.650833639710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6]*[.D116]+0.1*[.B116]" office:value-type="float" office:value="36.065083363971" calcext:value-type="float">
            <text:p>36.06508336397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58839680049588" calcext:value-type="float">
            <text:p>0.5588396800495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7]*[.D117]+0.1*[.B117]" office:value-type="float" office:value="48.055883968005" calcext:value-type="float">
            <text:p>48.05588396800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7777684667352" calcext:value-type="float">
            <text:p>0.777776846673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8]*[.D118]+0.1*[.B118]" office:value-type="float" office:value="60.0777776846674" calcext:value-type="float">
            <text:p>60.07777768466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6376058446026" calcext:value-type="float">
            <text:p>0.4363760584460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19]*[.D119]+0.1*[.B119]" office:value-type="float" office:value="72.0436376058446" calcext:value-type="float">
            <text:p>72.043637605844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58481487960231" calcext:value-type="float">
            <text:p>0.65848148796023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0]*[.D120]+0.1*[.B120]" office:value-type="float" office:value="84.065848148796" calcext:value-type="float">
            <text:p>84.06584814879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85870153111905" calcext:value-type="float">
            <text:p>0.3858701531119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1]*[.D121]+0.1*[.B121]" office:value-type="float" office:value="96.0385870153112" calcext:value-type="float">
            <text:p>96.038587015311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10035510024274" calcext:value-type="float">
            <text:p>0.0210035510024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2]*[.D122]+0.1*[.B122]" office:value-type="float" office:value="108.0021003551" calcext:value-type="float">
            <text:p>108.002100355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3451627432373" calcext:value-type="float">
            <text:p>0.534516274323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3]*[.D123]+0.1*[.B123]" office:value-type="float" office:value="120.053451627432" calcext:value-type="float">
            <text:p>120.05345162743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6358208310686" calcext:value-type="float">
            <text:p>0.6863582083106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4]*[.D124]+0.1*[.B124]" office:value-type="float" office:value="13.0686358208311" calcext:value-type="float">
            <text:p>13.06863582083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36635208227609" calcext:value-type="float">
            <text:p>0.2366352082276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5]*[.D125]+0.1*[.B125]" office:value-type="float" office:value="26.0236635208228" calcext:value-type="float">
            <text:p>26.023663520822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02290600106547" calcext:value-type="float">
            <text:p>0.90229060010654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6]*[.D126]+0.1*[.B126]" office:value-type="float" office:value="39.0902290600107" calcext:value-type="float">
            <text:p>39.090229060010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95926282424897" calcext:value-type="float">
            <text:p>0.79592628242489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7]*[.D127]+0.1*[.B127]" office:value-type="float" office:value="52.0795926282425" calcext:value-type="float">
            <text:p>52.07959262824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00268258510461" calcext:value-type="float">
            <text:p>0.10026825851046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8]*[.D128]+0.1*[.B128]" office:value-type="float" office:value="65.010026825851" calcext:value-type="float">
            <text:p>65.01002682585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21237040441156" calcext:value-type="float">
            <text:p>0.8212370404411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9]*[.D129]+0.1*[.B129]" office:value-type="float" office:value="78.0821237040441" calcext:value-type="float">
            <text:p>78.082123704044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31394469090414" calcext:value-type="float">
            <text:p>0.6313944690904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30]*[.D130]+0.1*[.B130]" office:value-type="float" office:value="91.0631394469091" calcext:value-type="float">
            <text:p>91.06313944690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72842340088674" calcext:value-type="float">
            <text:p>0.77284234008867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31]*[.D131]+0.1*[.B131]" office:value-type="float" office:value="104.077284234009" calcext:value-type="float">
            <text:p>104.07728423400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94640358204663" calcext:value-type="float">
            <text:p>0.69464035820466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32]*[.D132]+0.1*[.B132]" office:value-type="float" office:value="117.06946403582" calcext:value-type="float">
            <text:p>117.0694640358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5165243568813" calcext:value-type="float">
            <text:p>0.2516524356881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33]*[.D133]+0.1*[.B133]" office:value-type="float" office:value="130.025165243569" calcext:value-type="float">
            <text:p>130.02516524356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69936038717314" calcext:value-type="float">
            <text:p>0.6699360387173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]*[.D134]+0.1*[.B134]" office:value-type="float" office:value="14.0669936038717" calcext:value-type="float">
            <text:p>14.066993603871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943752380497624" calcext:value-type="float">
            <text:p>0.09437523804976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5]*[.D135]+0.1*[.B135]" office:value-type="float" office:value="28.009437523805" calcext:value-type="float">
            <text:p>28.00943752380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3876066455908" calcext:value-type="float">
            <text:p>0.838760664559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6]*[.D136]+0.1*[.B136]" office:value-type="float" office:value="42.0838760664559" calcext:value-type="float">
            <text:p>42.083876066455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16212607512697" calcext:value-type="float">
            <text:p>0.51621260751269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7]*[.D137]+0.1*[.B137]" office:value-type="float" office:value="56.0516212607513" calcext:value-type="float">
            <text:p>56.051621260751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5213075238281" calcext:value-type="float">
            <text:p>0.4521307523828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38]*[.D138]+0.1*[.B138]" office:value-type="float" office:value="70.0452130752383" calcext:value-type="float">
            <text:p>70.045213075238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08819370033052" calcext:value-type="float">
            <text:p>0.8088193700330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39]*[.D139]+0.1*[.B139]" office:value-type="float" office:value="84.0808819370033" calcext:value-type="float">
            <text:p>84.080881937003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615390017781887" calcext:value-type="float">
            <text:p>0.06153900177818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40]*[.D140]+0.1*[.B140]" office:value-type="float" office:value="98.0061539001778" calcext:value-type="float">
            <text:p>98.006153900177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33651665888014" calcext:value-type="float">
            <text:p>0.13365166588801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41]*[.D141]+0.1*[.B141]" office:value-type="float" office:value="112.013365166589" calcext:value-type="float">
            <text:p>112.01336516658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07250863738054" calcext:value-type="float">
            <text:p>0.6072508637380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42]*[.D142]+0.1*[.B142]" office:value-type="float" office:value="126.060725086374" calcext:value-type="float">
            <text:p>126.0607250863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06458520294695" calcext:value-type="float">
            <text:p>0.20645852029469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43]*[.D143]+0.1*[.B143]" office:value-type="float" office:value="140.020645852029" calcext:value-type="float">
            <text:p>140.02064585202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36283012842572" calcext:value-type="float">
            <text:p>0.93628301284257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]*[.D144]+0.1*[.B144]" office:value-type="float" office:value="15.0936283012843" calcext:value-type="float">
            <text:p>15.093628301284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90585002849733" calcext:value-type="float">
            <text:p>0.29058500284973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5]*[.D145]+0.1*[.B145]" office:value-type="float" office:value="30.029058500285" calcext:value-type="float">
            <text:p>30.0290585002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45408605003406" calcext:value-type="float">
            <text:p>0.34540860500340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6]*[.D146]+0.1*[.B146]" office:value-type="float" office:value="45.0345408605003" calcext:value-type="float">
            <text:p>45.03454086050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58389541954232" calcext:value-type="float">
            <text:p>0.2583895419542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47]*[.D147]+0.1*[.B147]" office:value-type="float" office:value="60.0258389541954" calcext:value-type="float">
            <text:p>60.025838954195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41103269038766" calcext:value-type="float">
            <text:p>0.14110326903876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48]*[.D148]+0.1*[.B148]" office:value-type="float" office:value="75.0141103269039" calcext:value-type="float">
            <text:p>75.014110326903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59015235255606" calcext:value-type="float">
            <text:p>0.85901523525560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49]*[.D149]+0.1*[.B149]" office:value-type="float" office:value="90.0859015235256" calcext:value-type="float">
            <text:p>90.08590152352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05795100299227" calcext:value-type="float">
            <text:p>0.3057951002992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50]*[.D150]+0.1*[.B150]" office:value-type="float" office:value="105.03057951003" calcext:value-type="float">
            <text:p>105.030579510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84674742655983" calcext:value-type="float">
            <text:p>0.78467474265598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51]*[.D151]+0.1*[.B151]" office:value-type="float" office:value="120.078467474266" calcext:value-type="float">
            <text:p>120.07846747426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805752710680238" calcext:value-type="float">
            <text:p>0.0805752710680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52]*[.D152]+0.1*[.B152]" office:value-type="float" office:value="135.008057527107" calcext:value-type="float">
            <text:p>135.00805752710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25094295354143" calcext:value-type="float">
            <text:p>0.72509429535414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53]*[.D153]+0.1*[.B153]" office:value-type="float" office:value="150.072509429535" calcext:value-type="float">
            <text:p>150.07250942953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5029065605555" calcext:value-type="float">
            <text:p>0.4350290656055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]*[.D154]+0.1*[.B154]" office:value-type="float" office:value="16.0435029065606" calcext:value-type="float">
            <text:p>16.043502906560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0484728689826" calcext:value-type="float">
            <text:p>0.6804847286898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5]*[.D155]+0.1*[.B155]" office:value-type="float" office:value="32.068048472869" calcext:value-type="float">
            <text:p>32.06804847286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488233312303018" calcext:value-type="float">
            <text:p>0.0488233312303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56]*[.D156]+0.1*[.B156]" office:value-type="float" office:value="48.004882333123" calcext:value-type="float">
            <text:p>48.00488233312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62082412790462" calcext:value-type="float">
            <text:p>0.3620824127904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7]*[.D157]+0.1*[.B157]" office:value-type="float" office:value="64.036208241279" calcext:value-type="float">
            <text:p>64.03620824127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85651979367216" calcext:value-type="float">
            <text:p>0.8856519793672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58]*[.D158]+0.1*[.B158]" office:value-type="float" office:value="80.0885651979367" calcext:value-type="float">
            <text:p>80.088565197936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11375391510524" calcext:value-type="float">
            <text:p>0.2113753915105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59]*[.D159]+0.1*[.B159]" office:value-type="float" office:value="96.0211375391511" calcext:value-type="float">
            <text:p>96.02113753915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83298498348277" calcext:value-type="float">
            <text:p>0.38329849834827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60]*[.D160]+0.1*[.B160]" office:value-type="float" office:value="112.038329849835" calcext:value-type="float">
            <text:p>112.03832984983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24267528072181" calcext:value-type="float">
            <text:p>0.7242675280721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61]*[.D161]+0.1*[.B161]" office:value-type="float" office:value="128.072426752807" calcext:value-type="float">
            <text:p>128.07242675280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49902060317406" calcext:value-type="float">
            <text:p>0.34990206031740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62]*[.D162]+0.1*[.B162]" office:value-type="float" office:value="144.034990206032" calcext:value-type="float">
            <text:p>144.03499020603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43137106836341" calcext:value-type="float">
            <text:p>0.4431371068363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63]*[.D163]+0.1*[.B163]" office:value-type="float" office:value="160.044313710684" calcext:value-type="float">
            <text:p>160.04431371068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67315502610381" calcext:value-type="float">
            <text:p>0.367315502610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4]*[.D164]+0.1*[.B164]" office:value-type="float" office:value="17.036731550261" calcext:value-type="float">
            <text:p>17.03673155026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74801134472206" calcext:value-type="float">
            <text:p>0.27480113447220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5]*[.D165]+0.1*[.B165]" office:value-type="float" office:value="34.0274801134472" calcext:value-type="float">
            <text:p>34.027480113447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5434246951266" calcext:value-type="float">
            <text:p>0.68543424695126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6]*[.D166]+0.1*[.B166]" office:value-type="float" office:value="51.0685434246951" calcext:value-type="float">
            <text:p>51.068543424695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98943449020635" calcext:value-type="float">
            <text:p>0.8989434490206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67]*[.D167]+0.1*[.B167]" office:value-type="float" office:value="68.0898943449021" calcext:value-type="float">
            <text:p>68.089894344902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441849473525238" calcext:value-type="float">
            <text:p>0.0441849473525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68]*[.D168]+0.1*[.B168]" office:value-type="float" office:value="85.0044184947353" calcext:value-type="float">
            <text:p>85.004418494735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92120265437911" calcext:value-type="float">
            <text:p>0.7921202654379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69]*[.D169]+0.1*[.B169]" office:value-type="float" office:value="102.079212026544" calcext:value-type="float">
            <text:p>102.07921202654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38522466130885" calcext:value-type="float">
            <text:p>0.83852246613088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70]*[.D170]+0.1*[.B170]" office:value-type="float" office:value="119.083852246613" calcext:value-type="float">
            <text:p>119.08385224661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03183002445403" calcext:value-type="float">
            <text:p>0.60318300244540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71]*[.D171]+0.1*[.B171]" office:value-type="float" office:value="136.060318300245" calcext:value-type="float">
            <text:p>136.06031830024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90091721910762" calcext:value-type="float">
            <text:p>0.99009172191076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72]*[.D172]+0.1*[.B172]" office:value-type="float" office:value="153.099009172191" calcext:value-type="float">
            <text:p>153.0990091721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54394902997296" calcext:value-type="float">
            <text:p>0.25439490299729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73]*[.D173]+0.1*[.B173]" office:value-type="float" office:value="170.0254394903" calcext:value-type="float">
            <text:p>170.02543949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24404465745993" calcext:value-type="float">
            <text:p>0.62440446574599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4]*[.D174]+0.1*[.B174]" office:value-type="float" office:value="18.0624404465746" calcext:value-type="float">
            <text:p>18.062440446574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6322413594029" calcext:value-type="float">
            <text:p>0.663224135940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5]*[.D175]+0.1*[.B175]" office:value-type="float" office:value="36.066322413594" calcext:value-type="float">
            <text:p>36.06632241359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9205989597425" calcext:value-type="float">
            <text:p>0.5892059895974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76]*[.D176]+0.1*[.B176]" office:value-type="float" office:value="54.0589205989597" calcext:value-type="float">
            <text:p>54.058920598959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5654723963793" calcext:value-type="float">
            <text:p>0.58565472396379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77]*[.D177]+0.1*[.B177]" office:value-type="float" office:value="72.0585654723964" calcext:value-type="float">
            <text:p>72.058565472396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66751969425778" calcext:value-type="float">
            <text:p>0.96675196942577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78]*[.D178]+0.1*[.B178]" office:value-type="float" office:value="90.0966751969426" calcext:value-type="float">
            <text:p>90.096675196942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54039342542783" calcext:value-type="float">
            <text:p>0.95403934254278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79]*[.D179]+0.1*[.B179]" office:value-type="float" office:value="108.095403934254" calcext:value-type="float">
            <text:p>108.09540393425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54327847380938" calcext:value-type="float">
            <text:p>0.2543278473809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80]*[.D180]+0.1*[.B180]" office:value-type="float" office:value="126.025432784738" calcext:value-type="float">
            <text:p>126.02543278473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59414413930618" calcext:value-type="float">
            <text:p>0.65941441393061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81]*[.D181]+0.1*[.B181]" office:value-type="float" office:value="144.065941441393" calcext:value-type="float">
            <text:p>144.06594144139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56321377563139" calcext:value-type="float">
            <text:p>0.45632137756313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82]*[.D182]+0.1*[.B182]" office:value-type="float" office:value="162.045632137756" calcext:value-type="float">
            <text:p>162.0456321377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20698973024176" calcext:value-type="float">
            <text:p>0.02206989730241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83]*[.D183]+0.1*[.B183]" office:value-type="float" office:value="180.00220698973" calcext:value-type="float">
            <text:p>180.0022069897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77234991849301" calcext:value-type="float">
            <text:p>0.1772349918493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4]*[.D184]+0.1*[.B184]" office:value-type="float" office:value="19.0177234991849" calcext:value-type="float">
            <text:p>19.017723499184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6972917325091" calcext:value-type="float">
            <text:p>0.4369729173250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5]*[.D185]+0.1*[.B185]" office:value-type="float" office:value="38.0436972917325" calcext:value-type="float">
            <text:p>38.04369729173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5008745056149" calcext:value-type="float">
            <text:p>0.1500874505614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86]*[.D186]+0.1*[.B186]" office:value-type="float" office:value="57.0150087450562" calcext:value-type="float">
            <text:p>57.015008745056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63420435418906" calcext:value-type="float">
            <text:p>0.2634204354189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7]*[.D187]+0.1*[.B187]" office:value-type="float" office:value="76.0263420435419" calcext:value-type="float">
            <text:p>76.026342043541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18825586025528" calcext:value-type="float">
            <text:p>0.7188255860255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88]*[.D188]+0.1*[.B188]" office:value-type="float" office:value="95.0718825586026" calcext:value-type="float">
            <text:p>95.071882558602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15196495296107" calcext:value-type="float">
            <text:p>0.81519649529610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89]*[.D189]+0.1*[.B189]" office:value-type="float" office:value="114.08151964953" calcext:value-type="float">
            <text:p>114.0815196495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47364101853952" calcext:value-type="float">
            <text:p>0.64736410185395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90]*[.D190]+0.1*[.B190]" office:value-type="float" office:value="133.064736410185" calcext:value-type="float">
            <text:p>133.0647364101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1751133182253" calcext:value-type="float">
            <text:p>0.6817511331822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91]*[.D191]+0.1*[.B191]" office:value-type="float" office:value="152.068175113318" calcext:value-type="float">
            <text:p>152.06817511331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08427040865633" calcext:value-type="float">
            <text:p>0.6084270408656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92]*[.D192]+0.1*[.B192]" office:value-type="float" office:value="171.060842704087" calcext:value-type="float">
            <text:p>171.06084270408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76303609231379" calcext:value-type="float">
            <text:p>0.2763036092313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93]*[.D193]+0.1*[.B193]" office:value-type="float" office:value="190.027630360923" calcext:value-type="float">
            <text:p>190.02763036092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963316650739977" calcext:value-type="float">
            <text:p>0.09633166507399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4]*[.D194]+0.1*[.B194]" office:value-type="float" office:value="20.0096331665074" calcext:value-type="float">
            <text:p>20.00963316650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16466971909806" calcext:value-type="float">
            <text:p>0.31646697190980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5]*[.D195]+0.1*[.B195]" office:value-type="float" office:value="40.031646697191" calcext:value-type="float">
            <text:p>40.0316466971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88858634819803" calcext:value-type="float">
            <text:p>0.98885863481980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6]*[.D196]+0.1*[.B196]" office:value-type="float" office:value="60.098885863482" calcext:value-type="float">
            <text:p>60.09888586348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318626655958" calcext:value-type="float">
            <text:p>0.433186266559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7]*[.D197]+0.1*[.B197]" office:value-type="float" office:value="80.043318626656" calcext:value-type="float">
            <text:p>80.0433186266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95917389386072" calcext:value-type="float">
            <text:p>0.29591738938607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98]*[.D198]+0.1*[.B198]" office:value-type="float" office:value="100.029591738939" calcext:value-type="float">
            <text:p>100.02959173893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16835860649776" calcext:value-type="float">
            <text:p>0.31683586064977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99]*[.D199]+0.1*[.B199]" office:value-type="float" office:value="120.031683586065" calcext:value-type="float">
            <text:p>120.03168358606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66537276121115" calcext:value-type="float">
            <text:p>0.8665372761211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00]*[.D200]+0.1*[.B200]" office:value-type="float" office:value="140.086653727612" calcext:value-type="float">
            <text:p>140.08665372761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58279864135971" calcext:value-type="float">
            <text:p>0.15827986413597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01]*[.D201]+0.1*[.B201]" office:value-type="float" office:value="160.015827986414" calcext:value-type="float">
            <text:p>160.01582798641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760689128731014" calcext:value-type="float">
            <text:p>0.07606891287310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02]*[.D202]+0.1*[.B202]" office:value-type="float" office:value="180.007606891287" calcext:value-type="float">
            <text:p>180.00760689128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16470491290507" calcext:value-type="float">
            <text:p>0.31647049129050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03]*[.D203]+0.1*[.B203]" office:value-type="float" office:value="200.031647049129" calcext:value-type="float">
            <text:p>200.03164704912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44879802003288" calcext:value-type="float">
            <text:p>0.1448798020032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4]*[.D204]+0.1*[.B204]" office:value-type="float" office:value="21.0144879802003" calcext:value-type="float">
            <text:p>21.01448798020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63195304624539" calcext:value-type="float">
            <text:p>0.26319530462453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05]*[.D205]+0.1*[.B205]" office:value-type="float" office:value="42.0263195304625" calcext:value-type="float">
            <text:p>42.02631953046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325028942122209" calcext:value-type="float">
            <text:p>0.03250289421222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06]*[.D206]+0.1*[.B206]" office:value-type="float" office:value="63.0032502894212" calcext:value-type="float">
            <text:p>63.003250289421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18977919770804" calcext:value-type="float">
            <text:p>0.61897791977080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07]*[.D207]+0.1*[.B207]" office:value-type="float" office:value="84.0618977919771" calcext:value-type="float">
            <text:p>84.061897791977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23153377205845" calcext:value-type="float">
            <text:p>0.42315337720584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08]*[.D208]+0.1*[.B208]" office:value-type="float" office:value="105.042315337721" calcext:value-type="float">
            <text:p>105.04231533772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7651091776232" calcext:value-type="float">
            <text:p>0.02765109177623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09]*[.D209]+0.1*[.B209]" office:value-type="float" office:value="126.002765109178" calcext:value-type="float">
            <text:p>126.00276510917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28968086110513" calcext:value-type="float">
            <text:p>0.62896808611051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10]*[.D210]+0.1*[.B210]" office:value-type="float" office:value="147.062896808611" calcext:value-type="float">
            <text:p>147.0628968086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13669890733553" calcext:value-type="float">
            <text:p>0.5136698907335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11]*[.D211]+0.1*[.B211]" office:value-type="float" office:value="168.051366989073" calcext:value-type="float">
            <text:p>168.05136698907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14246312559385" calcext:value-type="float">
            <text:p>0.8142463125593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12]*[.D212]+0.1*[.B212]" office:value-type="float" office:value="189.081424631256" calcext:value-type="float">
            <text:p>189.0814246312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65686545385534" calcext:value-type="float">
            <text:p>0.66568654538553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13]*[.D213]+0.1*[.B213]" office:value-type="float" office:value="210.066568654539" calcext:value-type="float">
            <text:p>210.06656865453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5141415087417" calcext:value-type="float">
            <text:p>0.951414150874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4]*[.D214]+0.1*[.B214]" office:value-type="float" office:value="22.0951414150874" calcext:value-type="float">
            <text:p>22.09514141508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71593446007735" calcext:value-type="float">
            <text:p>0.67159344600773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15]*[.D215]+0.1*[.B215]" office:value-type="float" office:value="44.0671593446008" calcext:value-type="float">
            <text:p>44.067159344600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5658673004151" calcext:value-type="float">
            <text:p>0.58565867300415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6]*[.D216]+0.1*[.B216]" office:value-type="float" office:value="66.0585658673004" calcext:value-type="float">
            <text:p>66.058565867300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38417724962104" calcext:value-type="float">
            <text:p>0.93841772496210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17]*[.D217]+0.1*[.B217]" office:value-type="float" office:value="88.0938417724962" calcext:value-type="float">
            <text:p>88.093841772496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14402142171437" calcext:value-type="float">
            <text:p>0.41440214217143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18]*[.D218]+0.1*[.B218]" office:value-type="float" office:value="110.041440214217" calcext:value-type="float">
            <text:p>110.04144021421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91580027425925" calcext:value-type="float">
            <text:p>0.1915800274259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19]*[.D219]+0.1*[.B219]" office:value-type="float" office:value="132.019158002743" calcext:value-type="float">
            <text:p>132.01915800274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1887924954018" calcext:value-type="float">
            <text:p>0.6188792495401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20]*[.D220]+0.1*[.B220]" office:value-type="float" office:value="154.061887924954" calcext:value-type="float">
            <text:p>154.06188792495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75876398073102" calcext:value-type="float">
            <text:p>0.77587639807310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21]*[.D221]+0.1*[.B221]" office:value-type="float" office:value="176.077587639807" calcext:value-type="float">
            <text:p>176.07758763980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53367409305997" calcext:value-type="float">
            <text:p>0.15336740930599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22]*[.D222]+0.1*[.B222]" office:value-type="float" office:value="198.015336740931" calcext:value-type="float">
            <text:p>198.01533674093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51181434243816" calcext:value-type="float">
            <text:p>0.75118143424381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23]*[.D223]+0.1*[.B223]" office:value-type="float" office:value="220.075118143424" calcext:value-type="float">
            <text:p>220.07511814342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03591145992493" calcext:value-type="float">
            <text:p>0.30359114599249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4]*[.D224]+0.1*[.B224]" office:value-type="float" office:value="23.0303591145992" calcext:value-type="float">
            <text:p>23.030359114599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37749987811953" calcext:value-type="float">
            <text:p>0.63774998781195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25]*[.D225]+0.1*[.B225]" office:value-type="float" office:value="46.0637749987812" calcext:value-type="float">
            <text:p>46.063774998781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46777302518246" calcext:value-type="float">
            <text:p>0.34677730251824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26]*[.D226]+0.1*[.B226]" office:value-type="float" office:value="69.0346777302518" calcext:value-type="float">
            <text:p>69.034677730251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43104917856079" calcext:value-type="float">
            <text:p>0.74310491785607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27]*[.D227]+0.1*[.B227]" office:value-type="float" office:value="92.0743104917856" calcext:value-type="float">
            <text:p>92.07431049178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26588777776143" calcext:value-type="float">
            <text:p>0.1265887777761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28]*[.D228]+0.1*[.B228]" office:value-type="float" office:value="115.012658877778" calcext:value-type="float">
            <text:p>115.01265887777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48367590715486" calcext:value-type="float">
            <text:p>0.94836759071548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29]*[.D229]+0.1*[.B229]" office:value-type="float" office:value="138.094836759072" calcext:value-type="float">
            <text:p>138.09483675907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4639094601055" calcext:value-type="float">
            <text:p>0.4463909460105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30]*[.D230]+0.1*[.B230]" office:value-type="float" office:value="161.044639094601" calcext:value-type="float">
            <text:p>161.04463909460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7771040787388" calcext:value-type="float">
            <text:p>0.377710407873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31]*[.D231]+0.1*[.B231]" office:value-type="float" office:value="184.037771040787" calcext:value-type="float">
            <text:p>184.03777104078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16239999778128" calcext:value-type="float">
            <text:p>0.31623999977812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32]*[.D232]+0.1*[.B232]" office:value-type="float" office:value="207.031623999978" calcext:value-type="float">
            <text:p>207.03162399997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51195151559304" calcext:value-type="float">
            <text:p>0.85119515155930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33]*[.D233]+0.1*[.B233]" office:value-type="float" office:value="230.085119515156" calcext:value-type="float">
            <text:p>230.08511951515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42693618936049" calcext:value-type="float">
            <text:p>0.7426936189360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4]*[.D234]+0.1*[.B234]" office:value-type="float" office:value="24.0742693618936" calcext:value-type="float">
            <text:p>24.074269361893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179699261892532" calcext:value-type="float">
            <text:p>0.01796992618925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35]*[.D235]+0.1*[.B235]" office:value-type="float" office:value="48.0017969926189" calcext:value-type="float">
            <text:p>48.001796992618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86520389585484" calcext:value-type="float">
            <text:p>0.88652038958548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36]*[.D236]+0.1*[.B236]" office:value-type="float" office:value="72.0886520389585" calcext:value-type="float">
            <text:p>72.08865203895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03266190370801" calcext:value-type="float">
            <text:p>0.70326619037080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37]*[.D237]+0.1*[.B237]" office:value-type="float" office:value="96.0703266190371" calcext:value-type="float">
            <text:p>96.070326619037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77563380494007" calcext:value-type="float">
            <text:p>0.47756338049400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38]*[.D238]+0.1*[.B238]" office:value-type="float" office:value="120.047756338049" calcext:value-type="float">
            <text:p>120.04775633804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82592570907264" calcext:value-type="float">
            <text:p>0.98259257090726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39]*[.D239]+0.1*[.B239]" office:value-type="float" office:value="144.098259257091" calcext:value-type="float">
            <text:p>144.0982592570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42141795522787" calcext:value-type="float">
            <text:p>0.34214179552278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40]*[.D240]+0.1*[.B240]" office:value-type="float" office:value="168.034214179552" calcext:value-type="float">
            <text:p>168.03421417955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98110192524429" calcext:value-type="float">
            <text:p>0.79811019252442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41]*[.D241]+0.1*[.B241]" office:value-type="float" office:value="192.079811019252" calcext:value-type="float">
            <text:p>192.07981101925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22491289553959" calcext:value-type="float">
            <text:p>0.62249128955395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42]*[.D242]+0.1*[.B242]" office:value-type="float" office:value="216.062249128955" calcext:value-type="float">
            <text:p>216.06224912895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94935804495664" calcext:value-type="float">
            <text:p>0.29493580449566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43]*[.D243]+0.1*[.B243]" office:value-type="float" office:value="240.02949358045" calcext:value-type="float">
            <text:p>240.0294935804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95346449629667" calcext:value-type="float">
            <text:p>0.19534644962966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4]*[.D244]+0.1*[.B244]" office:value-type="float" office:value="25.019534644963" calcext:value-type="float">
            <text:p>25.01953464496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23652939716742" calcext:value-type="float">
            <text:p>0.5236529397167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5]*[.D245]+0.1*[.B245]" office:value-type="float" office:value="50.0523652939717" calcext:value-type="float">
            <text:p>50.052365293971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43048264481617" calcext:value-type="float">
            <text:p>0.5430482644816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46]*[.D246]+0.1*[.B246]" office:value-type="float" office:value="75.0543048264482" calcext:value-type="float">
            <text:p>75.054304826448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49276371108889" calcext:value-type="float">
            <text:p>0.44927637110888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47]*[.D247]+0.1*[.B247]" office:value-type="float" office:value="100.044927637111" calcext:value-type="float">
            <text:p>100.0449276371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36988754469918" calcext:value-type="float">
            <text:p>0.2369887544699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48]*[.D248]+0.1*[.B248]" office:value-type="float" office:value="125.023698875447" calcext:value-type="float">
            <text:p>125.02369887544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53533768389801" calcext:value-type="float">
            <text:p>0.85353376838980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49]*[.D249]+0.1*[.B249]" office:value-type="float" office:value="150.085353376839" calcext:value-type="float">
            <text:p>150.08535337683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89716129211453" calcext:value-type="float">
            <text:p>0.28971612921145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50]*[.D250]+0.1*[.B250]" office:value-type="float" office:value="175.028971612921" calcext:value-type="float">
            <text:p>175.02897161292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8919669006848" calcext:value-type="float">
            <text:p>0.5889196690068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51]*[.D251]+0.1*[.B251]" office:value-type="float" office:value="200.058891966901" calcext:value-type="float">
            <text:p>200.05889196690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27366822913452" calcext:value-type="float">
            <text:p>0.62736682291345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52]*[.D252]+0.1*[.B252]" office:value-type="float" office:value="225.062736682291" calcext:value-type="float">
            <text:p>225.0627366822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68888366540151" calcext:value-type="float">
            <text:p>0.66888836654015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53]*[.D253]+0.1*[.B253]" office:value-type="float" office:value="250.066888836654" calcext:value-type="float">
            <text:p>250.06688883665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9792784335459" calcext:value-type="float">
            <text:p>0.3979278433545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4]*[.D254]+0.1*[.B254]" office:value-type="float" office:value="26.0397927843355" calcext:value-type="float">
            <text:p>26.039792784335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84762828326196" calcext:value-type="float">
            <text:p>0.38476282832619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55]*[.D255]+0.1*[.B255]" office:value-type="float" office:value="52.0384762828326" calcext:value-type="float">
            <text:p>52.038476282832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65678303227707" calcext:value-type="float">
            <text:p>0.46567830322770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56]*[.D256]+0.1*[.B256]" office:value-type="float" office:value="78.0465678303228" calcext:value-type="float">
            <text:p>78.046567830322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32652359112176" calcext:value-type="float">
            <text:p>0.73265235911217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57]*[.D257]+0.1*[.B257]" office:value-type="float" office:value="104.073265235911" calcext:value-type="float">
            <text:p>104.0732652359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10814188696457" calcext:value-type="float">
            <text:p>0.61081418869645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58]*[.D258]+0.1*[.B258]" office:value-type="float" office:value="130.06108141887" calcext:value-type="float">
            <text:p>130.0610814188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30528357222361" calcext:value-type="float">
            <text:p>0.13052835722236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59]*[.D259]+0.1*[.B259]" office:value-type="float" office:value="156.013052835722" calcext:value-type="float">
            <text:p>156.01305283572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33345850492184" calcext:value-type="float">
            <text:p>0.83334585049218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60]*[.D260]+0.1*[.B260]" office:value-type="float" office:value="182.083334585049" calcext:value-type="float">
            <text:p>182.08333458504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46030230650185" calcext:value-type="float">
            <text:p>0.04603023065018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61]*[.D261]+0.1*[.B261]" office:value-type="float" office:value="208.004603023065" calcext:value-type="float">
            <text:p>208.00460302306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19036314512208" calcext:value-type="float">
            <text:p>0.31903631451220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62]*[.D262]+0.1*[.B262]" office:value-type="float" office:value="234.031903631451" calcext:value-type="float">
            <text:p>234.03190363145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61822595662622" calcext:value-type="float">
            <text:p>0.3618225956626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63]*[.D263]+0.1*[.B263]" office:value-type="float" office:value="260.036182259566" calcext:value-type="float">
            <text:p>260.03618225956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32921460216135" calcext:value-type="float">
            <text:p>0.3329214602161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4]*[.D264]+0.1*[.B264]" office:value-type="float" office:value="27.0332921460216" calcext:value-type="float">
            <text:p>27.033292146021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62318162102753" calcext:value-type="float">
            <text:p>0.56231816210275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65]*[.D265]+0.1*[.B265]" office:value-type="float" office:value="54.0562318162103" calcext:value-type="float">
            <text:p>54.056231816210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0316854079127" calcext:value-type="float">
            <text:p>0.43031685407912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66]*[.D266]+0.1*[.B266]" office:value-type="float" office:value="81.0430316854079" calcext:value-type="float">
            <text:p>81.043031685407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87113622724985" calcext:value-type="float">
            <text:p>0.38711362272498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67]*[.D267]+0.1*[.B267]" office:value-type="float" office:value="108.038711362273" calcext:value-type="float">
            <text:p>108.038711362273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10752642631315" calcext:value-type="float">
            <text:p>0.0210752642631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68]*[.D268]+0.1*[.B268]" office:value-type="float" office:value="135.002107526426" calcext:value-type="float">
            <text:p>135.00210752642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58185442846481" calcext:value-type="float">
            <text:p>0.75818544284648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69]*[.D269]+0.1*[.B269]" office:value-type="float" office:value="162.075818544285" calcext:value-type="float">
            <text:p>162.0758185442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27264616508679" calcext:value-type="float">
            <text:p>0.52726461650867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70]*[.D270]+0.1*[.B270]" office:value-type="float" office:value="189.052726461651" calcext:value-type="float">
            <text:p>189.05272646165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12466395493253" calcext:value-type="float">
            <text:p>0.91246639549325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71]*[.D271]+0.1*[.B271]" office:value-type="float" office:value="216.091246639549" calcext:value-type="float">
            <text:p>216.09124663954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0199893690842612" calcext:value-type="float">
            <text:p>0.00199893690842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72]*[.D272]+0.1*[.B272]" office:value-type="float" office:value="243.000199893691" calcext:value-type="float">
            <text:p>243.0001998936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18180600621083" calcext:value-type="float">
            <text:p>0.21818060062108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73]*[.D273]+0.1*[.B273]" office:value-type="float" office:value="270.021818060062" calcext:value-type="float">
            <text:p>270.02181806006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25345846517452" calcext:value-type="float">
            <text:p>0.52534584651745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4]*[.D274]+0.1*[.B274]" office:value-type="float" office:value="28.0525345846517" calcext:value-type="float">
            <text:p>28.052534584651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72924246862094" calcext:value-type="float">
            <text:p>0.67292424686209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75]*[.D275]+0.1*[.B275]" office:value-type="float" office:value="56.0672924246862" calcext:value-type="float">
            <text:p>56.067292424686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60142906666038" calcext:value-type="float">
            <text:p>0.46014290666603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76]*[.D276]+0.1*[.B276]" office:value-type="float" office:value="84.0460142906666" calcext:value-type="float">
            <text:p>84.046014290666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31350577294543" calcext:value-type="float">
            <text:p>0.6313505772945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77]*[.D277]+0.1*[.B277]" office:value-type="float" office:value="112.063135057729" calcext:value-type="float">
            <text:p>112.06313505772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83454787690648" calcext:value-type="float">
            <text:p>0.8834547876906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78]*[.D278]+0.1*[.B278]" office:value-type="float" office:value="140.088345478769" calcext:value-type="float">
            <text:p>140.08834547876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99641856912555" calcext:value-type="float">
            <text:p>0.89964185691255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79]*[.D279]+0.1*[.B279]" office:value-type="float" office:value="168.089964185691" calcext:value-type="float">
            <text:p>168.0899641856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98634654697536" calcext:value-type="float">
            <text:p>0.79863465469753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80]*[.D280]+0.1*[.B280]" office:value-type="float" office:value="196.07986346547" calcext:value-type="float">
            <text:p>196.0798634654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18483817402554" calcext:value-type="float">
            <text:p>0.21848381740255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81]*[.D281]+0.1*[.B281]" office:value-type="float" office:value="224.02184838174" calcext:value-type="float">
            <text:p>224.021848381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1364913380396" calcext:value-type="float">
            <text:p>0.24136491338039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82]*[.D282]+0.1*[.B282]" office:value-type="float" office:value="252.024136491338" calcext:value-type="float">
            <text:p>252.02413649133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83023244479035" calcext:value-type="float">
            <text:p>0.3830232444790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83]*[.D283]+0.1*[.B283]" office:value-type="float" office:value="280.038302324448" calcext:value-type="float">
            <text:p>280.03830232444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0959531148523" calcext:value-type="float">
            <text:p>0.309595311485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4]*[.D284]+0.1*[.B284]" office:value-type="float" office:value="29.0309595311485" calcext:value-type="float">
            <text:p>29.030959531148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6960779175941" calcext:value-type="float">
            <text:p>0.569607791759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85]*[.D285]+0.1*[.B285]" office:value-type="float" office:value="58.0569607791759" calcext:value-type="float">
            <text:p>58.056960779175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36616321750347" calcext:value-type="float">
            <text:p>0.4366163217503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86]*[.D286]+0.1*[.B286]" office:value-type="float" office:value="87.043661632175" calcext:value-type="float">
            <text:p>87.04366163217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97355553255362" calcext:value-type="float">
            <text:p>0.69735555325536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87]*[.D287]+0.1*[.B287]" office:value-type="float" office:value="116.069735555326" calcext:value-type="float">
            <text:p>116.06973555532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66059790207981" calcext:value-type="float">
            <text:p>0.36605979020798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88]*[.D288]+0.1*[.B288]" office:value-type="float" office:value="145.036605979021" calcext:value-type="float">
            <text:p>145.03660597902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7328299682013" calcext:value-type="float">
            <text:p>0.873282996820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89]*[.D289]+0.1*[.B289]" office:value-type="float" office:value="174.087328299682" calcext:value-type="float">
            <text:p>174.08732829968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291496635828512" calcext:value-type="float">
            <text:p>0.02914966358285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90]*[.D290]+0.1*[.B290]" office:value-type="float" office:value="203.002914966358" calcext:value-type="float">
            <text:p>203.00291496635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5158542072453" calcext:value-type="float">
            <text:p>0.68515854207245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91]*[.D291]+0.1*[.B291]" office:value-type="float" office:value="232.068515854207" calcext:value-type="float">
            <text:p>232.06851585420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75028866651311" calcext:value-type="float">
            <text:p>0.27502886665131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92]*[.D292]+0.1*[.B292]" office:value-type="float" office:value="261.027502886665" calcext:value-type="float">
            <text:p>261.02750288666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68847415670065" calcext:value-type="float">
            <text:p>0.56884741567006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293]*[.D293]+0.1*[.B293]" office:value-type="float" office:value="290.056884741567" calcext:value-type="float">
            <text:p>290.05688474156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98335004901509" calcext:value-type="float">
            <text:p>0.3983350049015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4]*[.D294]+0.1*[.B294]" office:value-type="float" office:value="30.0398335004901" calcext:value-type="float">
            <text:p>30.039833500490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23594753564047" calcext:value-type="float">
            <text:p>0.4235947535640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95]*[.D295]+0.1*[.B295]" office:value-type="float" office:value="60.0423594753564" calcext:value-type="float">
            <text:p>60.042359475356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14976215508104" calcext:value-type="float">
            <text:p>0.61497621550810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96]*[.D296]+0.1*[.B296]" office:value-type="float" office:value="90.0614976215508" calcext:value-type="float">
            <text:p>90.061497621550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99703662170687" calcext:value-type="float">
            <text:p>0.49970366217068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97]*[.D297]+0.1*[.B297]" office:value-type="float" office:value="120.049970366217" calcext:value-type="float">
            <text:p>120.04997036621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84198281594376" calcext:value-type="float">
            <text:p>0.88419828159437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98]*[.D298]+0.1*[.B298]" office:value-type="float" office:value="150.088419828159" calcext:value-type="float">
            <text:p>150.08841982815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38111292405884" calcext:value-type="float">
            <text:p>0.13811129240588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299]*[.D299]+0.1*[.B299]" office:value-type="float" office:value="180.013811129241" calcext:value-type="float">
            <text:p>180.01381112924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77770816250926" calcext:value-type="float">
            <text:p>0.7777708162509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00]*[.D300]+0.1*[.B300]" office:value-type="float" office:value="210.077777081625" calcext:value-type="float">
            <text:p>210.07777708162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26604669620287" calcext:value-type="float">
            <text:p>0.52660466962028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301]*[.D301]+0.1*[.B301]" office:value-type="float" office:value="240.052660466962" calcext:value-type="float">
            <text:p>240.05266046696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47791560217583" calcext:value-type="float">
            <text:p>0.44779156021758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02]*[.D302]+0.1*[.B302]" office:value-type="float" office:value="270.044779156022" calcext:value-type="float">
            <text:p>270.04477915602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25009389457271" calcext:value-type="float">
            <text:p>0.7250093894572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303]*[.D303]+0.1*[.B303]" office:value-type="float" office:value="300.072500938946" calcext:value-type="float">
            <text:p>300.07250093894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411995703873657" calcext:value-type="float">
            <text:p>0.4119957038736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4]*[.D304]+0.1*[.B304]" office:value-type="float" office:value="31.0411995703874" calcext:value-type="float">
            <text:p>31.041199570387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62979137150131" calcext:value-type="float">
            <text:p>0.56297913715013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05]*[.D305]+0.1*[.B305]" office:value-type="float" office:value="62.056297913715" calcext:value-type="float">
            <text:p>62.056297913715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46140324910198" calcext:value-type="float">
            <text:p>0.84614032491019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06]*[.D306]+0.1*[.B306]" office:value-type="float" office:value="93.084614032491" calcext:value-type="float">
            <text:p>93.0846140324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7472808662003" calcext:value-type="float">
            <text:p>0.24747280866200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07]*[.D307]+0.1*[.B307]" office:value-type="float" office:value="124.024747280866" calcext:value-type="float">
            <text:p>124.02474728086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93148115062194" calcext:value-type="float">
            <text:p>0.89314811506219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08]*[.D308]+0.1*[.B308]" office:value-type="float" office:value="155.089314811506" calcext:value-type="float">
            <text:p>155.089314811506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352769492802549" calcext:value-type="float">
            <text:p>0.35276949280254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09]*[.D309]+0.1*[.B309]" office:value-type="float" office:value="186.03527694928" calcext:value-type="float">
            <text:p>186.0352769492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16243860936941" calcext:value-type="float">
            <text:p>0.21624386093694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10]*[.D310]+0.1*[.B310]" office:value-type="float" office:value="217.021624386094" calcext:value-type="float">
            <text:p>217.021624386094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48750814114593" calcext:value-type="float">
            <text:p>0.9487508141145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311]*[.D311]+0.1*[.B311]" office:value-type="float" office:value="248.094875081411" calcext:value-type="float">
            <text:p>248.09487508141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85297771916422" calcext:value-type="float">
            <text:p>0.68529777191642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12]*[.D312]+0.1*[.B312]" office:value-type="float" office:value="279.068529777192" calcext:value-type="float">
            <text:p>279.06852977719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122089705592391" calcext:value-type="float">
            <text:p>0.12208970559239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313]*[.D313]+0.1*[.B313]" office:value-type="float" office:value="310.012208970559" calcext:value-type="float">
            <text:p>310.01220897055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07740323129406" calcext:value-type="float">
            <text:p>0.5077403231294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4]*[.D314]+0.1*[.B314]" office:value-type="float" office:value="32.0507740323129" calcext:value-type="float">
            <text:p>32.050774032312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347410864680917" calcext:value-type="float">
            <text:p>0.0347410864680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15]*[.D315]+0.1*[.B315]" office:value-type="float" office:value="64.0034741086468" calcext:value-type="float">
            <text:p>64.003474108646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0895709807668224" calcext:value-type="float">
            <text:p>0.0895709807668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16]*[.D316]+0.1*[.B316]" office:value-type="float" office:value="96.0089570980767" calcext:value-type="float">
            <text:p>96.0089570980767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247097646887293" calcext:value-type="float">
            <text:p>0.24709764688729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17]*[.D317]+0.1*[.B317]" office:value-type="float" office:value="128.024709764689" calcext:value-type="float">
            <text:p>128.02470976468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623050141875629" calcext:value-type="float">
            <text:p>0.62305014187562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18]*[.D318]+0.1*[.B318]" office:value-type="float" office:value="160.062305014188" calcext:value-type="float">
            <text:p>160.06230501418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56326031908534" calcext:value-type="float">
            <text:p>0.55632603190853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19]*[.D319]+0.1*[.B319]" office:value-type="float" office:value="192.055632603191" calcext:value-type="float">
            <text:p>192.055632603191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703996342224206" calcext:value-type="float">
            <text:p>0.70399634222420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20]*[.D320]+0.1*[.B320]" office:value-type="float" office:value="224.070399634222" calcext:value-type="float">
            <text:p>224.070399634222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818621493678907" calcext:value-type="float">
            <text:p>0.81862149367890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321]*[.D321]+0.1*[.B321]" office:value-type="float" office:value="256.081862149368" calcext:value-type="float">
            <text:p>256.081862149368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964616562090348" calcext:value-type="float">
            <text:p>0.96461656209034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22]*[.D322]+0.1*[.B322]" office:value-type="float" office:value="288.096461656209" calcext:value-type="float">
            <text:p>288.096461656209</text:p>
          </table:table-cell>
        </table:table-row>
        <table:table-row table:style-name="ro1">
          <table:table-cell office:value-type="string" calcext:value-type="string">
            <text:p>Sequential Allocator</text:p>
          </table:table-cell>
          <table:table-cell table:formula="of:=RAND()" office:value-type="float" office:value="0.583933049278915" calcext:value-type="float">
            <text:p>0.5839330492789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323]*[.D323]+0.1*[.B323]" office:value-type="float" office:value="320.058393304928" calcext:value-type="float">
            <text:p>320.05839330492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77461046185852" calcext:value-type="float">
            <text:p>0.4774610461858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-([.$C$1]-([.$E$1]*CEILING([.C324]/[.$E$1])*[.D324]))/([.$C$1]-([.C324]*[.D324]))" office:value-type="float" office:value="0.0136986301369864" calcext:value-type="float">
            <text:p>0.013698630136986</text:p>
          </table:table-cell>
          <table:table-cell table:formula="of:=LOG([.C4]*[.D4]+0.1*[.B4])" office:value-type="float" office:value="0.0345935268689736" calcext:value-type="float">
            <text:p>0.03459352686897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10490418039844" calcext:value-type="float">
            <text:p>0.2104904180398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-([.$C$1]-([.$E$1]*CEILING([.C325]/[.$E$1])*[.D325]))/([.$C$1]-([.C325]*[.D325]))" office:value-type="float" office:value="0.0274509803921569" calcext:value-type="float">
            <text:p>0.027450980392157</text:p>
          </table:table-cell>
          <table:table-cell table:formula="of:=LOG([.C5]*[.D5]+0.1*[.B5])" office:value-type="float" office:value="0.304692835546055" calcext:value-type="float">
            <text:p>0.30469283554605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02702188600002" calcext:value-type="float">
            <text:p>0.602702188600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-([.$C$1]-([.$E$1]*CEILING([.C326]/[.$E$1])*[.D326]))/([.$C$1]-([.C326]*[.D326]))" office:value-type="float" office:value="0.0412573673870334" calcext:value-type="float">
            <text:p>0.041257367387034</text:p>
          </table:table-cell>
          <table:table-cell table:formula="of:=LOG([.C6]*[.D6]+0.1*[.B6])" office:value-type="float" office:value="0.485378808445002" calcext:value-type="float">
            <text:p>0.48537880844500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10729195919656" calcext:value-type="float">
            <text:p>0.210729195919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-([.$C$1]-([.$E$1]*CEILING([.C327]/[.$E$1])*[.D327]))/([.$C$1]-([.C327]*[.D327]))" office:value-type="float" office:value="0.0551181102362205" calcext:value-type="float">
            <text:p>0.055118110236221</text:p>
          </table:table-cell>
          <table:table-cell table:formula="of:=LOG([.C7]*[.D7]+0.1*[.B7])" office:value-type="float" office:value="0.607890630979041" calcext:value-type="float">
            <text:p>0.60789063097904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70232635789727" calcext:value-type="float">
            <text:p>0.1702326357897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1-([.$C$1]-([.$E$1]*CEILING([.C328]/[.$E$1])*[.D328]))/([.$C$1]-([.C328]*[.D328]))" office:value-type="float" office:value="0.0690335305719921" calcext:value-type="float">
            <text:p>0.069033530571992</text:p>
          </table:table-cell>
          <table:table-cell table:formula="of:=LOG([.C8]*[.D8]+0.1*[.B8])" office:value-type="float" office:value="0.699827722454458" calcext:value-type="float">
            <text:p>0.69982772245445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5481625116728" calcext:value-type="float">
            <text:p>0.35481625116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-([.$C$1]-([.$E$1]*CEILING([.C329]/[.$E$1])*[.D329]))/([.$C$1]-([.C329]*[.D329]))" office:value-type="float" office:value="0.0830039525691699" calcext:value-type="float">
            <text:p>0.08300395256917</text:p>
          </table:table-cell>
          <table:table-cell table:formula="of:=LOG([.C9]*[.D9]+0.1*[.B9])" office:value-type="float" office:value="0.782882423814296" calcext:value-type="float">
            <text:p>0.78288242381429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00974079314881" calcext:value-type="float">
            <text:p>0.1009740793148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-([.$C$1]-([.$E$1]*CEILING([.C330]/[.$E$1])*[.D330]))/([.$C$1]-([.C330]*[.D330]))" office:value-type="float" office:value="0.097029702970297" calcext:value-type="float">
            <text:p>0.097029702970297</text:p>
          </table:table-cell>
          <table:table-cell table:formula="of:=LOG([.C10]*[.D10]+0.1*[.B10])" office:value-type="float" office:value="0.849625269066221" calcext:value-type="float">
            <text:p>0.84962526906622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6074584229679" calcext:value-type="float">
            <text:p>0.2360745842296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1-([.$C$1]-([.$E$1]*CEILING([.C331]/[.$E$1])*[.D331]))/([.$C$1]-([.C331]*[.D331]))" office:value-type="float" office:value="0.111111111111111" calcext:value-type="float">
            <text:p>0.111111111111111</text:p>
          </table:table-cell>
          <table:table-cell table:formula="of:=LOG([.C11]*[.D11]+0.1*[.B11])" office:value-type="float" office:value="0.903902253438314" calcext:value-type="float">
            <text:p>0.90390225343831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1198891581432" calcext:value-type="float">
            <text:p>0.6111988915814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-([.$C$1]-([.$E$1]*CEILING([.C332]/[.$E$1])*[.D332]))/([.$C$1]-([.C332]*[.D332]))" office:value-type="float" office:value="0.125248508946322" calcext:value-type="float">
            <text:p>0.125248508946322</text:p>
          </table:table-cell>
          <table:table-cell table:formula="of:=LOG([.C12]*[.D12]+0.1*[.B12])" office:value-type="float" office:value="0.95610138115924" calcext:value-type="float">
            <text:p>0.9561013811592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64176741422384" calcext:value-type="float">
            <text:p>0.9641767414223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33]/[.$E$1])*[.D333]))/([.$C$1]-([.C333]*[.D333]))" office:value-type="float" office:value="0.139442231075697" calcext:value-type="float">
            <text:p>0.139442231075697</text:p>
          </table:table-cell>
          <table:table-cell table:formula="of:=LOG([.C13]*[.D13]+0.1*[.B13])" office:value-type="float" office:value="1.00008954430265" calcext:value-type="float">
            <text:p>1.0000895443026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2226381366648" calcext:value-type="float">
            <text:p>0.922263813666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-([.$C$1]-([.$E$1]*CEILING([.C334]/[.$E$1])*[.D334]))/([.$C$1]-([.C334]*[.D334]))" office:value-type="float" office:value="0.0117647058823529" calcext:value-type="float">
            <text:p>0.011764705882353</text:p>
          </table:table-cell>
          <table:table-cell table:formula="of:=LOG([.C14]*[.D14]+0.1*[.B14])" office:value-type="float" office:value="0.310281155364603" calcext:value-type="float">
            <text:p>0.3102811553646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557213622237062" calcext:value-type="float">
            <text:p>0.05572136222370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$C$1]-([.$E$1]*CEILING([.C335]/[.$E$1])*[.D335]))/([.$C$1]-([.C335]*[.D335]))" office:value-type="float" office:value="0.0236220472440944" calcext:value-type="float">
            <text:p>0.023622047244095</text:p>
          </table:table-cell>
          <table:table-cell table:formula="of:=LOG([.C15]*[.D15]+0.1*[.B15])" office:value-type="float" office:value="0.604922880707616" calcext:value-type="float">
            <text:p>0.60492288070761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60477724931" calcext:value-type="float">
            <text:p>0.56604777249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-([.$C$1]-([.$E$1]*CEILING([.C336]/[.$E$1])*[.D336]))/([.$C$1]-([.C336]*[.D336]))" office:value-type="float" office:value="0.0355731225296443" calcext:value-type="float">
            <text:p>0.035573122529644</text:p>
          </table:table-cell>
          <table:table-cell table:formula="of:=LOG([.C16]*[.D16]+0.1*[.B16])" office:value-type="float" office:value="0.781637233269013" calcext:value-type="float">
            <text:p>0.78163723326901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86818195984166" calcext:value-type="float">
            <text:p>0.5868181959841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[.$C$1]-([.$E$1]*CEILING([.C337]/[.$E$1])*[.D337]))/([.$C$1]-([.C337]*[.D337]))" office:value-type="float" office:value="0.0476190476190477" calcext:value-type="float">
            <text:p>0.047619047619048</text:p>
          </table:table-cell>
          <table:table-cell table:formula="of:=LOG([.C17]*[.D17]+0.1*[.B17])" office:value-type="float" office:value="0.907704803877792" calcext:value-type="float">
            <text:p>0.90770480387779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25410642347594" calcext:value-type="float">
            <text:p>0.4254106423475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-([.$C$1]-([.$E$1]*CEILING([.C338]/[.$E$1])*[.D338]))/([.$C$1]-([.C338]*[.D338]))" office:value-type="float" office:value="0.0597609561752988" calcext:value-type="float">
            <text:p>0.059760956175299</text:p>
          </table:table-cell>
          <table:table-cell table:formula="of:=LOG([.C18]*[.D18]+0.1*[.B18])" office:value-type="float" office:value="1.00052182893918" calcext:value-type="float">
            <text:p>1.000521828939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4222109523493" calcext:value-type="float">
            <text:p>0.4342221095234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-([.$C$1]-([.$E$1]*CEILING([.C339]/[.$E$1])*[.D339]))/([.$C$1]-([.C339]*[.D339]))" office:value-type="float" office:value="0.072" calcext:value-type="float">
            <text:p>0.072</text:p>
          </table:table-cell>
          <table:table-cell table:formula="of:=LOG([.C19]*[.D19]+0.1*[.B19])" office:value-type="float" office:value="1.08180252572052" calcext:value-type="float">
            <text:p>1.0818025257205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00318794109117" calcext:value-type="float">
            <text:p>0.600318794109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1-([.$C$1]-([.$E$1]*CEILING([.C340]/[.$E$1])*[.D340]))/([.$C$1]-([.C340]*[.D340]))" office:value-type="float" office:value="0.0843373493975904" calcext:value-type="float">
            <text:p>0.084337349397591</text:p>
          </table:table-cell>
          <table:table-cell table:formula="of:=LOG([.C20]*[.D20]+0.1*[.B20])" office:value-type="float" office:value="1.14748522983654" calcext:value-type="float">
            <text:p>1.1474852298365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40795524191332" calcext:value-type="float">
            <text:p>0.8407955241913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-([.$C$1]-([.$E$1]*CEILING([.C341]/[.$E$1])*[.D341]))/([.$C$1]-([.C341]*[.D341]))" office:value-type="float" office:value="0.0967741935483871" calcext:value-type="float">
            <text:p>0.096774193548387</text:p>
          </table:table-cell>
          <table:table-cell table:formula="of:=LOG([.C21]*[.D21]+0.1*[.B21])" office:value-type="float" office:value="1.20642752357324" calcext:value-type="float">
            <text:p>1.2064275235732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35691410514249" calcext:value-type="float">
            <text:p>0.6356914105142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-([.$C$1]-([.$E$1]*CEILING([.C342]/[.$E$1])*[.D342]))/([.$C$1]-([.C342]*[.D342]))" office:value-type="float" office:value="0.109311740890688" calcext:value-type="float">
            <text:p>0.109311740890688</text:p>
          </table:table-cell>
          <table:table-cell table:formula="of:=LOG([.C22]*[.D22]+0.1*[.B22])" office:value-type="float" office:value="1.25551453945014" calcext:value-type="float">
            <text:p>1.2555145394501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77903728747579" calcext:value-type="float">
            <text:p>0.9779037287475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43]/[.$E$1])*[.D343]))/([.$C$1]-([.C343]*[.D343]))" office:value-type="float" office:value="0.121951219512195" calcext:value-type="float">
            <text:p>0.121951219512195</text:p>
          </table:table-cell>
          <table:table-cell table:formula="of:=LOG([.C23]*[.D23]+0.1*[.B23])" office:value-type="float" office:value="1.30106047809625" calcext:value-type="float">
            <text:p>1.3010604780962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46737700722431" calcext:value-type="float">
            <text:p>0.6467377007224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-([.$C$1]-([.$E$1]*CEILING([.C344]/[.$E$1])*[.D344]))/([.$C$1]-([.C344]*[.D344]))" office:value-type="float" office:value="0.00982318271119842" calcext:value-type="float">
            <text:p>0.009823182711198</text:p>
          </table:table-cell>
          <table:table-cell table:formula="of:=LOG([.C24]*[.D24]+0.1*[.B24])" office:value-type="float" office:value="0.480604070239853" calcext:value-type="float">
            <text:p>0.48060407023985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0909631789224" calcext:value-type="float">
            <text:p>0.9009096317892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-([.$C$1]-([.$E$1]*CEILING([.C345]/[.$E$1])*[.D345]))/([.$C$1]-([.C345]*[.D345]))" office:value-type="float" office:value="0.0197628458498024" calcext:value-type="float">
            <text:p>0.019762845849802</text:p>
          </table:table-cell>
          <table:table-cell table:formula="of:=LOG([.C25]*[.D25]+0.1*[.B25])" office:value-type="float" office:value="0.778662185432277" calcext:value-type="float">
            <text:p>0.77866218543227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66818330548507" calcext:value-type="float">
            <text:p>0.36681833054850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-([.$C$1]-([.$E$1]*CEILING([.C346]/[.$E$1])*[.D346]))/([.$C$1]-([.C346]*[.D346]))" office:value-type="float" office:value="0.0298210735586482" calcext:value-type="float">
            <text:p>0.029821073558648</text:p>
          </table:table-cell>
          <table:table-cell table:formula="of:=LOG([.C26]*[.D26]+0.1*[.B26])" office:value-type="float" office:value="0.958275820282698" calcext:value-type="float">
            <text:p>0.95827582028269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66606826522482" calcext:value-type="float">
            <text:p>0.1666068265224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-([.$C$1]-([.$E$1]*CEILING([.C347]/[.$E$1])*[.D347]))/([.$C$1]-([.C347]*[.D347]))" office:value-type="float" office:value="0.04" calcext:value-type="float">
            <text:p>0.04</text:p>
          </table:table-cell>
          <table:table-cell table:formula="of:=LOG([.C27]*[.D27]+0.1*[.B27])" office:value-type="float" office:value="1.08264641652921" calcext:value-type="float">
            <text:p>1.0826464165292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936529511763004" calcext:value-type="float">
            <text:p>0.0936529511763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-([.$C$1]-([.$E$1]*CEILING([.C348]/[.$E$1])*[.D348]))/([.$C$1]-([.C348]*[.D348]))" office:value-type="float" office:value="0.0503018108651911" calcext:value-type="float">
            <text:p>0.050301810865191</text:p>
          </table:table-cell>
          <table:table-cell table:formula="of:=LOG([.C28]*[.D28]+0.1*[.B28])" office:value-type="float" office:value="1.17806677381176" calcext:value-type="float">
            <text:p>1.178066773811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84102218233612" calcext:value-type="float">
            <text:p>0.3841022182336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-([.$C$1]-([.$E$1]*CEILING([.C349]/[.$E$1])*[.D349]))/([.$C$1]-([.C349]*[.D349]))" office:value-type="float" office:value="0.0607287449392713" calcext:value-type="float">
            <text:p>0.060728744939271</text:p>
          </table:table-cell>
          <table:table-cell table:formula="of:=LOG([.C29]*[.D29]+0.1*[.B29])" office:value-type="float" office:value="1.2567778403747" calcext:value-type="float">
            <text:p>1.256777840374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50134357619966" calcext:value-type="float">
            <text:p>0.7501343576199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-([.$C$1]-([.$E$1]*CEILING([.C350]/[.$E$1])*[.D350]))/([.$C$1]-([.C350]*[.D350]))" office:value-type="float" office:value="0.0712830957230143" calcext:value-type="float">
            <text:p>0.071283095723014</text:p>
          </table:table-cell>
          <table:table-cell table:formula="of:=LOG([.C30]*[.D30]+0.1*[.B30])" office:value-type="float" office:value="1.32368063744833" calcext:value-type="float">
            <text:p>1.3236806374483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475046237993875" calcext:value-type="float">
            <text:p>0.0475046237993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-([.$C$1]-([.$E$1]*CEILING([.C351]/[.$E$1])*[.D351]))/([.$C$1]-([.C351]*[.D351]))" office:value-type="float" office:value="0.0819672131147541" calcext:value-type="float">
            <text:p>0.081967213114754</text:p>
          </table:table-cell>
          <table:table-cell table:formula="of:=LOG([.C31]*[.D31]+0.1*[.B31])" office:value-type="float" office:value="1.38058966916229" calcext:value-type="float">
            <text:p>1.3805896691622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05841826521614" calcext:value-type="float">
            <text:p>0.2058418265216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1-([.$C$1]-([.$E$1]*CEILING([.C352]/[.$E$1])*[.D352]))/([.$C$1]-([.C352]*[.D352]))" office:value-type="float" office:value="0.0927835051546392" calcext:value-type="float">
            <text:p>0.092783505154639</text:p>
          </table:table-cell>
          <table:table-cell table:formula="of:=LOG([.C32]*[.D32]+0.1*[.B32])" office:value-type="float" office:value="1.43174569656839" calcext:value-type="float">
            <text:p>1.4317456965683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60065645096153" calcext:value-type="float">
            <text:p>0.1600656450961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53]/[.$E$1])*[.D353]))/([.$C$1]-([.C353]*[.D353]))" office:value-type="float" office:value="0.103734439834025" calcext:value-type="float">
            <text:p>0.103734439834025</text:p>
          </table:table-cell>
          <table:table-cell table:formula="of:=LOG([.C33]*[.D33]+0.1*[.B33])" office:value-type="float" office:value="1.47727885241094" calcext:value-type="float">
            <text:p>1.477278852410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39838362197354" calcext:value-type="float">
            <text:p>0.1398383621973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-([.$C$1]-([.$E$1]*CEILING([.C354]/[.$E$1])*[.D354]))/([.$C$1]-([.C354]*[.D354]))" office:value-type="float" office:value="0.00787401574803148" calcext:value-type="float">
            <text:p>0.007874015748031</text:p>
          </table:table-cell>
          <table:table-cell table:formula="of:=LOG([.C34]*[.D34]+0.1*[.B34])" office:value-type="float" office:value="0.60471579867976" calcext:value-type="float">
            <text:p>0.604715798679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504236464639198" calcext:value-type="float">
            <text:p>0.050423646463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-([.$C$1]-([.$E$1]*CEILING([.C355]/[.$E$1])*[.D355]))/([.$C$1]-([.C355]*[.D355]))" office:value-type="float" office:value="0.0158730158730159" calcext:value-type="float">
            <text:p>0.015873015873016</text:p>
          </table:table-cell>
          <table:table-cell table:formula="of:=LOG([.C35]*[.D35]+0.1*[.B35])" office:value-type="float" office:value="0.905043017160597" calcext:value-type="float">
            <text:p>0.90504301716059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69650220311049" calcext:value-type="float">
            <text:p>0.4696502203110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[.$C$1]-([.$E$1]*CEILING([.C356]/[.$E$1])*[.D356]))/([.$C$1]-([.C356]*[.D356]))" office:value-type="float" office:value="0.024" calcext:value-type="float">
            <text:p>0.024</text:p>
          </table:table-cell>
          <table:table-cell table:formula="of:=LOG([.C36]*[.D36]+0.1*[.B36])" office:value-type="float" office:value="1.08150312903715" calcext:value-type="float">
            <text:p>1.0815031290371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2911919446182" calcext:value-type="float">
            <text:p>0.56291191944618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-([.$C$1]-([.$E$1]*CEILING([.C357]/[.$E$1])*[.D357]))/([.$C$1]-([.C357]*[.D357]))" office:value-type="float" office:value="0.032258064516129" calcext:value-type="float">
            <text:p>0.032258064516129</text:p>
          </table:table-cell>
          <table:table-cell table:formula="of:=LOG([.C37]*[.D37]+0.1*[.B37])" office:value-type="float" office:value="1.20450551334661" calcext:value-type="float">
            <text:p>1.2045055133466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121402578714" calcext:value-type="float">
            <text:p>0.231214025787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[.$C$1]-([.$E$1]*CEILING([.C358]/[.$E$1])*[.D358]))/([.$C$1]-([.C358]*[.D358]))" office:value-type="float" office:value="0.040650406504065" calcext:value-type="float">
            <text:p>0.040650406504065</text:p>
          </table:table-cell>
          <table:table-cell table:formula="of:=LOG([.C38]*[.D38]+0.1*[.B38])" office:value-type="float" office:value="1.30261023028158" calcext:value-type="float">
            <text:p>1.3026102302815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687491930606253" calcext:value-type="float">
            <text:p>0.0687491930606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-([.$C$1]-([.$E$1]*CEILING([.C359]/[.$E$1])*[.D359]))/([.$C$1]-([.C359]*[.D359]))" office:value-type="float" office:value="0.0491803278688525" calcext:value-type="float">
            <text:p>0.049180327868853</text:p>
          </table:table-cell>
          <table:table-cell table:formula="of:=LOG([.C39]*[.D39]+0.1*[.B39])" office:value-type="float" office:value="1.38066106733535" calcext:value-type="float">
            <text:p>1.3806610673353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71039497061772" calcext:value-type="float">
            <text:p>0.6710394970617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1-([.$C$1]-([.$E$1]*CEILING([.C360]/[.$E$1])*[.D360]))/([.$C$1]-([.C360]*[.D360]))" office:value-type="float" office:value="0.0578512396694215" calcext:value-type="float">
            <text:p>0.057851239669422</text:p>
          </table:table-cell>
          <table:table-cell table:formula="of:=LOG([.C40]*[.D40]+0.1*[.B40])" office:value-type="float" office:value="1.44770116310781" calcext:value-type="float">
            <text:p>1.4477011631078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04328312994126" calcext:value-type="float">
            <text:p>0.604328312994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1-([.$C$1]-([.$E$1]*CEILING([.C361]/[.$E$1])*[.D361]))/([.$C$1]-([.C361]*[.D361]))" office:value-type="float" office:value="0.0666666666666667" calcext:value-type="float">
            <text:p>0.066666666666667</text:p>
          </table:table-cell>
          <table:table-cell table:formula="of:=LOG([.C41]*[.D41]+0.1*[.B41])" office:value-type="float" office:value="1.50547401042563" calcext:value-type="float">
            <text:p>1.5054740104256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9206595543063" calcext:value-type="float">
            <text:p>0.6192065955430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1-([.$C$1]-([.$E$1]*CEILING([.C362]/[.$E$1])*[.D362]))/([.$C$1]-([.C362]*[.D362]))" office:value-type="float" office:value="0.0756302521008403" calcext:value-type="float">
            <text:p>0.07563025210084</text:p>
          </table:table-cell>
          <table:table-cell table:formula="of:=LOG([.C42]*[.D42]+0.1*[.B42])" office:value-type="float" office:value="1.55664240011646" calcext:value-type="float">
            <text:p>1.5566424001164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5497585183097" calcext:value-type="float">
            <text:p>0.9054975851830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63]/[.$E$1])*[.D363]))/([.$C$1]-([.C363]*[.D363]))" office:value-type="float" office:value="0.0847457627118644" calcext:value-type="float">
            <text:p>0.084745762711864</text:p>
          </table:table-cell>
          <table:table-cell table:formula="of:=LOG([.C43]*[.D43]+0.1*[.B43])" office:value-type="float" office:value="1.60313968677021" calcext:value-type="float">
            <text:p>1.6031396867702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43941192233263" calcext:value-type="float">
            <text:p>0.3439411922332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-([.$C$1]-([.$E$1]*CEILING([.C364]/[.$E$1])*[.D364]))/([.$C$1]-([.C364]*[.D364]))" office:value-type="float" office:value="0.00591715976331364" calcext:value-type="float">
            <text:p>0.005917159763314</text:p>
          </table:table-cell>
          <table:table-cell table:formula="of:=LOG([.C44]*[.D44]+0.1*[.B44])" office:value-type="float" office:value="0.704320966494876" calcext:value-type="float">
            <text:p>0.7043209664948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54727772135781" calcext:value-type="float">
            <text:p>0.3547277721357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-([.$C$1]-([.$E$1]*CEILING([.C365]/[.$E$1])*[.D365]))/([.$C$1]-([.C365]*[.D365]))" office:value-type="float" office:value="0.0119521912350598" calcext:value-type="float">
            <text:p>0.01195219123506</text:p>
          </table:table-cell>
          <table:table-cell table:formula="of:=LOG([.C45]*[.D45]+0.1*[.B45])" office:value-type="float" office:value="1.00260086941256" calcext:value-type="float">
            <text:p>1.002600869412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795466221505682" calcext:value-type="float">
            <text:p>0.0795466221505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-([.$C$1]-([.$E$1]*CEILING([.C366]/[.$E$1])*[.D366]))/([.$C$1]-([.C366]*[.D366]))" office:value-type="float" office:value="0.0181086519114688" calcext:value-type="float">
            <text:p>0.018108651911469</text:p>
          </table:table-cell>
          <table:table-cell table:formula="of:=LOG([.C46]*[.D46]+0.1*[.B46])" office:value-type="float" office:value="1.17623748323245" calcext:value-type="float">
            <text:p>1.1762374832324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21994745525499" calcext:value-type="float">
            <text:p>0.2219947455254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-([.$C$1]-([.$E$1]*CEILING([.C367]/[.$E$1])*[.D367]))/([.$C$1]-([.C367]*[.D367]))" office:value-type="float" office:value="0.024390243902439" calcext:value-type="float">
            <text:p>0.024390243902439</text:p>
          </table:table-cell>
          <table:table-cell table:formula="of:=LOG([.C47]*[.D47]+0.1*[.B47])" office:value-type="float" office:value="1.30137345938467" calcext:value-type="float">
            <text:p>1.301373459384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888550203036" calcext:value-type="float">
            <text:p>0.4388855020303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1-([.$C$1]-([.$E$1]*CEILING([.C368]/[.$E$1])*[.D368]))/([.$C$1]-([.C368]*[.D368]))" office:value-type="float" office:value="0.0308008213552361" calcext:value-type="float">
            <text:p>0.030800821355236</text:p>
          </table:table-cell>
          <table:table-cell table:formula="of:=LOG([.C48]*[.D48]+0.1*[.B48])" office:value-type="float" office:value="1.3993458768018" calcext:value-type="float">
            <text:p>1.39934587680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95831127584633" calcext:value-type="float">
            <text:p>0.8958311275846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-([.$C$1]-([.$E$1]*CEILING([.C369]/[.$E$1])*[.D369]))/([.$C$1]-([.C369]*[.D369]))" office:value-type="float" office:value="0.0373443983402489" calcext:value-type="float">
            <text:p>0.037344398340249</text:p>
          </table:table-cell>
          <table:table-cell table:formula="of:=LOG([.C49]*[.D49]+0.1*[.B49])" office:value-type="float" office:value="1.47739872147729" calcext:value-type="float">
            <text:p>1.4773987214772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8360266404557" calcext:value-type="float">
            <text:p>0.6983602664045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-([.$C$1]-([.$E$1]*CEILING([.C370]/[.$E$1])*[.D370]))/([.$C$1]-([.C370]*[.D370]))" office:value-type="float" office:value="0.0440251572327044" calcext:value-type="float">
            <text:p>0.044025157232704</text:p>
          </table:table-cell>
          <table:table-cell table:formula="of:=LOG([.C50]*[.D50]+0.1*[.B50])" office:value-type="float" office:value="1.54497988801575" calcext:value-type="float">
            <text:p>1.5449798880157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56383919481599" calcext:value-type="float">
            <text:p>0.1563839194815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-([.$C$1]-([.$E$1]*CEILING([.C371]/[.$E$1])*[.D371]))/([.$C$1]-([.C371]*[.D371]))" office:value-type="float" office:value="0.0508474576271186" calcext:value-type="float">
            <text:p>0.050847457627119</text:p>
          </table:table-cell>
          <table:table-cell table:formula="of:=LOG([.C51]*[.D51]+0.1*[.B51])" office:value-type="float" office:value="1.60275373838915" calcext:value-type="float">
            <text:p>1.6027537383891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954117139259279" calcext:value-type="float">
            <text:p>0.0954117139259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-([.$C$1]-([.$E$1]*CEILING([.C372]/[.$E$1])*[.D372]))/([.$C$1]-([.C372]*[.D372]))" office:value-type="float" office:value="0.0578158458244111" calcext:value-type="float">
            <text:p>0.057815845824411</text:p>
          </table:table-cell>
          <table:table-cell table:formula="of:=LOG([.C52]*[.D52]+0.1*[.B52])" office:value-type="float" office:value="1.65355463174932" calcext:value-type="float">
            <text:p>1.6535546317493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34573431783283" calcext:value-type="float">
            <text:p>0.8345734317832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73]/[.$E$1])*[.D373]))/([.$C$1]-([.C373]*[.D373]))" office:value-type="float" office:value="0.064935064935065" calcext:value-type="float">
            <text:p>0.064935064935065</text:p>
          </table:table-cell>
          <table:table-cell table:formula="of:=LOG([.C53]*[.D53]+0.1*[.B53])" office:value-type="float" office:value="1.69941135046293" calcext:value-type="float">
            <text:p>1.6994113504629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6326000781928" calcext:value-type="float">
            <text:p>0.2363260007819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-([.$C$1]-([.$E$1]*CEILING([.C374]/[.$E$1])*[.D374]))/([.$C$1]-([.C374]*[.D374]))" office:value-type="float" office:value="0.00395256916996045" calcext:value-type="float">
            <text:p>0.00395256916996</text:p>
          </table:table-cell>
          <table:table-cell table:formula="of:=LOG([.C54]*[.D54]+0.1*[.B54])" office:value-type="float" office:value="0.784973013840218" calcext:value-type="float">
            <text:p>0.7849730138402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78281990085014" calcext:value-type="float">
            <text:p>0.178281990085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-([.$C$1]-([.$E$1]*CEILING([.C375]/[.$E$1])*[.D375]))/([.$C$1]-([.C375]*[.D375]))" office:value-type="float" office:value="0.00800000000000001" calcext:value-type="float">
            <text:p>0.008</text:p>
          </table:table-cell>
          <table:table-cell table:formula="of:=LOG([.C55]*[.D55]+0.1*[.B55])" office:value-type="float" office:value="1.08159943675848" calcext:value-type="float">
            <text:p>1.0815994367584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65299579345313" calcext:value-type="float">
            <text:p>0.8652995793453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-([.$C$1]-([.$E$1]*CEILING([.C376]/[.$E$1])*[.D376]))/([.$C$1]-([.C376]*[.D376]))" office:value-type="float" office:value="0.0121457489878543" calcext:value-type="float">
            <text:p>0.012145748987854</text:p>
          </table:table-cell>
          <table:table-cell table:formula="of:=LOG([.C56]*[.D56]+0.1*[.B56])" office:value-type="float" office:value="1.25679323288508" calcext:value-type="float">
            <text:p>1.2567932328850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37400082496749" calcext:value-type="float">
            <text:p>0.53740008249674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-([.$C$1]-([.$E$1]*CEILING([.C377]/[.$E$1])*[.D377]))/([.$C$1]-([.C377]*[.D377]))" office:value-type="float" office:value="0.0163934426229508" calcext:value-type="float">
            <text:p>0.016393442622951</text:p>
          </table:table-cell>
          <table:table-cell table:formula="of:=LOG([.C57]*[.D57]+0.1*[.B57])" office:value-type="float" office:value="1.38033211100378" calcext:value-type="float">
            <text:p>1.3803321110037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46150805196016" calcext:value-type="float">
            <text:p>0.4461508051960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-([.$C$1]-([.$E$1]*CEILING([.C378]/[.$E$1])*[.D378]))/([.$C$1]-([.C378]*[.D378]))" office:value-type="float" office:value="0.020746887966805" calcext:value-type="float">
            <text:p>0.020746887966805</text:p>
          </table:table-cell>
          <table:table-cell table:formula="of:=LOG([.C58]*[.D58]+0.1*[.B58])" office:value-type="float" office:value="1.4782440728153" calcext:value-type="float">
            <text:p>1.478244072815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30402070525592" calcext:value-type="float">
            <text:p>0.93040207052559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[.$C$1]-([.$E$1]*CEILING([.C379]/[.$E$1])*[.D379]))/([.$C$1]-([.C379]*[.D379]))" office:value-type="float" office:value="0.0252100840336135" calcext:value-type="float">
            <text:p>0.025210084033614</text:p>
          </table:table-cell>
          <table:table-cell table:formula="of:=LOG([.C59]*[.D59]+0.1*[.B59])" office:value-type="float" office:value="1.55633874252618" calcext:value-type="float">
            <text:p>1.556338742526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24941555411421" calcext:value-type="float">
            <text:p>0.6249415554114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-([.$C$1]-([.$E$1]*CEILING([.C380]/[.$E$1])*[.D380]))/([.$C$1]-([.C380]*[.D380]))" office:value-type="float" office:value="0.0297872340425532" calcext:value-type="float">
            <text:p>0.029787234042553</text:p>
          </table:table-cell>
          <table:table-cell table:formula="of:=LOG([.C60]*[.D60]+0.1*[.B60])" office:value-type="float" office:value="1.62369840430138" calcext:value-type="float">
            <text:p>1.6236984043013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48656350632985" calcext:value-type="float">
            <text:p>0.4486563506329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1-([.$C$1]-([.$E$1]*CEILING([.C381]/[.$E$1])*[.D381]))/([.$C$1]-([.C381]*[.D381]))" office:value-type="float" office:value="0.0344827586206896" calcext:value-type="float">
            <text:p>0.03448275862069</text:p>
          </table:table-cell>
          <table:table-cell table:formula="of:=LOG([.C61]*[.D61]+0.1*[.B61])" office:value-type="float" office:value="1.68194677048262" calcext:value-type="float">
            <text:p>1.681946770482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3044410347245" calcext:value-type="float">
            <text:p>0.830444103472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1-([.$C$1]-([.$E$1]*CEILING([.C382]/[.$E$1])*[.D382]))/([.$C$1]-([.C382]*[.D382]))" office:value-type="float" office:value="0.0393013100436681" calcext:value-type="float">
            <text:p>0.039301310043668</text:p>
          </table:table-cell>
          <table:table-cell table:formula="of:=LOG([.C62]*[.D62]+0.1*[.B62])" office:value-type="float" office:value="1.73284496936798" calcext:value-type="float">
            <text:p>1.7328449693679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73111816354979" calcext:value-type="float">
            <text:p>0.6731118163549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83]/[.$E$1])*[.D383]))/([.$C$1]-([.C383]*[.D383]))" office:value-type="float" office:value="0.0442477876106194" calcext:value-type="float">
            <text:p>0.04424778761062</text:p>
          </table:table-cell>
          <table:table-cell table:formula="of:=LOG([.C63]*[.D63]+0.1*[.B63])" office:value-type="float" office:value="1.77866179495815" calcext:value-type="float">
            <text:p>1.7786617949581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2103931495864" calcext:value-type="float">
            <text:p>0.9521039314958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-([.$C$1]-([.$E$1]*CEILING([.C384]/[.$E$1])*[.D384]))/([.$C$1]-([.C384]*[.D384]))" office:value-type="float" office:value="0.00198019801980198" calcext:value-type="float">
            <text:p>0.001980198019802</text:p>
          </table:table-cell>
          <table:table-cell table:formula="of:=LOG([.C64]*[.D64]+0.1*[.B64])" office:value-type="float" office:value="0.845101456467117" calcext:value-type="float">
            <text:p>0.84510145646711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35922079161063" calcext:value-type="float">
            <text:p>0.7359220791610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-([.$C$1]-([.$E$1]*CEILING([.C385]/[.$E$1])*[.D385]))/([.$C$1]-([.C385]*[.D385]))" office:value-type="float" office:value="0.00401606425702816" calcext:value-type="float">
            <text:p>0.004016064257028</text:p>
          </table:table-cell>
          <table:table-cell table:formula="of:=LOG([.C65]*[.D65]+0.1*[.B65])" office:value-type="float" office:value="1.14739333162186" calcext:value-type="float">
            <text:p>1.1473933316218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71858541484415" calcext:value-type="float">
            <text:p>0.8718585414844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-([.$C$1]-([.$E$1]*CEILING([.C386]/[.$E$1])*[.D386]))/([.$C$1]-([.C386]*[.D386]))" office:value-type="float" office:value="0.00610997963340121" calcext:value-type="float">
            <text:p>0.006109979633401</text:p>
          </table:table-cell>
          <table:table-cell table:formula="of:=LOG([.C66]*[.D66]+0.1*[.B66])" office:value-type="float" office:value="1.32370531681764" calcext:value-type="float">
            <text:p>1.3237053168176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24473903604662" calcext:value-type="float">
            <text:p>0.42447390360466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1-([.$C$1]-([.$E$1]*CEILING([.C387]/[.$E$1])*[.D387]))/([.$C$1]-([.C387]*[.D387]))" office:value-type="float" office:value="0.00826446280991733" calcext:value-type="float">
            <text:p>0.008264462809917</text:p>
          </table:table-cell>
          <table:table-cell table:formula="of:=LOG([.C67]*[.D67]+0.1*[.B67])" office:value-type="float" office:value="1.44719355450298" calcext:value-type="float">
            <text:p>1.4471935545029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91339709807419" calcext:value-type="float">
            <text:p>0.4913397098074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-([.$C$1]-([.$E$1]*CEILING([.C388]/[.$E$1])*[.D388]))/([.$C$1]-([.C388]*[.D388]))" office:value-type="float" office:value="0.010482180293501" calcext:value-type="float">
            <text:p>0.010482180293501</text:p>
          </table:table-cell>
          <table:table-cell table:formula="of:=LOG([.C68]*[.D68]+0.1*[.B68])" office:value-type="float" office:value="1.54528658409792" calcext:value-type="float">
            <text:p>1.5452865840979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32283519035643" calcext:value-type="float">
            <text:p>0.8322835190356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1-([.$C$1]-([.$E$1]*CEILING([.C389]/[.$E$1])*[.D389]))/([.$C$1]-([.C389]*[.D389]))" office:value-type="float" office:value="0.0127659574468085" calcext:value-type="float">
            <text:p>0.012765957446809</text:p>
          </table:table-cell>
          <table:table-cell table:formula="of:=LOG([.C69]*[.D69]+0.1*[.B69])" office:value-type="float" office:value="1.62340822185028" calcext:value-type="float">
            <text:p>1.6234082218502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2010493265665" calcext:value-type="float">
            <text:p>0.69201049326566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[.$C$1]-([.$E$1]*CEILING([.C390]/[.$E$1])*[.D390]))/([.$C$1]-([.C390]*[.D390]))" office:value-type="float" office:value="0.0151187904967602" calcext:value-type="float">
            <text:p>0.01511879049676</text:p>
          </table:table-cell>
          <table:table-cell table:formula="of:=LOG([.C70]*[.D70]+0.1*[.B70])" office:value-type="float" office:value="1.69087739314699" calcext:value-type="float">
            <text:p>1.6908773931469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444878564045672" calcext:value-type="float">
            <text:p>0.0444878564045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1-([.$C$1]-([.$E$1]*CEILING([.C391]/[.$E$1])*[.D391]))/([.$C$1]-([.C391]*[.D391]))" office:value-type="float" office:value="0.0175438596491229" calcext:value-type="float">
            <text:p>0.017543859649123</text:p>
          </table:table-cell>
          <table:table-cell table:formula="of:=LOG([.C71]*[.D71]+0.1*[.B71])" office:value-type="float" office:value="1.74833008673497" calcext:value-type="float">
            <text:p>1.7483300867349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82689893225944" calcext:value-type="float">
            <text:p>0.2826898932259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1-([.$C$1]-([.$E$1]*CEILING([.C392]/[.$E$1])*[.D392]))/([.$C$1]-([.C392]*[.D392]))" office:value-type="float" office:value="0.0200445434298441" calcext:value-type="float">
            <text:p>0.020044543429844</text:p>
          </table:table-cell>
          <table:table-cell table:formula="of:=LOG([.C72]*[.D72]+0.1*[.B72])" office:value-type="float" office:value="1.8000172550371" calcext:value-type="float">
            <text:p>1.80001725503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16858462565897" calcext:value-type="float">
            <text:p>0.41685846256589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393]/[.$E$1])*[.D393]))/([.$C$1]-([.C393]*[.D393]))" office:value-type="float" office:value="0.0226244343891403" calcext:value-type="float">
            <text:p>0.02262443438914</text:p>
          </table:table-cell>
          <table:table-cell table:formula="of:=LOG([.C73]*[.D73]+0.1*[.B73])" office:value-type="float" office:value="1.84538629033977" calcext:value-type="float">
            <text:p>1.8453862903397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7029500725982" calcext:value-type="float">
            <text:p>0.770295007259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-([.$C$1]-([.$E$1]*CEILING([.C394]/[.$E$1])*[.D394]))/([.$C$1]-([.C394]*[.D394]))" office:value-type="float" office:value="0" calcext:value-type="float">
            <text:p>0</text:p>
          </table:table-cell>
          <table:table-cell table:formula="of:=LOG([.C74]*[.D74]+0.1*[.B74])" office:value-type="float" office:value="0.904413290807746" calcext:value-type="float">
            <text:p>0.90441329080774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25738658978484" calcext:value-type="float">
            <text:p>0.8257386589784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-([.$C$1]-([.$E$1]*CEILING([.C395]/[.$E$1])*[.D395]))/([.$C$1]-([.C395]*[.D395]))" office:value-type="float" office:value="0" calcext:value-type="float">
            <text:p>0</text:p>
          </table:table-cell>
          <table:table-cell table:formula="of:=LOG([.C75]*[.D75]+0.1*[.B75])" office:value-type="float" office:value="1.2056957993365" calcext:value-type="float">
            <text:p>1.205695799336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77803954592723" calcext:value-type="float">
            <text:p>0.1778039545927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-([.$C$1]-([.$E$1]*CEILING([.C396]/[.$E$1])*[.D396]))/([.$C$1]-([.C396]*[.D396]))" office:value-type="float" office:value="0" calcext:value-type="float">
            <text:p>0</text:p>
          </table:table-cell>
          <table:table-cell table:formula="of:=LOG([.C76]*[.D76]+0.1*[.B76])" office:value-type="float" office:value="1.380607406162" calcext:value-type="float">
            <text:p>1.3806074061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6811325022899" calcext:value-type="float">
            <text:p>0.2681132502289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-([.$C$1]-([.$E$1]*CEILING([.C397]/[.$E$1])*[.D397]))/([.$C$1]-([.C397]*[.D397]))" office:value-type="float" office:value="0" calcext:value-type="float">
            <text:p>0</text:p>
          </table:table-cell>
          <table:table-cell table:formula="of:=LOG([.C77]*[.D77]+0.1*[.B77])" office:value-type="float" office:value="1.50617015573303" calcext:value-type="float">
            <text:p>1.506170155733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7752152591325" calcext:value-type="float">
            <text:p>0.9077521525913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-([.$C$1]-([.$E$1]*CEILING([.C398]/[.$E$1])*[.D398]))/([.$C$1]-([.C398]*[.D398]))" office:value-type="float" office:value="0" calcext:value-type="float">
            <text:p>0</text:p>
          </table:table-cell>
          <table:table-cell table:formula="of:=LOG([.C78]*[.D78]+0.1*[.B78])" office:value-type="float" office:value="1.60231255176503" calcext:value-type="float">
            <text:p>1.602312551765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33559351763084" calcext:value-type="float">
            <text:p>0.8335593517630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1-([.$C$1]-([.$E$1]*CEILING([.C399]/[.$E$1])*[.D399]))/([.$C$1]-([.C399]*[.D399]))" office:value-type="float" office:value="0" calcext:value-type="float">
            <text:p>0</text:p>
          </table:table-cell>
          <table:table-cell table:formula="of:=LOG([.C79]*[.D79]+0.1*[.B79])" office:value-type="float" office:value="1.68206731582022" calcext:value-type="float">
            <text:p>1.6820673158202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352210592858217" calcext:value-type="float">
            <text:p>0.0352210592858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1-([.$C$1]-([.$E$1]*CEILING([.C400]/[.$E$1])*[.D400]))/([.$C$1]-([.C400]*[.D400]))" office:value-type="float" office:value="0" calcext:value-type="float">
            <text:p>0</text:p>
          </table:table-cell>
          <table:table-cell table:formula="of:=LOG([.C80]*[.D80]+0.1*[.B80])" office:value-type="float" office:value="1.74886504162832" calcext:value-type="float">
            <text:p>1.7488650416283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29719193085423" calcext:value-type="float">
            <text:p>0.42971919308542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1-([.$C$1]-([.$E$1]*CEILING([.C401]/[.$E$1])*[.D401]))/([.$C$1]-([.C401]*[.D401]))" office:value-type="float" office:value="0" calcext:value-type="float">
            <text:p>0</text:p>
          </table:table-cell>
          <table:table-cell table:formula="of:=LOG([.C81]*[.D81]+0.1*[.B81])" office:value-type="float" office:value="1.80631656594262" calcext:value-type="float">
            <text:p>1.806316565942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63798080518425" calcext:value-type="float">
            <text:p>0.1637980805184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1-([.$C$1]-([.$E$1]*CEILING([.C402]/[.$E$1])*[.D402]))/([.$C$1]-([.C402]*[.D402]))" office:value-type="float" office:value="0" calcext:value-type="float">
            <text:p>0</text:p>
          </table:table-cell>
          <table:table-cell table:formula="of:=LOG([.C82]*[.D82]+0.1*[.B82])" office:value-type="float" office:value="1.85743758078256" calcext:value-type="float">
            <text:p>1.857437580782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76915786131511" calcext:value-type="float">
            <text:p>0.7769157861315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03]/[.$E$1])*[.D403]))/([.$C$1]-([.C403]*[.D403]))" office:value-type="float" office:value="0" calcext:value-type="float">
            <text:p>0</text:p>
          </table:table-cell>
          <table:table-cell table:formula="of:=LOG([.C83]*[.D83]+0.1*[.B83])" office:value-type="float" office:value="1.90340998477568" calcext:value-type="float">
            <text:p>1.9034099847756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24887523038598" calcext:value-type="float">
            <text:p>0.2248875230385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-([.$C$1]-([.$E$1]*CEILING([.C404]/[.$E$1])*[.D404]))/([.$C$1]-([.C404]*[.D404]))" office:value-type="float" office:value="0.0139165009940357" calcext:value-type="float">
            <text:p>0.013916500994036</text:p>
          </table:table-cell>
          <table:table-cell table:formula="of:=LOG([.C84]*[.D84]+0.1*[.B84])" office:value-type="float" office:value="0.955978648666639" calcext:value-type="float">
            <text:p>0.95597864866663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76879560763565" calcext:value-type="float">
            <text:p>0.67687956076356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-([.$C$1]-([.$E$1]*CEILING([.C405]/[.$E$1])*[.D405]))/([.$C$1]-([.C405]*[.D405]))" office:value-type="float" office:value="0.02834008097166" calcext:value-type="float">
            <text:p>0.02834008097166</text:p>
          </table:table-cell>
          <table:table-cell table:formula="of:=LOG([.C85]*[.D85]+0.1*[.B85])" office:value-type="float" office:value="1.25726491460948" calcext:value-type="float">
            <text:p>1.2572649146094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0268906538391" calcext:value-type="float">
            <text:p>0.5602689065383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-([.$C$1]-([.$E$1]*CEILING([.C406]/[.$E$1])*[.D406]))/([.$C$1]-([.C406]*[.D406]))" office:value-type="float" office:value="0.0432989690721649" calcext:value-type="float">
            <text:p>0.043298969072165</text:p>
          </table:table-cell>
          <table:table-cell table:formula="of:=LOG([.C86]*[.D86]+0.1*[.B86])" office:value-type="float" office:value="1.4326526551301" calcext:value-type="float">
            <text:p>1.432652655130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92126102497608" calcext:value-type="float">
            <text:p>0.7921261024976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1-([.$C$1]-([.$E$1]*CEILING([.C407]/[.$E$1])*[.D407]))/([.$C$1]-([.C407]*[.D407]))" office:value-type="float" office:value="0.0588235294117647" calcext:value-type="float">
            <text:p>0.058823529411765</text:p>
          </table:table-cell>
          <table:table-cell table:formula="of:=LOG([.C87]*[.D87]+0.1*[.B87])" office:value-type="float" office:value="1.55645015377722" calcext:value-type="float">
            <text:p>1.5564501537772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25089973481767" calcext:value-type="float">
            <text:p>0.7250899734817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1-([.$C$1]-([.$E$1]*CEILING([.C408]/[.$E$1])*[.D408]))/([.$C$1]-([.C408]*[.D408]))" office:value-type="float" office:value="0.0749464668094219" calcext:value-type="float">
            <text:p>0.074946466809422</text:p>
          </table:table-cell>
          <table:table-cell table:formula="of:=LOG([.C88]*[.D88]+0.1*[.B88])" office:value-type="float" office:value="1.65338399757546" calcext:value-type="float">
            <text:p>1.6533839975754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22850832236032" calcext:value-type="float">
            <text:p>0.8228508322360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1-([.$C$1]-([.$E$1]*CEILING([.C409]/[.$E$1])*[.D409]))/([.$C$1]-([.C409]*[.D409]))" office:value-type="float" office:value="0.091703056768559" calcext:value-type="float">
            <text:p>0.091703056768559</text:p>
          </table:table-cell>
          <table:table-cell table:formula="of:=LOG([.C89]*[.D89]+0.1*[.B89])" office:value-type="float" office:value="1.73254354080286" calcext:value-type="float">
            <text:p>1.7325435408028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0855294070215" calcext:value-type="float">
            <text:p>0.6908552940702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1-([.$C$1]-([.$E$1]*CEILING([.C410]/[.$E$1])*[.D410]))/([.$C$1]-([.C410]*[.D410]))" office:value-type="float" office:value="0.10913140311804" calcext:value-type="float">
            <text:p>0.10913140311804</text:p>
          </table:table-cell>
          <table:table-cell table:formula="of:=LOG([.C90]*[.D90]+0.1*[.B90])" office:value-type="float" office:value="1.799745167873" calcext:value-type="float">
            <text:p>1.79974516787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1891967266301" calcext:value-type="float">
            <text:p>0.318919672663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1-([.$C$1]-([.$E$1]*CEILING([.C411]/[.$E$1])*[.D411]))/([.$C$1]-([.C411]*[.D411]))" office:value-type="float" office:value="0.127272727272727" calcext:value-type="float">
            <text:p>0.127272727272727</text:p>
          </table:table-cell>
          <table:table-cell table:formula="of:=LOG([.C91]*[.D91]+0.1*[.B91])" office:value-type="float" office:value="1.8578934395318" calcext:value-type="float">
            <text:p>1.85789343953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3355771892435" calcext:value-type="float">
            <text:p>0.69335577189243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1-([.$C$1]-([.$E$1]*CEILING([.C412]/[.$E$1])*[.D412]))/([.$C$1]-([.C412]*[.D412]))" office:value-type="float" office:value="0.146171693735499" calcext:value-type="float">
            <text:p>0.146171693735499</text:p>
          </table:table-cell>
          <table:table-cell table:formula="of:=LOG([.C92]*[.D92]+0.1*[.B92])" office:value-type="float" office:value="1.908765671181" calcext:value-type="float">
            <text:p>1.90876567118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0984102548391453" calcext:value-type="float">
            <text:p>0.0098410254839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13]/[.$E$1])*[.D413]))/([.$C$1]-([.C413]*[.D413]))" office:value-type="float" office:value="0.165876777251185" calcext:value-type="float">
            <text:p>0.165876777251185</text:p>
          </table:table-cell>
          <table:table-cell table:formula="of:=LOG([.C93]*[.D93]+0.1*[.B93])" office:value-type="float" office:value="1.95441231224565" calcext:value-type="float">
            <text:p>1.9544123122456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18796483485833" calcext:value-type="float">
            <text:p>0.4187964834858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-([.$C$1]-([.$E$1]*CEILING([.C414]/[.$E$1])*[.D414]))/([.$C$1]-([.C414]*[.D414]))" office:value-type="float" office:value="0.0119521912350598" calcext:value-type="float">
            <text:p>0.01195219123506</text:p>
          </table:table-cell>
          <table:table-cell table:formula="of:=LOG([.C94]*[.D94]+0.1*[.B94])" office:value-type="float" office:value="1.00184334186006" calcext:value-type="float">
            <text:p>1.0018433418600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203264393669009" calcext:value-type="float">
            <text:p>0.0203264393669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-([.$C$1]-([.$E$1]*CEILING([.C415]/[.$E$1])*[.D415]))/([.$C$1]-([.C415]*[.D415]))" office:value-type="float" office:value="0.024390243902439" calcext:value-type="float">
            <text:p>0.024390243902439</text:p>
          </table:table-cell>
          <table:table-cell table:formula="of:=LOG([.C95]*[.D95]+0.1*[.B95])" office:value-type="float" office:value="1.30251041531715" calcext:value-type="float">
            <text:p>1.3025104153171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5437424048498" calcext:value-type="float">
            <text:p>0.2354374240484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-([.$C$1]-([.$E$1]*CEILING([.C416]/[.$E$1])*[.D416]))/([.$C$1]-([.C416]*[.D416]))" office:value-type="float" office:value="0.0373443983402489" calcext:value-type="float">
            <text:p>0.037344398340249</text:p>
          </table:table-cell>
          <table:table-cell table:formula="of:=LOG([.C96]*[.D96]+0.1*[.B96])" office:value-type="float" office:value="1.47748773667238" calcext:value-type="float">
            <text:p>1.4774877366723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78503252792386" calcext:value-type="float">
            <text:p>0.17850325279238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1-([.$C$1]-([.$E$1]*CEILING([.C417]/[.$E$1])*[.D417]))/([.$C$1]-([.C417]*[.D417]))" office:value-type="float" office:value="0.0508474576271186" calcext:value-type="float">
            <text:p>0.050847457627119</text:p>
          </table:table-cell>
          <table:table-cell table:formula="of:=LOG([.C97]*[.D97]+0.1*[.B97])" office:value-type="float" office:value="1.60237026399089" calcext:value-type="float">
            <text:p>1.6023702639908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6593996755442" calcext:value-type="float">
            <text:p>0.90659399675544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1-([.$C$1]-([.$E$1]*CEILING([.C418]/[.$E$1])*[.D418]))/([.$C$1]-([.C418]*[.D418]))" office:value-type="float" office:value="0.064935064935065" calcext:value-type="float">
            <text:p>0.064935064935065</text:p>
          </table:table-cell>
          <table:table-cell table:formula="of:=LOG([.C98]*[.D98]+0.1*[.B98])" office:value-type="float" office:value="1.69966226837637" calcext:value-type="float">
            <text:p>1.6996622683763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31327640901097" calcext:value-type="float">
            <text:p>0.83132764090109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1-([.$C$1]-([.$E$1]*CEILING([.C419]/[.$E$1])*[.D419]))/([.$C$1]-([.C419]*[.D419]))" office:value-type="float" office:value="0.0796460176991151" calcext:value-type="float">
            <text:p>0.079646017699115</text:p>
          </table:table-cell>
          <table:table-cell table:formula="of:=LOG([.C99]*[.D99]+0.1*[.B99])" office:value-type="float" office:value="1.77830266478483" calcext:value-type="float">
            <text:p>1.7783026647848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98315693252687" calcext:value-type="float">
            <text:p>0.3983156932526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1-([.$C$1]-([.$E$1]*CEILING([.C420]/[.$E$1])*[.D420]))/([.$C$1]-([.C420]*[.D420]))" office:value-type="float" office:value="0.0950226244343891" calcext:value-type="float">
            <text:p>0.095022624434389</text:p>
          </table:table-cell>
          <table:table-cell table:formula="of:=LOG([.C100]*[.D100]+0.1*[.B100])" office:value-type="float" office:value="1.84523713023739" calcext:value-type="float">
            <text:p>1.8452371302373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467361812494148" calcext:value-type="float">
            <text:p>0.0467361812494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1-([.$C$1]-([.$E$1]*CEILING([.C421]/[.$E$1])*[.D421]))/([.$C$1]-([.C421]*[.D421]))" office:value-type="float" office:value="0.111111111111111" calcext:value-type="float">
            <text:p>0.111111111111111</text:p>
          </table:table-cell>
          <table:table-cell table:formula="of:=LOG([.C101]*[.D101]+0.1*[.B101])" office:value-type="float" office:value="1.90330632380913" calcext:value-type="float">
            <text:p>1.9033063238091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48338767935786" calcext:value-type="float">
            <text:p>0.84833876793578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1-([.$C$1]-([.$E$1]*CEILING([.C422]/[.$E$1])*[.D422]))/([.$C$1]-([.C422]*[.D422]))" office:value-type="float" office:value="0.127962085308057" calcext:value-type="float">
            <text:p>0.127962085308057</text:p>
          </table:table-cell>
          <table:table-cell table:formula="of:=LOG([.C102]*[.D102]+0.1*[.B102])" office:value-type="float" office:value="1.95447609123219" calcext:value-type="float">
            <text:p>1.9544760912321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70714192800941" calcext:value-type="float">
            <text:p>0.27071419280094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1-([.$C$1]-([.$E$1]*CEILING([.C423]/[.$E$1])*[.D423]))/([.$C$1]-([.C423]*[.D423]))" office:value-type="float" office:value="0.145631067961165" calcext:value-type="float">
            <text:p>0.145631067961165</text:p>
          </table:table-cell>
          <table:table-cell table:formula="of:=LOG([.C103]*[.D103]+0.1*[.B103])" office:value-type="float" office:value="2.00035566228198" calcext:value-type="float">
            <text:p>2.0003556622819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5452819073421" calcext:value-type="float">
            <text:p>0.554528190734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-([.$C$1]-([.$E$1]*CEILING([.C424]/[.$E$1])*[.D424]))/([.$C$1]-([.C424]*[.D424]))" office:value-type="float" office:value="0.00998003992015972" calcext:value-type="float">
            <text:p>0.00998003992016</text:p>
          </table:table-cell>
          <table:table-cell table:formula="of:=LOG([.C104]*[.D104]+0.1*[.B104])" office:value-type="float" office:value="1.04474549430099" calcext:value-type="float">
            <text:p>1.0447454943009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6253032768426" calcext:value-type="float">
            <text:p>0.6962530327684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-([.$C$1]-([.$E$1]*CEILING([.C425]/[.$E$1])*[.D425]))/([.$C$1]-([.C425]*[.D425]))" office:value-type="float" office:value="0.0204081632653061" calcext:value-type="float">
            <text:p>0.020408163265306</text:p>
          </table:table-cell>
          <table:table-cell table:formula="of:=LOG([.C105]*[.D105]+0.1*[.B105])" office:value-type="float" office:value="1.34278794201108" calcext:value-type="float">
            <text:p>1.3427879420110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835186605818152" calcext:value-type="float">
            <text:p>0.0835186605818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-([.$C$1]-([.$E$1]*CEILING([.C426]/[.$E$1])*[.D426]))/([.$C$1]-([.C426]*[.D426]))" office:value-type="float" office:value="0.0313152400835073" calcext:value-type="float">
            <text:p>0.031315240083507</text:p>
          </table:table-cell>
          <table:table-cell table:formula="of:=LOG([.C106]*[.D106]+0.1*[.B106])" office:value-type="float" office:value="1.51886717565425" calcext:value-type="float">
            <text:p>1.5188671756542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323486122512211" calcext:value-type="float">
            <text:p>0.0323486122512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1-([.$C$1]-([.$E$1]*CEILING([.C427]/[.$E$1])*[.D427]))/([.$C$1]-([.C427]*[.D427]))" office:value-type="float" office:value="0.0427350427350427" calcext:value-type="float">
            <text:p>0.042735042735043</text:p>
          </table:table-cell>
          <table:table-cell table:formula="of:=LOG([.C107]*[.D107]+0.1*[.B107])" office:value-type="float" office:value="1.64441813222318" calcext:value-type="float">
            <text:p>1.644418132223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17149927939827" calcext:value-type="float">
            <text:p>0.1171499279398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1-([.$C$1]-([.$E$1]*CEILING([.C428]/[.$E$1])*[.D428]))/([.$C$1]-([.C428]*[.D428]))" office:value-type="float" office:value="0.0547045951859956" calcext:value-type="float">
            <text:p>0.054704595185996</text:p>
          </table:table-cell>
          <table:table-cell table:formula="of:=LOG([.C108]*[.D108]+0.1*[.B108])" office:value-type="float" office:value="1.74089691510693" calcext:value-type="float">
            <text:p>1.7408969151069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87046692092206" calcext:value-type="float">
            <text:p>0.5870466920922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1-([.$C$1]-([.$E$1]*CEILING([.C429]/[.$E$1])*[.D429]))/([.$C$1]-([.C429]*[.D429]))" office:value-type="float" office:value="0.0672645739910314" calcext:value-type="float">
            <text:p>0.067264573991031</text:p>
          </table:table-cell>
          <table:table-cell table:formula="of:=LOG([.C109]*[.D109]+0.1*[.B109])" office:value-type="float" office:value="1.81968732488008" calcext:value-type="float">
            <text:p>1.8196873248800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0843851991402" calcext:value-type="float">
            <text:p>0.90084385199140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1-([.$C$1]-([.$E$1]*CEILING([.C430]/[.$E$1])*[.D430]))/([.$C$1]-([.C430]*[.D430]))" office:value-type="float" office:value="0.0804597701149425" calcext:value-type="float">
            <text:p>0.080459770114943</text:p>
          </table:table-cell>
          <table:table-cell table:formula="of:=LOG([.C110]*[.D110]+0.1*[.B110])" office:value-type="float" office:value="1.88672759473758" calcext:value-type="float">
            <text:p>1.8867275947375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5345985408061" calcext:value-type="float">
            <text:p>0.61534598540806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1-([.$C$1]-([.$E$1]*CEILING([.C431]/[.$E$1])*[.D431]))/([.$C$1]-([.C431]*[.D431]))" office:value-type="float" office:value="0.0943396226415094" calcext:value-type="float">
            <text:p>0.094339622641509</text:p>
          </table:table-cell>
          <table:table-cell table:formula="of:=LOG([.C111]*[.D111]+0.1*[.B111])" office:value-type="float" office:value="1.94472548993182" calcext:value-type="float">
            <text:p>1.9447254899318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18964966805949" calcext:value-type="float">
            <text:p>0.51896496680594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1-([.$C$1]-([.$E$1]*CEILING([.C432]/[.$E$1])*[.D432]))/([.$C$1]-([.C432]*[.D432]))" office:value-type="float" office:value="0.108958837772397" calcext:value-type="float">
            <text:p>0.108958837772397</text:p>
          </table:table-cell>
          <table:table-cell table:formula="of:=LOG([.C112]*[.D112]+0.1*[.B112])" office:value-type="float" office:value="1.99567827555649" calcext:value-type="float">
            <text:p>1.9956782755564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44914381025364" calcext:value-type="float">
            <text:p>0.1449143810253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33]/[.$E$1])*[.D433]))/([.$C$1]-([.C433]*[.D433]))" office:value-type="float" office:value="0.124378109452736" calcext:value-type="float">
            <text:p>0.124378109452736</text:p>
          </table:table-cell>
          <table:table-cell table:formula="of:=LOG([.C113]*[.D113]+0.1*[.B113])" office:value-type="float" office:value="2.04157995844703" calcext:value-type="float">
            <text:p>2.041579958447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500023713589791" calcext:value-type="float">
            <text:p>0.0500023713589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-([.$C$1]-([.$E$1]*CEILING([.C434]/[.$E$1])*[.D434]))/([.$C$1]-([.C434]*[.D434]))" office:value-type="float" office:value="0.00800000000000001" calcext:value-type="float">
            <text:p>0.008</text:p>
          </table:table-cell>
          <table:table-cell table:formula="of:=LOG([.C114]*[.D114]+0.1*[.B114])" office:value-type="float" office:value="1.07929276918395" calcext:value-type="float">
            <text:p>1.0792927691839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56433913352225" calcext:value-type="float">
            <text:p>0.2564339133522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-([.$C$1]-([.$E$1]*CEILING([.C435]/[.$E$1])*[.D435]))/([.$C$1]-([.C435]*[.D435]))" office:value-type="float" office:value="0.0163934426229508" calcext:value-type="float">
            <text:p>0.016393442622951</text:p>
          </table:table-cell>
          <table:table-cell table:formula="of:=LOG([.C115]*[.D115]+0.1*[.B115])" office:value-type="float" office:value="1.38124577883204" calcext:value-type="float">
            <text:p>1.3812457788320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48094951572144" calcext:value-type="float">
            <text:p>0.548094951572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-([.$C$1]-([.$E$1]*CEILING([.C436]/[.$E$1])*[.D436]))/([.$C$1]-([.C436]*[.D436]))" office:value-type="float" office:value="0.0252100840336135" calcext:value-type="float">
            <text:p>0.025210084033614</text:p>
          </table:table-cell>
          <table:table-cell table:formula="of:=LOG([.C116]*[.D116]+0.1*[.B116])" office:value-type="float" office:value="1.55708694039329" calcext:value-type="float">
            <text:p>1.5570869403932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13078076822038" calcext:value-type="float">
            <text:p>0.91307807682203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1-([.$C$1]-([.$E$1]*CEILING([.C437]/[.$E$1])*[.D437]))/([.$C$1]-([.C437]*[.D437]))" office:value-type="float" office:value="0.0344827586206896" calcext:value-type="float">
            <text:p>0.03448275862069</text:p>
          </table:table-cell>
          <table:table-cell table:formula="of:=LOG([.C117]*[.D117]+0.1*[.B117])" office:value-type="float" office:value="1.68174657032693" calcext:value-type="float">
            <text:p>1.6817465703269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19720727700493" calcext:value-type="float">
            <text:p>0.91972072770049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1-([.$C$1]-([.$E$1]*CEILING([.C438]/[.$E$1])*[.D438]))/([.$C$1]-([.C438]*[.D438]))" office:value-type="float" office:value="0.0442477876106194" calcext:value-type="float">
            <text:p>0.04424778761062</text:p>
          </table:table-cell>
          <table:table-cell table:formula="of:=LOG([.C118]*[.D118]+0.1*[.B118])" office:value-type="float" office:value="1.77871385946322" calcext:value-type="float">
            <text:p>1.7787138594632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87378268199888" calcext:value-type="float">
            <text:p>0.3873782681998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1-([.$C$1]-([.$E$1]*CEILING([.C439]/[.$E$1])*[.D439]))/([.$C$1]-([.C439]*[.D439]))" office:value-type="float" office:value="0.0545454545454546" calcext:value-type="float">
            <text:p>0.054545454545455</text:p>
          </table:table-cell>
          <table:table-cell table:formula="of:=LOG([.C119]*[.D119]+0.1*[.B119])" office:value-type="float" office:value="1.85759563296845" calcext:value-type="float">
            <text:p>1.8575956329684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91376304461123" calcext:value-type="float">
            <text:p>0.8913763044611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1-([.$C$1]-([.$E$1]*CEILING([.C440]/[.$E$1])*[.D440]))/([.$C$1]-([.C440]*[.D440]))" office:value-type="float" office:value="0.0654205607476636" calcext:value-type="float">
            <text:p>0.065420560747664</text:p>
          </table:table-cell>
          <table:table-cell table:formula="of:=LOG([.C120]*[.D120]+0.1*[.B120])" office:value-type="float" office:value="1.92461959897428" calcext:value-type="float">
            <text:p>1.9246195989742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08230943535917" calcext:value-type="float">
            <text:p>0.1082309435359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1-([.$C$1]-([.$E$1]*CEILING([.C441]/[.$E$1])*[.D441]))/([.$C$1]-([.C441]*[.D441]))" office:value-type="float" office:value="0.0769230769230769" calcext:value-type="float">
            <text:p>0.076923076923077</text:p>
          </table:table-cell>
          <table:table-cell table:formula="of:=LOG([.C121]*[.D121]+0.1*[.B121])" office:value-type="float" office:value="1.98244576179766" calcext:value-type="float">
            <text:p>1.9824457617976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34826728604814" calcext:value-type="float">
            <text:p>0.7348267286048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1-([.$C$1]-([.$E$1]*CEILING([.C442]/[.$E$1])*[.D442]))/([.$C$1]-([.C442]*[.D442]))" office:value-type="float" office:value="0.0891089108910891" calcext:value-type="float">
            <text:p>0.089108910891089</text:p>
          </table:table-cell>
          <table:table-cell table:formula="of:=LOG([.C122]*[.D122]+0.1*[.B122])" office:value-type="float" office:value="2.03343220144769" calcext:value-type="float">
            <text:p>2.0334322014476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6240235227576" calcext:value-type="float">
            <text:p>0.6162402352275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43]/[.$E$1])*[.D443]))/([.$C$1]-([.C443]*[.D443]))" office:value-type="float" office:value="0.102040816326531" calcext:value-type="float">
            <text:p>0.102040816326531</text:p>
          </table:table-cell>
          <table:table-cell table:formula="of:=LOG([.C123]*[.D123]+0.1*[.B123])" office:value-type="float" office:value="2.079374650867" calcext:value-type="float">
            <text:p>2.0793746508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13412516698502" calcext:value-type="float">
            <text:p>0.3134125166985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-([.$C$1]-([.$E$1]*CEILING([.C444]/[.$E$1])*[.D444]))/([.$C$1]-([.C444]*[.D444]))" office:value-type="float" office:value="0.0060120240480962" calcext:value-type="float">
            <text:p>0.006012024048096</text:p>
          </table:table-cell>
          <table:table-cell table:formula="of:=LOG([.C124]*[.D124]+0.1*[.B124])" office:value-type="float" office:value="1.11623025579736" calcext:value-type="float">
            <text:p>1.1162302557973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8840956845102" calcext:value-type="float">
            <text:p>0.9588409568451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-([.$C$1]-([.$E$1]*CEILING([.C445]/[.$E$1])*[.D445]))/([.$C$1]-([.C445]*[.D445]))" office:value-type="float" office:value="0.0123456790123457" calcext:value-type="float">
            <text:p>0.012345679012346</text:p>
          </table:table-cell>
          <table:table-cell table:formula="of:=LOG([.C125]*[.D125]+0.1*[.B125])" office:value-type="float" office:value="1.4153684349958" calcext:value-type="float">
            <text:p>1.415368434995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98072597549582" calcext:value-type="float">
            <text:p>0.19807259754958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-([.$C$1]-([.$E$1]*CEILING([.C446]/[.$E$1])*[.D446]))/([.$C$1]-([.C446]*[.D446]))" office:value-type="float" office:value="0.0190274841437632" calcext:value-type="float">
            <text:p>0.019027484143763</text:p>
          </table:table-cell>
          <table:table-cell table:formula="of:=LOG([.C126]*[.D126]+0.1*[.B126])" office:value-type="float" office:value="1.59206821530836" calcext:value-type="float">
            <text:p>1.5920682153083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02082660042024" calcext:value-type="float">
            <text:p>0.1020826600420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1-([.$C$1]-([.$E$1]*CEILING([.C447]/[.$E$1])*[.D447]))/([.$C$1]-([.C447]*[.D447]))" office:value-type="float" office:value="0.0260869565217391" calcext:value-type="float">
            <text:p>0.026086956521739</text:p>
          </table:table-cell>
          <table:table-cell table:formula="of:=LOG([.C127]*[.D127]+0.1*[.B127])" office:value-type="float" office:value="1.71666757847875" calcext:value-type="float">
            <text:p>1.7166675784787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35101993675931" calcext:value-type="float">
            <text:p>0.0351019936759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1-([.$C$1]-([.$E$1]*CEILING([.C448]/[.$E$1])*[.D448]))/([.$C$1]-([.C448]*[.D448]))" office:value-type="float" office:value="0.0335570469798657" calcext:value-type="float">
            <text:p>0.033557046979866</text:p>
          </table:table-cell>
          <table:table-cell table:formula="of:=LOG([.C128]*[.D128]+0.1*[.B128])" office:value-type="float" office:value="1.81298034524755" calcext:value-type="float">
            <text:p>1.8129803452475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16340066800078" calcext:value-type="float">
            <text:p>0.91634006680007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1-([.$C$1]-([.$E$1]*CEILING([.C449]/[.$E$1])*[.D449]))/([.$C$1]-([.C449]*[.D449]))" office:value-type="float" office:value="0.0414746543778802" calcext:value-type="float">
            <text:p>0.04147465437788</text:p>
          </table:table-cell>
          <table:table-cell table:formula="of:=LOG([.C129]*[.D129]+0.1*[.B129])" office:value-type="float" office:value="1.89255161690767" calcext:value-type="float">
            <text:p>1.892551616907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82730042349555" calcext:value-type="float">
            <text:p>0.58273004234955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1-([.$C$1]-([.$E$1]*CEILING([.C450]/[.$E$1])*[.D450]))/([.$C$1]-([.C450]*[.D450]))" office:value-type="float" office:value="0.0498812351543944" calcext:value-type="float">
            <text:p>0.049881235154394</text:p>
          </table:table-cell>
          <table:table-cell table:formula="of:=LOG([.C130]*[.D130]+0.1*[.B130])" office:value-type="float" office:value="1.95934261874799" calcext:value-type="float">
            <text:p>1.9593426187479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90988996663261" calcext:value-type="float">
            <text:p>0.89098899666326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1-([.$C$1]-([.$E$1]*CEILING([.C451]/[.$E$1])*[.D451]))/([.$C$1]-([.C451]*[.D451]))" office:value-type="float" office:value="0.0588235294117647" calcext:value-type="float">
            <text:p>0.058823529411765</text:p>
          </table:table-cell>
          <table:table-cell table:formula="of:=LOG([.C131]*[.D131]+0.1*[.B131])" office:value-type="float" office:value="2.01735595133243" calcext:value-type="float">
            <text:p>2.0173559513324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239968964317079" calcext:value-type="float">
            <text:p>0.02399689643170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1-([.$C$1]-([.$E$1]*CEILING([.C452]/[.$E$1])*[.D452]))/([.$C$1]-([.C452]*[.D452]))" office:value-type="float" office:value="0.0683544303797469" calcext:value-type="float">
            <text:p>0.068354430379747</text:p>
          </table:table-cell>
          <table:table-cell table:formula="of:=LOG([.C132]*[.D132]+0.1*[.B132])" office:value-type="float" office:value="2.06844363008393" calcext:value-type="float">
            <text:p>2.0684436300839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664477228828" calcext:value-type="float">
            <text:p>0.906644772288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53]/[.$E$1])*[.D453]))/([.$C$1]-([.C453]*[.D453]))" office:value-type="float" office:value="0.0785340314136126" calcext:value-type="float">
            <text:p>0.078534031413613</text:p>
          </table:table-cell>
          <table:table-cell table:formula="of:=LOG([.C133]*[.D133]+0.1*[.B133])" office:value-type="float" office:value="2.11402741437399" calcext:value-type="float">
            <text:p>2.1140274143739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8172484219791" calcext:value-type="float">
            <text:p>0.9581724842197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-([.$C$1]-([.$E$1]*CEILING([.C454]/[.$E$1])*[.D454]))/([.$C$1]-([.C454]*[.D454]))" office:value-type="float" office:value="0.00401606425702816" calcext:value-type="float">
            <text:p>0.004016064257028</text:p>
          </table:table-cell>
          <table:table-cell table:formula="of:=LOG([.C134]*[.D134]+0.1*[.B134])" office:value-type="float" office:value="1.14820128998898" calcext:value-type="float">
            <text:p>1.1482012899889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74807245040303" calcext:value-type="float">
            <text:p>0.3748072450403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-([.$C$1]-([.$E$1]*CEILING([.C455]/[.$E$1])*[.D455]))/([.$C$1]-([.C455]*[.D455]))" office:value-type="float" office:value="0.00826446280991733" calcext:value-type="float">
            <text:p>0.008264462809917</text:p>
          </table:table-cell>
          <table:table-cell table:formula="of:=LOG([.C135]*[.D135]+0.1*[.B135])" office:value-type="float" office:value="1.44730438755401" calcext:value-type="float">
            <text:p>1.4473043875540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660308405349528" calcext:value-type="float">
            <text:p>0.0660308405349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-([.$C$1]-([.$E$1]*CEILING([.C456]/[.$E$1])*[.D456]))/([.$C$1]-([.C456]*[.D456]))" office:value-type="float" office:value="0.0127659574468085" calcext:value-type="float">
            <text:p>0.012765957446809</text:p>
          </table:table-cell>
          <table:table-cell table:formula="of:=LOG([.C136]*[.D136]+0.1*[.B136])" office:value-type="float" office:value="1.62411573296958" calcext:value-type="float">
            <text:p>1.6241157329695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45568407983921" calcext:value-type="float">
            <text:p>0.14556840798392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-([.$C$1]-([.$E$1]*CEILING([.C457]/[.$E$1])*[.D457]))/([.$C$1]-([.C457]*[.D457]))" office:value-type="float" office:value="0.0175438596491229" calcext:value-type="float">
            <text:p>0.017543859649123</text:p>
          </table:table-cell>
          <table:table-cell table:formula="of:=LOG([.C137]*[.D137]+0.1*[.B137])" office:value-type="float" office:value="1.74858817882956" calcext:value-type="float">
            <text:p>1.748588178829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94788941511829" calcext:value-type="float">
            <text:p>0.49478894151182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1-([.$C$1]-([.$E$1]*CEILING([.C458]/[.$E$1])*[.D458]))/([.$C$1]-([.C458]*[.D458]))" office:value-type="float" office:value="0.0226244343891403" calcext:value-type="float">
            <text:p>0.02262443438914</text:p>
          </table:table-cell>
          <table:table-cell table:formula="of:=LOG([.C138]*[.D138]+0.1*[.B138])" office:value-type="float" office:value="1.84537846073464" calcext:value-type="float">
            <text:p>1.8453784607346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97560441061668" calcext:value-type="float">
            <text:p>0.9975604410616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1-([.$C$1]-([.$E$1]*CEILING([.C459]/[.$E$1])*[.D459]))/([.$C$1]-([.C459]*[.D459]))" office:value-type="float" office:value="0.0280373831775701" calcext:value-type="float">
            <text:p>0.02803738317757</text:p>
          </table:table-cell>
          <table:table-cell table:formula="of:=LOG([.C139]*[.D139]+0.1*[.B139])" office:value-type="float" office:value="1.92469725842415" calcext:value-type="float">
            <text:p>1.9246972584241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1723584731646" calcext:value-type="float">
            <text:p>0.7172358473164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1-([.$C$1]-([.$E$1]*CEILING([.C460]/[.$E$1])*[.D460]))/([.$C$1]-([.C460]*[.D460]))" office:value-type="float" office:value="0.033816425120773" calcext:value-type="float">
            <text:p>0.033816425120773</text:p>
          </table:table-cell>
          <table:table-cell table:formula="of:=LOG([.C140]*[.D140]+0.1*[.B140])" office:value-type="float" office:value="1.99125334631474" calcext:value-type="float">
            <text:p>1.9912533463147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73891446193661" calcext:value-type="float">
            <text:p>0.87389144619366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1-([.$C$1]-([.$E$1]*CEILING([.C461]/[.$E$1])*[.D461]))/([.$C$1]-([.C461]*[.D461]))" office:value-type="float" office:value="0.04" calcext:value-type="float">
            <text:p>0.04</text:p>
          </table:table-cell>
          <table:table-cell table:formula="of:=LOG([.C141]*[.D141]+0.1*[.B141])" office:value-type="float" office:value="2.04926984473983" calcext:value-type="float">
            <text:p>2.0492698447398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04609463243733" calcext:value-type="float">
            <text:p>0.5046094632437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1-([.$C$1]-([.$E$1]*CEILING([.C462]/[.$E$1])*[.D462]))/([.$C$1]-([.C462]*[.D462]))" office:value-type="float" office:value="0.0466321243523317" calcext:value-type="float">
            <text:p>0.046632124352332</text:p>
          </table:table-cell>
          <table:table-cell table:formula="of:=LOG([.C142]*[.D142]+0.1*[.B142])" office:value-type="float" office:value="2.10057980080725" calcext:value-type="float">
            <text:p>2.1005798008072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2208830240666" calcext:value-type="float">
            <text:p>0.1220883024066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63]/[.$E$1])*[.D463]))/([.$C$1]-([.C463]*[.D463]))" office:value-type="float" office:value="0.053763440860215" calcext:value-type="float">
            <text:p>0.053763440860215</text:p>
          </table:table-cell>
          <table:table-cell table:formula="of:=LOG([.C143]*[.D143]+0.1*[.B143])" office:value-type="float" office:value="2.14619207652494" calcext:value-type="float">
            <text:p>2.146192076524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08284057130163" calcext:value-type="float">
            <text:p>0.30828405713016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-([.$C$1]-([.$E$1]*CEILING([.C464]/[.$E$1])*[.D464]))/([.$C$1]-([.C464]*[.D464]))" office:value-type="float" office:value="0.00201207243460766" calcext:value-type="float">
            <text:p>0.002012072434608</text:p>
          </table:table-cell>
          <table:table-cell table:formula="of:=LOG([.C144]*[.D144]+0.1*[.B144])" office:value-type="float" office:value="1.17879365076411" calcext:value-type="float">
            <text:p>1.1787936507641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57398793931461" calcext:value-type="float">
            <text:p>0.25739879393146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-([.$C$1]-([.$E$1]*CEILING([.C465]/[.$E$1])*[.D465]))/([.$C$1]-([.C465]*[.D465]))" office:value-type="float" office:value="0.00414937759336098" calcext:value-type="float">
            <text:p>0.004149377593361</text:p>
          </table:table-cell>
          <table:table-cell table:formula="of:=LOG([.C145]*[.D145]+0.1*[.B145])" office:value-type="float" office:value="1.47754171599716" calcext:value-type="float">
            <text:p>1.4775417159971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12926104693242" calcext:value-type="float">
            <text:p>0.31292610469324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-([.$C$1]-([.$E$1]*CEILING([.C466]/[.$E$1])*[.D466]))/([.$C$1]-([.C466]*[.D466]))" office:value-type="float" office:value="0.00642398286937906" calcext:value-type="float">
            <text:p>0.006423982869379</text:p>
          </table:table-cell>
          <table:table-cell table:formula="of:=LOG([.C146]*[.D146]+0.1*[.B146])" office:value-type="float" office:value="1.65354573935095" calcext:value-type="float">
            <text:p>1.6535457393509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4046844403629" calcext:value-type="float">
            <text:p>0.69404684440362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-([.$C$1]-([.$E$1]*CEILING([.C467]/[.$E$1])*[.D467]))/([.$C$1]-([.C467]*[.D467]))" office:value-type="float" office:value="0.00884955752212391" calcext:value-type="float">
            <text:p>0.008849557522124</text:p>
          </table:table-cell>
          <table:table-cell table:formula="of:=LOG([.C147]*[.D147]+0.1*[.B147])" office:value-type="float" office:value="1.77833823871043" calcext:value-type="float">
            <text:p>1.7783382387104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58255992763625" calcext:value-type="float">
            <text:p>0.7582559927636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1-([.$C$1]-([.$E$1]*CEILING([.C468]/[.$E$1])*[.D468]))/([.$C$1]-([.C468]*[.D468]))" office:value-type="float" office:value="0.011441647597254" calcext:value-type="float">
            <text:p>0.011441647597254</text:p>
          </table:table-cell>
          <table:table-cell table:formula="of:=LOG([.C148]*[.D148]+0.1*[.B148])" office:value-type="float" office:value="1.87514296286806" calcext:value-type="float">
            <text:p>1.8751429628680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55464178377494" calcext:value-type="float">
            <text:p>0.55546417837749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1-([.$C$1]-([.$E$1]*CEILING([.C469]/[.$E$1])*[.D469]))/([.$C$1]-([.C469]*[.D469]))" office:value-type="float" office:value="0.014218009478673" calcext:value-type="float">
            <text:p>0.014218009478673</text:p>
          </table:table-cell>
          <table:table-cell table:formula="of:=LOG([.C149]*[.D149]+0.1*[.B149])" office:value-type="float" office:value="1.954656829052" calcext:value-type="float">
            <text:p>1.95465682905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320147557076422" calcext:value-type="float">
            <text:p>0.03201475570764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1-([.$C$1]-([.$E$1]*CEILING([.C470]/[.$E$1])*[.D470]))/([.$C$1]-([.C470]*[.D470]))" office:value-type="float" office:value="0.0171990171990172" calcext:value-type="float">
            <text:p>0.017199017199017</text:p>
          </table:table-cell>
          <table:table-cell table:formula="of:=LOG([.C150]*[.D150]+0.1*[.B150])" office:value-type="float" office:value="2.02131576172685" calcext:value-type="float">
            <text:p>2.0213157617268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13323139260766" calcext:value-type="float">
            <text:p>0.71332313926076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1-([.$C$1]-([.$E$1]*CEILING([.C471]/[.$E$1])*[.D471]))/([.$C$1]-([.C471]*[.D471]))" office:value-type="float" office:value="0.0204081632653061" calcext:value-type="float">
            <text:p>0.020408163265306</text:p>
          </table:table-cell>
          <table:table-cell table:formula="of:=LOG([.C151]*[.D151]+0.1*[.B151])" office:value-type="float" office:value="2.0794651364994" calcext:value-type="float">
            <text:p>2.07946513649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67351895929406" calcext:value-type="float">
            <text:p>0.4673518959294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1-([.$C$1]-([.$E$1]*CEILING([.C472]/[.$E$1])*[.D472]))/([.$C$1]-([.C472]*[.D472]))" office:value-type="float" office:value="0.0238726790450928" calcext:value-type="float">
            <text:p>0.023872679045093</text:p>
          </table:table-cell>
          <table:table-cell table:formula="of:=LOG([.C152]*[.D152]+0.1*[.B152])" office:value-type="float" office:value="2.13035968875526" calcext:value-type="float">
            <text:p>2.1303596887552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60324760380711" calcext:value-type="float">
            <text:p>0.8603247603807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73]/[.$E$1])*[.D473]))/([.$C$1]-([.C473]*[.D473]))" office:value-type="float" office:value="0.0276243093922652" calcext:value-type="float">
            <text:p>0.027624309392265</text:p>
          </table:table-cell>
          <table:table-cell table:formula="of:=LOG([.C153]*[.D153]+0.1*[.B153])" office:value-type="float" office:value="2.17630114463171" calcext:value-type="float">
            <text:p>2.176301144631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0757889730652" calcext:value-type="float">
            <text:p>0.9507578897306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1-([.$C$1]-([.$E$1]*CEILING([.C474]/[.$E$1])*[.D474]))/([.$C$1]-([.C474]*[.D474]))" office:value-type="float" office:value="0" calcext:value-type="float">
            <text:p>0</text:p>
          </table:table-cell>
          <table:table-cell table:formula="of:=LOG([.C154]*[.D154]+0.1*[.B154])" office:value-type="float" office:value="1.20529919729601" calcext:value-type="float">
            <text:p>1.2052991972960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5648570773687" calcext:value-type="float">
            <text:p>0.4356485707736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-([.$C$1]-([.$E$1]*CEILING([.C475]/[.$E$1])*[.D475]))/([.$C$1]-([.C475]*[.D475]))" office:value-type="float" office:value="0" calcext:value-type="float">
            <text:p>0</text:p>
          </table:table-cell>
          <table:table-cell table:formula="of:=LOG([.C155]*[.D155]+0.1*[.B155])" office:value-type="float" office:value="1.50607253138923" calcext:value-type="float">
            <text:p>1.5060725313892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67549500658715" calcext:value-type="float">
            <text:p>0.9675495006587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1-([.$C$1]-([.$E$1]*CEILING([.C476]/[.$E$1])*[.D476]))/([.$C$1]-([.C476]*[.D476]))" office:value-type="float" office:value="0" calcext:value-type="float">
            <text:p>0</text:p>
          </table:table-cell>
          <table:table-cell table:formula="of:=LOG([.C156]*[.D156]+0.1*[.B156])" office:value-type="float" office:value="1.6812854095111" calcext:value-type="float">
            <text:p>1.681285409511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24136418953139" calcext:value-type="float">
            <text:p>0.9241364189531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-([.$C$1]-([.$E$1]*CEILING([.C477]/[.$E$1])*[.D477]))/([.$C$1]-([.C477]*[.D477]))" office:value-type="float" office:value="0" calcext:value-type="float">
            <text:p>0</text:p>
          </table:table-cell>
          <table:table-cell table:formula="of:=LOG([.C157]*[.D157]+0.1*[.B157])" office:value-type="float" office:value="1.8064256082466" calcext:value-type="float">
            <text:p>1.806425608246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54147264432365" calcext:value-type="float">
            <text:p>0.5541472644323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1-([.$C$1]-([.$E$1]*CEILING([.C478]/[.$E$1])*[.D478]))/([.$C$1]-([.C478]*[.D478]))" office:value-type="float" office:value="0" calcext:value-type="float">
            <text:p>0</text:p>
          </table:table-cell>
          <table:table-cell table:formula="of:=LOG([.C158]*[.D158]+0.1*[.B158])" office:value-type="float" office:value="1.9035705132635" calcext:value-type="float">
            <text:p>1.903570513263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67763999799343" calcext:value-type="float">
            <text:p>0.76776399979934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1-([.$C$1]-([.$E$1]*CEILING([.C479]/[.$E$1])*[.D479]))/([.$C$1]-([.C479]*[.D479]))" office:value-type="float" office:value="0" calcext:value-type="float">
            <text:p>0</text:p>
          </table:table-cell>
          <table:table-cell table:formula="of:=LOG([.C159]*[.D159]+0.1*[.B159])" office:value-type="float" office:value="1.98236684664512" calcext:value-type="float">
            <text:p>1.9823668466451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52913451787423" calcext:value-type="float">
            <text:p>0.4529134517874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1-([.$C$1]-([.$E$1]*CEILING([.C480]/[.$E$1])*[.D480]))/([.$C$1]-([.C480]*[.D480]))" office:value-type="float" office:value="0" calcext:value-type="float">
            <text:p>0</text:p>
          </table:table-cell>
          <table:table-cell table:formula="of:=LOG([.C160]*[.D160]+0.1*[.B160])" office:value-type="float" office:value="2.04936662619217" calcext:value-type="float">
            <text:p>2.0493666261921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6916907440521" calcext:value-type="float">
            <text:p>0.269169074405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1-([.$C$1]-([.$E$1]*CEILING([.C481]/[.$E$1])*[.D481]))/([.$C$1]-([.C481]*[.D481]))" office:value-type="float" office:value="0" calcext:value-type="float">
            <text:p>0</text:p>
          </table:table-cell>
          <table:table-cell table:formula="of:=LOG([.C161]*[.D161]+0.1*[.B161])" office:value-type="float" office:value="2.10745563873707" calcext:value-type="float">
            <text:p>2.1074556387370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28659588150546" calcext:value-type="float">
            <text:p>0.5286595881505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1-([.$C$1]-([.$E$1]*CEILING([.C482]/[.$E$1])*[.D482]))/([.$C$1]-([.C482]*[.D482]))" office:value-type="float" office:value="0" calcext:value-type="float">
            <text:p>0</text:p>
          </table:table-cell>
          <table:table-cell table:formula="of:=LOG([.C162]*[.D162]+0.1*[.B162])" office:value-type="float" office:value="2.15846800742493" calcext:value-type="float">
            <text:p>2.1584680074249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965861621950712" calcext:value-type="float">
            <text:p>0.09658616219507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83]/[.$E$1])*[.D483]))/([.$C$1]-([.C483]*[.D483]))" office:value-type="float" office:value="0" calcext:value-type="float">
            <text:p>0</text:p>
          </table:table-cell>
          <table:table-cell table:formula="of:=LOG([.C163]*[.D163]+0.1*[.B163])" office:value-type="float" office:value="2.20424024850238" calcext:value-type="float">
            <text:p>2.2042402485023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4324032089507" calcext:value-type="float">
            <text:p>0.9543240320895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1-([.$C$1]-([.$E$1]*CEILING([.C484]/[.$E$1])*[.D484]))/([.$C$1]-([.C484]*[.D484]))" office:value-type="float" office:value="0.0141414141414141" calcext:value-type="float">
            <text:p>0.014141414141414</text:p>
          </table:table-cell>
          <table:table-cell table:formula="of:=LOG([.C164]*[.D164]+0.1*[.B164])" office:value-type="float" office:value="1.23138628022892" calcext:value-type="float">
            <text:p>1.2313862802289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26760207817447" calcext:value-type="float">
            <text:p>0.12676020781744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-([.$C$1]-([.$E$1]*CEILING([.C485]/[.$E$1])*[.D485]))/([.$C$1]-([.C485]*[.D485]))" office:value-type="float" office:value="0.0292887029288703" calcext:value-type="float">
            <text:p>0.02928870292887</text:p>
          </table:table-cell>
          <table:table-cell table:formula="of:=LOG([.C165]*[.D165]+0.1*[.B165])" office:value-type="float" office:value="1.53182978884469" calcext:value-type="float">
            <text:p>1.5318297888446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41998907580098" calcext:value-type="float">
            <text:p>0.54199890758009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1-([.$C$1]-([.$E$1]*CEILING([.C486]/[.$E$1])*[.D486]))/([.$C$1]-([.C486]*[.D486]))" office:value-type="float" office:value="0.0455531453362256" calcext:value-type="float">
            <text:p>0.045553145336226</text:p>
          </table:table-cell>
          <table:table-cell table:formula="of:=LOG([.C166]*[.D166]+0.1*[.B166])" office:value-type="float" office:value="1.70815347109935" calcext:value-type="float">
            <text:p>1.7081534710993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49434243479943" calcext:value-type="float">
            <text:p>0.24943424347994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-([.$C$1]-([.$E$1]*CEILING([.C487]/[.$E$1])*[.D487]))/([.$C$1]-([.C487]*[.D487]))" office:value-type="float" office:value="0.0630630630630631" calcext:value-type="float">
            <text:p>0.063063063063063</text:p>
          </table:table-cell>
          <table:table-cell table:formula="of:=LOG([.C167]*[.D167]+0.1*[.B167])" office:value-type="float" office:value="1.83308266028406" calcext:value-type="float">
            <text:p>1.8330826602840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17994079488298" calcext:value-type="float">
            <text:p>0.41799407948829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1-([.$C$1]-([.$E$1]*CEILING([.C488]/[.$E$1])*[.D488]))/([.$C$1]-([.C488]*[.D488]))" office:value-type="float" office:value="0.0819672131147541" calcext:value-type="float">
            <text:p>0.081967213114754</text:p>
          </table:table-cell>
          <table:table-cell table:formula="of:=LOG([.C168]*[.D168]+0.1*[.B168])" office:value-type="float" office:value="1.92944150074969" calcext:value-type="float">
            <text:p>1.9294415007496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97274240766454" calcext:value-type="float">
            <text:p>0.79727424076645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1-([.$C$1]-([.$E$1]*CEILING([.C489]/[.$E$1])*[.D489]))/([.$C$1]-([.C489]*[.D489]))" office:value-type="float" office:value="0.102439024390244" calcext:value-type="float">
            <text:p>0.102439024390244</text:p>
          </table:table-cell>
          <table:table-cell table:formula="of:=LOG([.C169]*[.D169]+0.1*[.B169])" office:value-type="float" office:value="2.00893730896873" calcext:value-type="float">
            <text:p>2.0089373089687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72158205724751" calcext:value-type="float">
            <text:p>0.17215820572475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-([.$C$1]-([.$E$1]*CEILING([.C490]/[.$E$1])*[.D490]))/([.$C$1]-([.C490]*[.D490]))" office:value-type="float" office:value="0.124681933842239" calcext:value-type="float">
            <text:p>0.124681933842239</text:p>
          </table:table-cell>
          <table:table-cell table:formula="of:=LOG([.C170]*[.D170]+0.1*[.B170])" office:value-type="float" office:value="2.07585287520534" calcext:value-type="float">
            <text:p>2.0758528752053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812189485854" calcext:value-type="float">
            <text:p>0.9581218948585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1-([.$C$1]-([.$E$1]*CEILING([.C491]/[.$E$1])*[.D491]))/([.$C$1]-([.C491]*[.D491]))" office:value-type="float" office:value="0.148936170212766" calcext:value-type="float">
            <text:p>0.148936170212766</text:p>
          </table:table-cell>
          <table:table-cell table:formula="of:=LOG([.C171]*[.D171]+0.1*[.B171])" office:value-type="float" office:value="2.1337314826166" calcext:value-type="float">
            <text:p>2.133731482616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65436856646483" calcext:value-type="float">
            <text:p>0.7654368566464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1-([.$C$1]-([.$E$1]*CEILING([.C492]/[.$E$1])*[.D492]))/([.$C$1]-([.C492]*[.D492]))" office:value-type="float" office:value="0.175487465181059" calcext:value-type="float">
            <text:p>0.175487465181059</text:p>
          </table:table-cell>
          <table:table-cell table:formula="of:=LOG([.C172]*[.D172]+0.1*[.B172])" office:value-type="float" office:value="2.18497238003567" calcext:value-type="float">
            <text:p>2.184972380035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34901626143392" calcext:value-type="float">
            <text:p>0.93490162614339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493]/[.$E$1])*[.D493]))/([.$C$1]-([.C493]*[.D493]))" office:value-type="float" office:value="0.204678362573099" calcext:value-type="float">
            <text:p>0.204678362573099</text:p>
          </table:table-cell>
          <table:table-cell table:formula="of:=LOG([.C173]*[.D173]+0.1*[.B173])" office:value-type="float" office:value="2.23051390610587" calcext:value-type="float">
            <text:p>2.2305139061058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63415128345165" calcext:value-type="float">
            <text:p>0.26341512834516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1-([.$C$1]-([.$E$1]*CEILING([.C494]/[.$E$1])*[.D494]))/([.$C$1]-([.C494]*[.D494]))" office:value-type="float" office:value="0.0121457489878543" calcext:value-type="float">
            <text:p>0.012145748987854</text:p>
          </table:table-cell>
          <table:table-cell table:formula="of:=LOG([.C174]*[.D174]+0.1*[.B174])" office:value-type="float" office:value="1.25677642819659" calcext:value-type="float">
            <text:p>1.2567764281965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29288223419525" calcext:value-type="float">
            <text:p>0.6292882234195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1-([.$C$1]-([.$E$1]*CEILING([.C495]/[.$E$1])*[.D495]))/([.$C$1]-([.C495]*[.D495]))" office:value-type="float" office:value="0.0252100840336135" calcext:value-type="float">
            <text:p>0.025210084033614</text:p>
          </table:table-cell>
          <table:table-cell table:formula="of:=LOG([.C175]*[.D175]+0.1*[.B175])" office:value-type="float" office:value="1.55710186072954" calcext:value-type="float">
            <text:p>1.5571018607295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19322050582988" calcext:value-type="float">
            <text:p>0.81932205058298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1-([.$C$1]-([.$E$1]*CEILING([.C496]/[.$E$1])*[.D496]))/([.$C$1]-([.C496]*[.D496]))" office:value-type="float" office:value="0.0393013100436681" calcext:value-type="float">
            <text:p>0.039301310043668</text:p>
          </table:table-cell>
          <table:table-cell table:formula="of:=LOG([.C176]*[.D176]+0.1*[.B176])" office:value-type="float" office:value="1.73286736983856" calcext:value-type="float">
            <text:p>1.732867369838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28087349666816" calcext:value-type="float">
            <text:p>0.2280873496668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-([.$C$1]-([.$E$1]*CEILING([.C497]/[.$E$1])*[.D497]))/([.$C$1]-([.C497]*[.D497]))" office:value-type="float" office:value="0.0545454545454546" calcext:value-type="float">
            <text:p>0.054545454545455</text:p>
          </table:table-cell>
          <table:table-cell table:formula="of:=LOG([.C177]*[.D177]+0.1*[.B177])" office:value-type="float" office:value="1.85768561202436" calcext:value-type="float">
            <text:p>1.8576856120243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04687873145609" calcext:value-type="float">
            <text:p>0.40468787314560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1-([.$C$1]-([.$E$1]*CEILING([.C498]/[.$E$1])*[.D498]))/([.$C$1]-([.C498]*[.D498]))" office:value-type="float" office:value="0.0710900473933649" calcext:value-type="float">
            <text:p>0.071090047393365</text:p>
          </table:table-cell>
          <table:table-cell table:formula="of:=LOG([.C178]*[.D178]+0.1*[.B178])" office:value-type="float" office:value="1.95470876467203" calcext:value-type="float">
            <text:p>1.954708764672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87623545344205" calcext:value-type="float">
            <text:p>0.58762354534420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1-([.$C$1]-([.$E$1]*CEILING([.C499]/[.$E$1])*[.D499]))/([.$C$1]-([.C499]*[.D499]))" office:value-type="float" office:value="0.0891089108910891" calcext:value-type="float">
            <text:p>0.089108910891089</text:p>
          </table:table-cell>
          <table:table-cell table:formula="of:=LOG([.C179]*[.D179]+0.1*[.B179])" office:value-type="float" office:value="2.03380722875048" calcext:value-type="float">
            <text:p>2.0338072287504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28702469090828" calcext:value-type="float">
            <text:p>0.62870246909082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1-([.$C$1]-([.$E$1]*CEILING([.C500]/[.$E$1])*[.D500]))/([.$C$1]-([.C500]*[.D500]))" office:value-type="float" office:value="0.10880829015544" calcext:value-type="float">
            <text:p>0.10880829015544</text:p>
          </table:table-cell>
          <table:table-cell table:formula="of:=LOG([.C180]*[.D180]+0.1*[.B180])" office:value-type="float" office:value="2.10045819752618" calcext:value-type="float">
            <text:p>2.100458197526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91560358784707" calcext:value-type="float">
            <text:p>0.19156035878470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1-([.$C$1]-([.$E$1]*CEILING([.C501]/[.$E$1])*[.D501]))/([.$C$1]-([.C501]*[.D501]))" office:value-type="float" office:value="0.130434782608696" calcext:value-type="float">
            <text:p>0.130434782608696</text:p>
          </table:table-cell>
          <table:table-cell table:formula="of:=LOG([.C181]*[.D181]+0.1*[.B181])" office:value-type="float" office:value="2.15856132160271" calcext:value-type="float">
            <text:p>2.158561321602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70942860594592" calcext:value-type="float">
            <text:p>0.77094286059459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1-([.$C$1]-([.$E$1]*CEILING([.C502]/[.$E$1])*[.D502]))/([.$C$1]-([.C502]*[.D502]))" office:value-type="float" office:value="0.154285714285714" calcext:value-type="float">
            <text:p>0.154285714285714</text:p>
          </table:table-cell>
          <table:table-cell table:formula="of:=LOG([.C182]*[.D182]+0.1*[.B182])" office:value-type="float" office:value="2.20963732932666" calcext:value-type="float">
            <text:p>2.2096373293266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98922876560291" calcext:value-type="float">
            <text:p>0.49892287656029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03]/[.$E$1])*[.D503]))/([.$C$1]-([.C503]*[.D503]))" office:value-type="float" office:value="0.180722891566265" calcext:value-type="float">
            <text:p>0.180722891566265</text:p>
          </table:table-cell>
          <table:table-cell table:formula="of:=LOG([.C183]*[.D183]+0.1*[.B183])" office:value-type="float" office:value="2.25527782997878" calcext:value-type="float">
            <text:p>2.2552778299787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1571539798544" calcext:value-type="float">
            <text:p>0.4315715397985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1-([.$C$1]-([.$E$1]*CEILING([.C504]/[.$E$1])*[.D504]))/([.$C$1]-([.C504]*[.D504]))" office:value-type="float" office:value="0.0101419878296146" calcext:value-type="float">
            <text:p>0.010141987829615</text:p>
          </table:table-cell>
          <table:table-cell table:formula="of:=LOG([.C184]*[.D184]+0.1*[.B184])" office:value-type="float" office:value="1.27915852885199" calcext:value-type="float">
            <text:p>1.2791585288519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52959658556133" calcext:value-type="float">
            <text:p>0.4529596585561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-([.$C$1]-([.$E$1]*CEILING([.C505]/[.$E$1])*[.D505]))/([.$C$1]-([.C505]*[.D505]))" office:value-type="float" office:value="0.0210970464135021" calcext:value-type="float">
            <text:p>0.021097046413502</text:p>
          </table:table-cell>
          <table:table-cell table:formula="of:=LOG([.C185]*[.D185]+0.1*[.B185])" office:value-type="float" office:value="1.58028271739705" calcext:value-type="float">
            <text:p>1.5802827173970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941201079683" calcext:value-type="float">
            <text:p>0.439412010796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1-([.$C$1]-([.$E$1]*CEILING([.C506]/[.$E$1])*[.D506]))/([.$C$1]-([.C506]*[.D506]))" office:value-type="float" office:value="0.032967032967033" calcext:value-type="float">
            <text:p>0.032967032967033</text:p>
          </table:table-cell>
          <table:table-cell table:formula="of:=LOG([.C186]*[.D186]+0.1*[.B186])" office:value-type="float" office:value="1.75598919527159" calcext:value-type="float">
            <text:p>1.7559891952715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0112132629781266" calcext:value-type="float">
            <text:p>0.0011213262978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-([.$C$1]-([.$E$1]*CEILING([.C507]/[.$E$1])*[.D507]))/([.$C$1]-([.C507]*[.D507]))" office:value-type="float" office:value="0.0458715596330275" calcext:value-type="float">
            <text:p>0.045871559633028</text:p>
          </table:table-cell>
          <table:table-cell table:formula="of:=LOG([.C187]*[.D187]+0.1*[.B187])" office:value-type="float" office:value="1.88096409520171" calcext:value-type="float">
            <text:p>1.880964095201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55331427410399" calcext:value-type="float">
            <text:p>0.55533142741039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1-([.$C$1]-([.$E$1]*CEILING([.C508]/[.$E$1])*[.D508]))/([.$C$1]-([.C508]*[.D508]))" office:value-type="float" office:value="0.0599520383693045" calcext:value-type="float">
            <text:p>0.059952038369305</text:p>
          </table:table-cell>
          <table:table-cell table:formula="of:=LOG([.C188]*[.D188]+0.1*[.B188])" office:value-type="float" office:value="1.97805209364403" calcext:value-type="float">
            <text:p>1.978052093644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90883585787614" calcext:value-type="float">
            <text:p>0.99088358578761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1-([.$C$1]-([.$E$1]*CEILING([.C509]/[.$E$1])*[.D509]))/([.$C$1]-([.C509]*[.D509]))" office:value-type="float" office:value="0.0753768844221105" calcext:value-type="float">
            <text:p>0.075376884422111</text:p>
          </table:table-cell>
          <table:table-cell table:formula="of:=LOG([.C189]*[.D189]+0.1*[.B189])" office:value-type="float" office:value="2.05721529766741" calcext:value-type="float">
            <text:p>2.0572152976674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9415276735589" calcext:value-type="float">
            <text:p>0.90941527673558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1-([.$C$1]-([.$E$1]*CEILING([.C510]/[.$E$1])*[.D510]))/([.$C$1]-([.C510]*[.D510]))" office:value-type="float" office:value="0.0923482849604221" calcext:value-type="float">
            <text:p>0.092348284960422</text:p>
          </table:table-cell>
          <table:table-cell table:formula="of:=LOG([.C190]*[.D190]+0.1*[.B190])" office:value-type="float" office:value="2.12406297800224" calcext:value-type="float">
            <text:p>2.1240629780022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72554779361731" calcext:value-type="float">
            <text:p>0.1725547793617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1-([.$C$1]-([.$E$1]*CEILING([.C511]/[.$E$1])*[.D511]))/([.$C$1]-([.C511]*[.D511]))" office:value-type="float" office:value="0.111111111111111" calcext:value-type="float">
            <text:p>0.111111111111111</text:p>
          </table:table-cell>
          <table:table-cell table:formula="of:=LOG([.C191]*[.D191]+0.1*[.B191])" office:value-type="float" office:value="2.18203833424469" calcext:value-type="float">
            <text:p>2.1820383342446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14319164805431" calcext:value-type="float">
            <text:p>0.91431916480543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1-([.$C$1]-([.$E$1]*CEILING([.C512]/[.$E$1])*[.D512]))/([.$C$1]-([.C512]*[.D512]))" office:value-type="float" office:value="0.131964809384164" calcext:value-type="float">
            <text:p>0.131964809384164</text:p>
          </table:table-cell>
          <table:table-cell table:formula="of:=LOG([.C192]*[.D192]+0.1*[.B192])" office:value-type="float" office:value="2.2331506071812" calcext:value-type="float">
            <text:p>2.233150607181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96790934543779" calcext:value-type="float">
            <text:p>0.5967909345437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13]/[.$E$1])*[.D513]))/([.$C$1]-([.C513]*[.D513]))" office:value-type="float" office:value="0.15527950310559" calcext:value-type="float">
            <text:p>0.15527950310559</text:p>
          </table:table-cell>
          <table:table-cell table:formula="of:=LOG([.C193]*[.D193]+0.1*[.B193])" office:value-type="float" office:value="2.27881675274677" calcext:value-type="float">
            <text:p>2.2788167527467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60058812997832" calcext:value-type="float">
            <text:p>0.4600588129978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1-([.$C$1]-([.$E$1]*CEILING([.C514]/[.$E$1])*[.D514]))/([.$C$1]-([.C514]*[.D514]))" office:value-type="float" office:value="0.00813008130081305" calcext:value-type="float">
            <text:p>0.008130081300813</text:p>
          </table:table-cell>
          <table:table-cell table:formula="of:=LOG([.C194]*[.D194]+0.1*[.B194])" office:value-type="float" office:value="1.301239126856" calcext:value-type="float">
            <text:p>1.3012391268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23258009796434" calcext:value-type="float">
            <text:p>0.8232580097964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1-([.$C$1]-([.$E$1]*CEILING([.C515]/[.$E$1])*[.D515]))/([.$C$1]-([.C515]*[.D515]))" office:value-type="float" office:value="0.0169491525423728" calcext:value-type="float">
            <text:p>0.016949152542373</text:p>
          </table:table-cell>
          <table:table-cell table:formula="of:=LOG([.C195]*[.D195]+0.1*[.B195])" office:value-type="float" office:value="1.6024034551262" calcext:value-type="float">
            <text:p>1.60240345512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808412998309607" calcext:value-type="float">
            <text:p>0.08084129983096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1-([.$C$1]-([.$E$1]*CEILING([.C516]/[.$E$1])*[.D516]))/([.$C$1]-([.C516]*[.D516]))" office:value-type="float" office:value="0.0265486725663717" calcext:value-type="float">
            <text:p>0.026548672566372</text:p>
          </table:table-cell>
          <table:table-cell table:formula="of:=LOG([.C196]*[.D196]+0.1*[.B196])" office:value-type="float" office:value="1.77886642095737" calcext:value-type="float">
            <text:p>1.7788664209573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93758730428299" calcext:value-type="float">
            <text:p>0.4937587304282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-([.$C$1]-([.$E$1]*CEILING([.C517]/[.$E$1])*[.D517]))/([.$C$1]-([.C517]*[.D517]))" office:value-type="float" office:value="0.0370370370370371" calcext:value-type="float">
            <text:p>0.037037037037037</text:p>
          </table:table-cell>
          <table:table-cell table:formula="of:=LOG([.C197]*[.D197]+0.1*[.B197])" office:value-type="float" office:value="1.90332508635306" calcext:value-type="float">
            <text:p>1.9033250863530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48305546103955" calcext:value-type="float">
            <text:p>0.6483055461039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1-([.$C$1]-([.$E$1]*CEILING([.C518]/[.$E$1])*[.D518]))/([.$C$1]-([.C518]*[.D518]))" office:value-type="float" office:value="0.0485436893203883" calcext:value-type="float">
            <text:p>0.048543689320388</text:p>
          </table:table-cell>
          <table:table-cell table:formula="of:=LOG([.C198]*[.D198]+0.1*[.B198])" office:value-type="float" office:value="2.00012849627811" calcext:value-type="float">
            <text:p>2.0001284962781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60672354602" calcext:value-type="float">
            <text:p>0.436067235460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1-([.$C$1]-([.$E$1]*CEILING([.C519]/[.$E$1])*[.D519]))/([.$C$1]-([.C519]*[.D519]))" office:value-type="float" office:value="0.0612244897959183" calcext:value-type="float">
            <text:p>0.061224489795918</text:p>
          </table:table-cell>
          <table:table-cell table:formula="of:=LOG([.C199]*[.D199]+0.1*[.B199])" office:value-type="float" office:value="2.07929589763419" calcext:value-type="float">
            <text:p>2.0792958976341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1770289868996" calcext:value-type="float">
            <text:p>0.4177028986899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1-([.$C$1]-([.$E$1]*CEILING([.C520]/[.$E$1])*[.D520]))/([.$C$1]-([.C520]*[.D520]))" office:value-type="float" office:value="0.0752688172043011" calcext:value-type="float">
            <text:p>0.075268817204301</text:p>
          </table:table-cell>
          <table:table-cell table:formula="of:=LOG([.C200]*[.D200]+0.1*[.B200])" office:value-type="float" office:value="2.14639676134894" calcext:value-type="float">
            <text:p>2.146396761348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47982295671483" calcext:value-type="float">
            <text:p>0.54798229567148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1-([.$C$1]-([.$E$1]*CEILING([.C521]/[.$E$1])*[.D521]))/([.$C$1]-([.C521]*[.D521]))" office:value-type="float" office:value="0.0909090909090909" calcext:value-type="float">
            <text:p>0.090909090909091</text:p>
          </table:table-cell>
          <table:table-cell table:formula="of:=LOG([.C201]*[.D201]+0.1*[.B201])" office:value-type="float" office:value="2.20416294307578" calcext:value-type="float">
            <text:p>2.2041629430757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37257934962135" calcext:value-type="float">
            <text:p>0.33725793496213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1-([.$C$1]-([.$E$1]*CEILING([.C522]/[.$E$1])*[.D522]))/([.$C$1]-([.C522]*[.D522]))" office:value-type="float" office:value="0.108433734939759" calcext:value-type="float">
            <text:p>0.108433734939759</text:p>
          </table:table-cell>
          <table:table-cell table:formula="of:=LOG([.C202]*[.D202]+0.1*[.B202])" office:value-type="float" office:value="2.25529085822056" calcext:value-type="float">
            <text:p>2.255290858220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00201314284022" calcext:value-type="float">
            <text:p>0.3002013142840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23]/[.$E$1])*[.D523]))/([.$C$1]-([.C523]*[.D523]))" office:value-type="float" office:value="0.128205128205128" calcext:value-type="float">
            <text:p>0.128205128205128</text:p>
          </table:table-cell>
          <table:table-cell table:formula="of:=LOG([.C203]*[.D203]+0.1*[.B203])" office:value-type="float" office:value="2.30109871092156" calcext:value-type="float">
            <text:p>2.301098710921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49943641233391" calcext:value-type="float">
            <text:p>0.64994364123339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1-([.$C$1]-([.$E$1]*CEILING([.C524]/[.$E$1])*[.D524]))/([.$C$1]-([.C524]*[.D524]))" office:value-type="float" office:value="0.00610997963340121" calcext:value-type="float">
            <text:p>0.006109979633401</text:p>
          </table:table-cell>
          <table:table-cell table:formula="of:=LOG([.C204]*[.D204]+0.1*[.B204])" office:value-type="float" office:value="1.32251881284811" calcext:value-type="float">
            <text:p>1.3225188128481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65019148969182" calcext:value-type="float">
            <text:p>0.16501914896918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1-([.$C$1]-([.$E$1]*CEILING([.C525]/[.$E$1])*[.D525]))/([.$C$1]-([.C525]*[.D525]))" office:value-type="float" office:value="0.0127659574468085" calcext:value-type="float">
            <text:p>0.012765957446809</text:p>
          </table:table-cell>
          <table:table-cell table:formula="of:=LOG([.C205]*[.D205]+0.1*[.B205])" office:value-type="float" office:value="1.62352135818056" calcext:value-type="float">
            <text:p>1.6235213581805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6426331884295" calcext:value-type="float">
            <text:p>0.61642633188429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1-([.$C$1]-([.$E$1]*CEILING([.C526]/[.$E$1])*[.D526]))/([.$C$1]-([.C526]*[.D526]))" office:value-type="float" office:value="0.0200445434298441" calcext:value-type="float">
            <text:p>0.020044543429844</text:p>
          </table:table-cell>
          <table:table-cell table:formula="of:=LOG([.C206]*[.D206]+0.1*[.B206])" office:value-type="float" office:value="1.79936295495117" calcext:value-type="float">
            <text:p>1.7993629549511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07584047349227" calcext:value-type="float">
            <text:p>0.30758404734922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-([.$C$1]-([.$E$1]*CEILING([.C527]/[.$E$1])*[.D527]))/([.$C$1]-([.C527]*[.D527]))" office:value-type="float" office:value="0.0280373831775701" calcext:value-type="float">
            <text:p>0.02803738317757</text:p>
          </table:table-cell>
          <table:table-cell table:formula="of:=LOG([.C207]*[.D207]+0.1*[.B207])" office:value-type="float" office:value="1.92459919046694" calcext:value-type="float">
            <text:p>1.924599190466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40159548190728" calcext:value-type="float">
            <text:p>0.5401595481907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1-([.$C$1]-([.$E$1]*CEILING([.C528]/[.$E$1])*[.D528]))/([.$C$1]-([.C528]*[.D528]))" office:value-type="float" office:value="0.0368550368550369" calcext:value-type="float">
            <text:p>0.036855036855037</text:p>
          </table:table-cell>
          <table:table-cell table:formula="of:=LOG([.C208]*[.D208]+0.1*[.B208])" office:value-type="float" office:value="2.02136428588525" calcext:value-type="float">
            <text:p>2.0213642858852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2317701987923" calcext:value-type="float">
            <text:p>0.723177019879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1-([.$C$1]-([.$E$1]*CEILING([.C529]/[.$E$1])*[.D529]))/([.$C$1]-([.C529]*[.D529]))" office:value-type="float" office:value="0.0466321243523317" calcext:value-type="float">
            <text:p>0.046632124352332</text:p>
          </table:table-cell>
          <table:table-cell table:formula="of:=LOG([.C209]*[.D209]+0.1*[.B209])" office:value-type="float" office:value="2.10038007574043" calcext:value-type="float">
            <text:p>2.1003800757404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58741754718161" calcext:value-type="float">
            <text:p>0.35874175471816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1-([.$C$1]-([.$E$1]*CEILING([.C530]/[.$E$1])*[.D530]))/([.$C$1]-([.C530]*[.D530]))" office:value-type="float" office:value="0.0575342465753425" calcext:value-type="float">
            <text:p>0.057534246575343</text:p>
          </table:table-cell>
          <table:table-cell table:formula="of:=LOG([.C210]*[.D210]+0.1*[.B210])" office:value-type="float" office:value="2.16750311634539" calcext:value-type="float">
            <text:p>2.1675031163453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98440381032257" calcext:value-type="float">
            <text:p>0.29844038103225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1-([.$C$1]-([.$E$1]*CEILING([.C531]/[.$E$1])*[.D531]))/([.$C$1]-([.C531]*[.D531]))" office:value-type="float" office:value="0.0697674418604651" calcext:value-type="float">
            <text:p>0.069767441860465</text:p>
          </table:table-cell>
          <table:table-cell table:formula="of:=LOG([.C211]*[.D211]+0.1*[.B211])" office:value-type="float" office:value="2.22544204952431" calcext:value-type="float">
            <text:p>2.2254420495243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60691908705995" calcext:value-type="float">
            <text:p>0.76069190870599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1-([.$C$1]-([.$E$1]*CEILING([.C532]/[.$E$1])*[.D532]))/([.$C$1]-([.C532]*[.D532]))" office:value-type="float" office:value="0.0835913312693498" calcext:value-type="float">
            <text:p>0.08359133126935</text:p>
          </table:table-cell>
          <table:table-cell table:formula="of:=LOG([.C212]*[.D212]+0.1*[.B212])" office:value-type="float" office:value="2.27664886582869" calcext:value-type="float">
            <text:p>2.2766488658286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15875605271461" calcext:value-type="float">
            <text:p>0.7158756052714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33]/[.$E$1])*[.D533]))/([.$C$1]-([.C533]*[.D533]))" office:value-type="float" office:value="0.0993377483443708" calcext:value-type="float">
            <text:p>0.099337748344371</text:p>
          </table:table-cell>
          <table:table-cell table:formula="of:=LOG([.C213]*[.D213]+0.1*[.B213])" office:value-type="float" office:value="2.32235694148676" calcext:value-type="float">
            <text:p>2.322356941486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81223941210324" calcext:value-type="float">
            <text:p>0.7812239412103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1-([.$C$1]-([.$E$1]*CEILING([.C534]/[.$E$1])*[.D534]))/([.$C$1]-([.C534]*[.D534]))" office:value-type="float" office:value="0.00408163265306127" calcext:value-type="float">
            <text:p>0.004081632653061</text:p>
          </table:table-cell>
          <table:table-cell table:formula="of:=LOG([.C214]*[.D214]+0.1*[.B214])" office:value-type="float" office:value="1.34429678551341" calcext:value-type="float">
            <text:p>1.3442967855134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4105022235104" calcext:value-type="float">
            <text:p>0.841050222351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1-([.$C$1]-([.$E$1]*CEILING([.C535]/[.$E$1])*[.D535]))/([.$C$1]-([.C535]*[.D535]))" office:value-type="float" office:value="0.00854700854700852" calcext:value-type="float">
            <text:p>0.008547008547009</text:p>
          </table:table-cell>
          <table:table-cell table:formula="of:=LOG([.C215]*[.D215]+0.1*[.B215])" office:value-type="float" office:value="1.64411505593931" calcext:value-type="float">
            <text:p>1.6441150559393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45432569305083" calcext:value-type="float">
            <text:p>0.8454325693050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1-([.$C$1]-([.$E$1]*CEILING([.C536]/[.$E$1])*[.D536]))/([.$C$1]-([.C536]*[.D536]))" office:value-type="float" office:value="0.0134529147982063" calcext:value-type="float">
            <text:p>0.013452914798206</text:p>
          </table:table-cell>
          <table:table-cell table:formula="of:=LOG([.C216]*[.D216]+0.1*[.B216])" office:value-type="float" office:value="1.81992914091642" calcext:value-type="float">
            <text:p>1.8199291409164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3715262081871" calcext:value-type="float">
            <text:p>0.9371526208187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-([.$C$1]-([.$E$1]*CEILING([.C537]/[.$E$1])*[.D537]))/([.$C$1]-([.C537]*[.D537]))" office:value-type="float" office:value="0.0188679245283019" calcext:value-type="float">
            <text:p>0.018867924528302</text:p>
          </table:table-cell>
          <table:table-cell table:formula="of:=LOG([.C217]*[.D217]+0.1*[.B217])" office:value-type="float" office:value="1.94494554998184" calcext:value-type="float">
            <text:p>1.9449455499818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7822851339647" calcext:value-type="float">
            <text:p>0.2782285133964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1-([.$C$1]-([.$E$1]*CEILING([.C538]/[.$E$1])*[.D538]))/([.$C$1]-([.C538]*[.D538]))" office:value-type="float" office:value="0.0248756218905473" calcext:value-type="float">
            <text:p>0.024875621890547</text:p>
          </table:table-cell>
          <table:table-cell table:formula="of:=LOG([.C218]*[.D218]+0.1*[.B218])" office:value-type="float" office:value="2.04155626576885" calcext:value-type="float">
            <text:p>2.0415562657688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65188932825144" calcext:value-type="float">
            <text:p>0.16518893282514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1-([.$C$1]-([.$E$1]*CEILING([.C539]/[.$E$1])*[.D539]))/([.$C$1]-([.C539]*[.D539]))" office:value-type="float" office:value="0.031578947368421" calcext:value-type="float">
            <text:p>0.031578947368421</text:p>
          </table:table-cell>
          <table:table-cell table:formula="of:=LOG([.C219]*[.D219]+0.1*[.B219])" office:value-type="float" office:value="2.12063695856305" calcext:value-type="float">
            <text:p>2.1206369585630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27264752452686" calcext:value-type="float">
            <text:p>0.92726475245268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1-([.$C$1]-([.$E$1]*CEILING([.C540]/[.$E$1])*[.D540]))/([.$C$1]-([.C540]*[.D540]))" office:value-type="float" office:value="0.0391061452513967" calcext:value-type="float">
            <text:p>0.039106145251397</text:p>
          </table:table-cell>
          <table:table-cell table:formula="of:=LOG([.C220]*[.D220]+0.1*[.B220])" office:value-type="float" office:value="2.18769521554496" calcext:value-type="float">
            <text:p>2.1876952155449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92309361448448" calcext:value-type="float">
            <text:p>0.59230936144844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1-([.$C$1]-([.$E$1]*CEILING([.C541]/[.$E$1])*[.D541]))/([.$C$1]-([.C541]*[.D541]))" office:value-type="float" office:value="0.0476190476190477" calcext:value-type="float">
            <text:p>0.047619047619048</text:p>
          </table:table-cell>
          <table:table-cell table:formula="of:=LOG([.C221]*[.D221]+0.1*[.B221])" office:value-type="float" office:value="2.2457040795118" calcext:value-type="float">
            <text:p>2.245704079511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61488034698328" calcext:value-type="float">
            <text:p>0.16148803469832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1-([.$C$1]-([.$E$1]*CEILING([.C542]/[.$E$1])*[.D542]))/([.$C$1]-([.C542]*[.D542]))" office:value-type="float" office:value="0.0573248407643312" calcext:value-type="float">
            <text:p>0.057324840764331</text:p>
          </table:table-cell>
          <table:table-cell table:formula="of:=LOG([.C222]*[.D222]+0.1*[.B222])" office:value-type="float" office:value="2.29669882866561" calcext:value-type="float">
            <text:p>2.2966988286656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666416615833013" calcext:value-type="float">
            <text:p>0.06664166158330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43]/[.$E$1])*[.D543]))/([.$C$1]-([.C543]*[.D543]))" office:value-type="float" office:value="0.0684931506849316" calcext:value-type="float">
            <text:p>0.068493150684932</text:p>
          </table:table-cell>
          <table:table-cell table:formula="of:=LOG([.C223]*[.D223]+0.1*[.B223])" office:value-type="float" office:value="2.34257094367167" calcext:value-type="float">
            <text:p>2.342570943671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72124381532541" calcext:value-type="float">
            <text:p>0.67212438153254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1-([.$C$1]-([.$E$1]*CEILING([.C544]/[.$E$1])*[.D544]))/([.$C$1]-([.C544]*[.D544]))" office:value-type="float" office:value="0.00204498977505108" calcext:value-type="float">
            <text:p>0.002044989775051</text:p>
          </table:table-cell>
          <table:table-cell table:formula="of:=LOG([.C224]*[.D224]+0.1*[.B224])" office:value-type="float" office:value="1.36230071001255" calcext:value-type="float">
            <text:p>1.3623007100125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46446549053568" calcext:value-type="float">
            <text:p>0.74644654905356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1-([.$C$1]-([.$E$1]*CEILING([.C545]/[.$E$1])*[.D545]))/([.$C$1]-([.C545]*[.D545]))" office:value-type="float" office:value="0.00429184549356221" calcext:value-type="float">
            <text:p>0.004291845493562</text:p>
          </table:table-cell>
          <table:table-cell table:formula="of:=LOG([.C225]*[.D225]+0.1*[.B225])" office:value-type="float" office:value="1.66335952620224" calcext:value-type="float">
            <text:p>1.6633595262022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60327614095535" calcext:value-type="float">
            <text:p>0.96032761409553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1-([.$C$1]-([.$E$1]*CEILING([.C546]/[.$E$1])*[.D546]))/([.$C$1]-([.C546]*[.D546]))" office:value-type="float" office:value="0.00677200902934538" calcext:value-type="float">
            <text:p>0.006772009029345</text:p>
          </table:table-cell>
          <table:table-cell table:formula="of:=LOG([.C226]*[.D226]+0.1*[.B226])" office:value-type="float" office:value="1.83906730180505" calcext:value-type="float">
            <text:p>1.8390673018050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33314935356767" calcext:value-type="float">
            <text:p>0.83331493535676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1-([.$C$1]-([.$E$1]*CEILING([.C547]/[.$E$1])*[.D547]))/([.$C$1]-([.C547]*[.D547]))" office:value-type="float" office:value="0.00952380952380949" calcext:value-type="float">
            <text:p>0.009523809523809</text:p>
          </table:table-cell>
          <table:table-cell table:formula="of:=LOG([.C227]*[.D227]+0.1*[.B227])" office:value-type="float" office:value="1.96413847527896" calcext:value-type="float">
            <text:p>1.9641384752789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17682613865691" calcext:value-type="float">
            <text:p>0.31768261386569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1-([.$C$1]-([.$E$1]*CEILING([.C548]/[.$E$1])*[.D548]))/([.$C$1]-([.C548]*[.D548]))" office:value-type="float" office:value="0.0125944584382871" calcext:value-type="float">
            <text:p>0.012594458438287</text:p>
          </table:table-cell>
          <table:table-cell table:formula="of:=LOG([.C228]*[.D228]+0.1*[.B228])" office:value-type="float" office:value="2.06074564364234" calcext:value-type="float">
            <text:p>2.0607456436423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64019810825414" calcext:value-type="float">
            <text:p>0.7640198108254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1-([.$C$1]-([.$E$1]*CEILING([.C549]/[.$E$1])*[.D549]))/([.$C$1]-([.C549]*[.D549]))" office:value-type="float" office:value="0.0160427807486631" calcext:value-type="float">
            <text:p>0.016042780748663</text:p>
          </table:table-cell>
          <table:table-cell table:formula="of:=LOG([.C229]*[.D229]+0.1*[.B229])" office:value-type="float" office:value="2.14017744100467" calcext:value-type="float">
            <text:p>2.140177441004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897314146962047" calcext:value-type="float">
            <text:p>0.08973141469620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1-([.$C$1]-([.$E$1]*CEILING([.C550]/[.$E$1])*[.D550]))/([.$C$1]-([.C550]*[.D550]))" office:value-type="float" office:value="0.0199430199430199" calcext:value-type="float">
            <text:p>0.01994301994302</text:p>
          </table:table-cell>
          <table:table-cell table:formula="of:=LOG([.C230]*[.D230]+0.1*[.B230])" office:value-type="float" office:value="2.20694627246286" calcext:value-type="float">
            <text:p>2.2069462724628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04019916931098" calcext:value-type="float">
            <text:p>0.80401991693109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1-([.$C$1]-([.$E$1]*CEILING([.C551]/[.$E$1])*[.D551]))/([.$C$1]-([.C551]*[.D551]))" office:value-type="float" office:value="0.024390243902439" calcext:value-type="float">
            <text:p>0.024390243902439</text:p>
          </table:table-cell>
          <table:table-cell table:formula="of:=LOG([.C231]*[.D231]+0.1*[.B231])" office:value-type="float" office:value="2.26490696470062" calcext:value-type="float">
            <text:p>2.264906964700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973384572973" calcext:value-type="float">
            <text:p>0.2397338457297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1-([.$C$1]-([.$E$1]*CEILING([.C552]/[.$E$1])*[.D552]))/([.$C$1]-([.C552]*[.D552]))" office:value-type="float" office:value="0.0295081967213114" calcext:value-type="float">
            <text:p>0.029508196721312</text:p>
          </table:table-cell>
          <table:table-cell table:formula="of:=LOG([.C232]*[.D232]+0.1*[.B232])" office:value-type="float" office:value="2.31603668883707" calcext:value-type="float">
            <text:p>2.3160366888370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67248464054672" calcext:value-type="float">
            <text:p>0.26724846405467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53]/[.$E$1])*[.D553]))/([.$C$1]-([.C553]*[.D553]))" office:value-type="float" office:value="0.0354609929078015" calcext:value-type="float">
            <text:p>0.035460992907802</text:p>
          </table:table-cell>
          <table:table-cell table:formula="of:=LOG([.C233]*[.D233]+0.1*[.B233])" office:value-type="float" office:value="2.36188853209138" calcext:value-type="float">
            <text:p>2.3618885320913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93310394389149" calcext:value-type="float">
            <text:p>0.99331039438914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1-([.$C$1]-([.$E$1]*CEILING([.C554]/[.$E$1])*[.D554]))/([.$C$1]-([.C554]*[.D554]))" office:value-type="float" office:value="0" calcext:value-type="float">
            <text:p>0</text:p>
          </table:table-cell>
          <table:table-cell table:formula="of:=LOG([.C234]*[.D234]+0.1*[.B234])" office:value-type="float" office:value="1.38155311544713" calcext:value-type="float">
            <text:p>1.3815531154471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30172619094094" calcext:value-type="float">
            <text:p>0.73017261909409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1-([.$C$1]-([.$E$1]*CEILING([.C555]/[.$E$1])*[.D555]))/([.$C$1]-([.C555]*[.D555]))" office:value-type="float" office:value="0" calcext:value-type="float">
            <text:p>0</text:p>
          </table:table-cell>
          <table:table-cell table:formula="of:=LOG([.C235]*[.D235]+0.1*[.B235])" office:value-type="float" office:value="1.68125749590413" calcext:value-type="float">
            <text:p>1.6812574959041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47551862046357" calcext:value-type="float">
            <text:p>0.7475518620463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1-([.$C$1]-([.$E$1]*CEILING([.C556]/[.$E$1])*[.D556]))/([.$C$1]-([.C556]*[.D556]))" office:value-type="float" office:value="0" calcext:value-type="float">
            <text:p>0</text:p>
          </table:table-cell>
          <table:table-cell table:formula="of:=LOG([.C236]*[.D236]+0.1*[.B236])" office:value-type="float" office:value="1.85786690487555" calcext:value-type="float">
            <text:p>1.8578669048755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27240344374483" calcext:value-type="float">
            <text:p>0.12724034437448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1-([.$C$1]-([.$E$1]*CEILING([.C557]/[.$E$1])*[.D557]))/([.$C$1]-([.C557]*[.D557]))" office:value-type="float" office:value="0" calcext:value-type="float">
            <text:p>0</text:p>
          </table:table-cell>
          <table:table-cell table:formula="of:=LOG([.C237]*[.D237]+0.1*[.B237])" office:value-type="float" office:value="1.98258926721467" calcext:value-type="float">
            <text:p>1.982589267214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89784959031021" calcext:value-type="float">
            <text:p>0.1897849590310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1-([.$C$1]-([.$E$1]*CEILING([.C558]/[.$E$1])*[.D558]))/([.$C$1]-([.C558]*[.D558]))" office:value-type="float" office:value="0" calcext:value-type="float">
            <text:p>0</text:p>
          </table:table-cell>
          <table:table-cell table:formula="of:=LOG([.C238]*[.D238]+0.1*[.B238])" office:value-type="float" office:value="2.07935404761579" calcext:value-type="float">
            <text:p>2.0793540476157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70520275417983" calcext:value-type="float">
            <text:p>0.37052027541798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1-([.$C$1]-([.$E$1]*CEILING([.C559]/[.$E$1])*[.D559]))/([.$C$1]-([.C559]*[.D559]))" office:value-type="float" office:value="0" calcext:value-type="float">
            <text:p>0</text:p>
          </table:table-cell>
          <table:table-cell table:formula="of:=LOG([.C239]*[.D239]+0.1*[.B239])" office:value-type="float" office:value="2.15865873446003" calcext:value-type="float">
            <text:p>2.158658734460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99535195745098" calcext:value-type="float">
            <text:p>0.9995351957450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1-([.$C$1]-([.$E$1]*CEILING([.C560]/[.$E$1])*[.D560]))/([.$C$1]-([.C560]*[.D560]))" office:value-type="float" office:value="0" calcext:value-type="float">
            <text:p>0</text:p>
          </table:table-cell>
          <table:table-cell table:formula="of:=LOG([.C240]*[.D240]+0.1*[.B240])" office:value-type="float" office:value="2.22539771932422" calcext:value-type="float">
            <text:p>2.2253977193242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18971664769255" calcext:value-type="float">
            <text:p>0.2189716647692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1-([.$C$1]-([.$E$1]*CEILING([.C561]/[.$E$1])*[.D561]))/([.$C$1]-([.C561]*[.D561]))" office:value-type="float" office:value="0" calcext:value-type="float">
            <text:p>0</text:p>
          </table:table-cell>
          <table:table-cell table:formula="of:=LOG([.C241]*[.D241]+0.1*[.B241])" office:value-type="float" office:value="2.28348171976171" calcext:value-type="float">
            <text:p>2.283481719761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87469205071377" calcext:value-type="float">
            <text:p>0.48746920507137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1-([.$C$1]-([.$E$1]*CEILING([.C562]/[.$E$1])*[.D562]))/([.$C$1]-([.C562]*[.D562]))" office:value-type="float" office:value="0" calcext:value-type="float">
            <text:p>0</text:p>
          </table:table-cell>
          <table:table-cell table:formula="of:=LOG([.C242]*[.D242]+0.1*[.B242])" office:value-type="float" office:value="2.33457889262511" calcext:value-type="float">
            <text:p>2.3345788926251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0405819543553" calcext:value-type="float">
            <text:p>0.95040581954355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63]/[.$E$1])*[.D563]))/([.$C$1]-([.C563]*[.D563]))" office:value-type="float" office:value="0" calcext:value-type="float">
            <text:p>0</text:p>
          </table:table-cell>
          <table:table-cell table:formula="of:=LOG([.C243]*[.D243]+0.1*[.B243])" office:value-type="float" office:value="2.38026460884603" calcext:value-type="float">
            <text:p>2.380264608846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60779013742805" calcext:value-type="float">
            <text:p>0.8607790137428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1-([.$C$1]-([.$E$1]*CEILING([.C564]/[.$E$1])*[.D564]))/([.$C$1]-([.C564]*[.D564]))" office:value-type="float" office:value="0.0143737166324436" calcext:value-type="float">
            <text:p>0.014373716632444</text:p>
          </table:table-cell>
          <table:table-cell table:formula="of:=LOG([.C244]*[.D244]+0.1*[.B244])" office:value-type="float" office:value="1.39827922769936" calcext:value-type="float">
            <text:p>1.3982792276993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0541665483754264" calcext:value-type="float">
            <text:p>0.00541665483754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1-([.$C$1]-([.$E$1]*CEILING([.C565]/[.$E$1])*[.D565]))/([.$C$1]-([.C565]*[.D565]))" office:value-type="float" office:value="0.0303030303030303" calcext:value-type="float">
            <text:p>0.03030303030303</text:p>
          </table:table-cell>
          <table:table-cell table:formula="of:=LOG([.C245]*[.D245]+0.1*[.B245])" office:value-type="float" office:value="1.69942460548862" calcext:value-type="float">
            <text:p>1.699424605488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25090159120456" calcext:value-type="float">
            <text:p>0.52509015912045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1-([.$C$1]-([.$E$1]*CEILING([.C566]/[.$E$1])*[.D566]))/([.$C$1]-([.C566]*[.D566]))" office:value-type="float" office:value="0.0480549199084668" calcext:value-type="float">
            <text:p>0.048054919908467</text:p>
          </table:table-cell>
          <table:table-cell table:formula="of:=LOG([.C246]*[.D246]+0.1*[.B246])" office:value-type="float" office:value="1.87537560675591" calcext:value-type="float">
            <text:p>1.8753756067559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6980875547402" calcext:value-type="float">
            <text:p>0.56698087554740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1-([.$C$1]-([.$E$1]*CEILING([.C567]/[.$E$1])*[.D567]))/([.$C$1]-([.C567]*[.D567]))" office:value-type="float" office:value="0.0679611650485437" calcext:value-type="float">
            <text:p>0.067961165048544</text:p>
          </table:table-cell>
          <table:table-cell table:formula="of:=LOG([.C247]*[.D247]+0.1*[.B247])" office:value-type="float" office:value="2.00019507443094" calcext:value-type="float">
            <text:p>2.000195074430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14219434549619" calcext:value-type="float">
            <text:p>0.31421943454961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1-([.$C$1]-([.$E$1]*CEILING([.C568]/[.$E$1])*[.D568]))/([.$C$1]-([.C568]*[.D568]))" office:value-type="float" office:value="0.0904392764857881" calcext:value-type="float">
            <text:p>0.090439276485788</text:p>
          </table:table-cell>
          <table:table-cell table:formula="of:=LOG([.C248]*[.D248]+0.1*[.B248])" office:value-type="float" office:value="2.09699234353041" calcext:value-type="float">
            <text:p>2.0969923435304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41328835847515" calcext:value-type="float">
            <text:p>0.24132883584751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1-([.$C$1]-([.$E$1]*CEILING([.C569]/[.$E$1])*[.D569]))/([.$C$1]-([.C569]*[.D569]))" office:value-type="float" office:value="0.116022099447514" calcext:value-type="float">
            <text:p>0.116022099447514</text:p>
          </table:table-cell>
          <table:table-cell table:formula="of:=LOG([.C249]*[.D249]+0.1*[.B249])" office:value-type="float" office:value="2.17633831211012" calcext:value-type="float">
            <text:p>2.1763383121101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94429258286304" calcext:value-type="float">
            <text:p>0.69442925828630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1-([.$C$1]-([.$E$1]*CEILING([.C570]/[.$E$1])*[.D570]))/([.$C$1]-([.C570]*[.D570]))" office:value-type="float" office:value="0.14540059347181" calcext:value-type="float">
            <text:p>0.14540059347181</text:p>
          </table:table-cell>
          <table:table-cell table:formula="of:=LOG([.C250]*[.D250]+0.1*[.B250])" office:value-type="float" office:value="2.24310994108762" calcext:value-type="float">
            <text:p>2.2431099410876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64920413316772" calcext:value-type="float">
            <text:p>0.96492041331677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1-([.$C$1]-([.$E$1]*CEILING([.C571]/[.$E$1])*[.D571]))/([.$C$1]-([.C571]*[.D571]))" office:value-type="float" office:value="0.17948717948718" calcext:value-type="float">
            <text:p>0.17948717948718</text:p>
          </table:table-cell>
          <table:table-cell table:formula="of:=LOG([.C251]*[.D251]+0.1*[.B251])" office:value-type="float" office:value="2.30115785912085" calcext:value-type="float">
            <text:p>2.3011578591208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41678787748105" calcext:value-type="float">
            <text:p>0.24167878774810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1-([.$C$1]-([.$E$1]*CEILING([.C572]/[.$E$1])*[.D572]))/([.$C$1]-([.C572]*[.D572]))" office:value-type="float" office:value="0.219512195121951" calcext:value-type="float">
            <text:p>0.219512195121951</text:p>
          </table:table-cell>
          <table:table-cell table:formula="of:=LOG([.C252]*[.D252]+0.1*[.B252])" office:value-type="float" office:value="2.35230359543187" calcext:value-type="float">
            <text:p>2.3523035954318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77168750606784" calcext:value-type="float">
            <text:p>0.07716875060678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73]/[.$E$1])*[.D573]))/([.$C$1]-([.C573]*[.D573]))" office:value-type="float" office:value="0.267175572519084" calcext:value-type="float">
            <text:p>0.267175572519084</text:p>
          </table:table-cell>
          <table:table-cell table:formula="of:=LOG([.C253]*[.D253]+0.1*[.B253])" office:value-type="float" office:value="2.39805619094078" calcext:value-type="float">
            <text:p>2.3980561909407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29401580036538" calcext:value-type="float">
            <text:p>0.92940158003653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1-([.$C$1]-([.$E$1]*CEILING([.C574]/[.$E$1])*[.D574]))/([.$C$1]-([.C574]*[.D574]))" office:value-type="float" office:value="0.0123456790123457" calcext:value-type="float">
            <text:p>0.012345679012346</text:p>
          </table:table-cell>
          <table:table-cell table:formula="of:=LOG([.C254]*[.D254]+0.1*[.B254])" office:value-type="float" office:value="1.41563752394463" calcext:value-type="float">
            <text:p>1.4156375239446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517951265088156" calcext:value-type="float">
            <text:p>0.0517951265088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1-([.$C$1]-([.$E$1]*CEILING([.C575]/[.$E$1])*[.D575]))/([.$C$1]-([.C575]*[.D575]))" office:value-type="float" office:value="0.0260869565217391" calcext:value-type="float">
            <text:p>0.026086956521739</text:p>
          </table:table-cell>
          <table:table-cell table:formula="of:=LOG([.C255]*[.D255]+0.1*[.B255])" office:value-type="float" office:value="1.71632457167806" calcext:value-type="float">
            <text:p>1.7163245716780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33806512026448" calcext:value-type="float">
            <text:p>0.53380651202644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1-([.$C$1]-([.$E$1]*CEILING([.C576]/[.$E$1])*[.D576]))/([.$C$1]-([.C576]*[.D576]))" office:value-type="float" office:value="0.0414746543778802" calcext:value-type="float">
            <text:p>0.04147465437788</text:p>
          </table:table-cell>
          <table:table-cell table:formula="of:=LOG([.C256]*[.D256]+0.1*[.B256])" office:value-type="float" office:value="1.89235380931867" calcext:value-type="float">
            <text:p>1.892353809318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6973261808092" calcext:value-type="float">
            <text:p>0.869732618080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1-([.$C$1]-([.$E$1]*CEILING([.C577]/[.$E$1])*[.D577]))/([.$C$1]-([.C577]*[.D577]))" office:value-type="float" office:value="0.0588235294117647" calcext:value-type="float">
            <text:p>0.058823529411765</text:p>
          </table:table-cell>
          <table:table-cell table:formula="of:=LOG([.C257]*[.D257]+0.1*[.B257])" office:value-type="float" office:value="2.01733918050284" calcext:value-type="float">
            <text:p>2.0173391805028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06596152654561" calcext:value-type="float">
            <text:p>0.2065961526545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1-([.$C$1]-([.$E$1]*CEILING([.C578]/[.$E$1])*[.D578]))/([.$C$1]-([.C578]*[.D578]))" office:value-type="float" office:value="0.0785340314136126" calcext:value-type="float">
            <text:p>0.078534031413613</text:p>
          </table:table-cell>
          <table:table-cell table:formula="of:=LOG([.C258]*[.D258]+0.1*[.B258])" office:value-type="float" office:value="2.11414736071521" calcext:value-type="float">
            <text:p>2.1141473607152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19288874805009" calcext:value-type="float">
            <text:p>0.2192888748050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1-([.$C$1]-([.$E$1]*CEILING([.C579]/[.$E$1])*[.D579]))/([.$C$1]-([.C579]*[.D579]))" office:value-type="float" office:value="0.101123595505618" calcext:value-type="float">
            <text:p>0.101123595505618</text:p>
          </table:table-cell>
          <table:table-cell table:formula="of:=LOG([.C259]*[.D259]+0.1*[.B259])" office:value-type="float" office:value="2.19316093513255" calcext:value-type="float">
            <text:p>2.1931609351325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7413730399637" calcext:value-type="float">
            <text:p>0.61741373039963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1-([.$C$1]-([.$E$1]*CEILING([.C580]/[.$E$1])*[.D580]))/([.$C$1]-([.C580]*[.D580]))" office:value-type="float" office:value="0.127272727272727" calcext:value-type="float">
            <text:p>0.127272727272727</text:p>
          </table:table-cell>
          <table:table-cell table:formula="of:=LOG([.C260]*[.D260]+0.1*[.B260])" office:value-type="float" office:value="2.26027019824433" calcext:value-type="float">
            <text:p>2.2602701982443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87578883768296" calcext:value-type="float">
            <text:p>0.18757888376829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1-([.$C$1]-([.$E$1]*CEILING([.C581]/[.$E$1])*[.D581]))/([.$C$1]-([.C581]*[.D581]))" office:value-type="float" office:value="0.157894736842105" calcext:value-type="float">
            <text:p>0.157894736842105</text:p>
          </table:table-cell>
          <table:table-cell table:formula="of:=LOG([.C261]*[.D261]+0.1*[.B261])" office:value-type="float" office:value="2.31807294575794" calcext:value-type="float">
            <text:p>2.318072945757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66837989609144" calcext:value-type="float">
            <text:p>0.2668379896091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1-([.$C$1]-([.$E$1]*CEILING([.C582]/[.$E$1])*[.D582]))/([.$C$1]-([.C582]*[.D582]))" office:value-type="float" office:value="0.194244604316547" calcext:value-type="float">
            <text:p>0.194244604316547</text:p>
          </table:table-cell>
          <table:table-cell table:formula="of:=LOG([.C262]*[.D262]+0.1*[.B262])" office:value-type="float" office:value="2.3692750652163" calcext:value-type="float">
            <text:p>2.369275065216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52213780260996" calcext:value-type="float">
            <text:p>0.05221378026099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83]/[.$E$1])*[.D583]))/([.$C$1]-([.C583]*[.D583]))" office:value-type="float" office:value="0.238095238095238" calcext:value-type="float">
            <text:p>0.238095238095238</text:p>
          </table:table-cell>
          <table:table-cell table:formula="of:=LOG([.C263]*[.D263]+0.1*[.B263])" office:value-type="float" office:value="2.41503378128771" calcext:value-type="float">
            <text:p>2.415033781287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50924851979058" calcext:value-type="float">
            <text:p>0.1509248519790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1-([.$C$1]-([.$E$1]*CEILING([.C584]/[.$E$1])*[.D584]))/([.$C$1]-([.C584]*[.D584]))" office:value-type="float" office:value="0.0103092783505154" calcext:value-type="float">
            <text:p>0.010309278350516</text:p>
          </table:table-cell>
          <table:table-cell table:formula="of:=LOG([.C264]*[.D264]+0.1*[.B264])" office:value-type="float" office:value="1.43189893781076" calcext:value-type="float">
            <text:p>1.431898937810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43374545816966" calcext:value-type="float">
            <text:p>0.44337454581696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-([.$C$1]-([.$E$1]*CEILING([.C585]/[.$E$1])*[.D585]))/([.$C$1]-([.C585]*[.D585]))" office:value-type="float" office:value="0.0218340611353712" calcext:value-type="float">
            <text:p>0.021834061135371</text:p>
          </table:table-cell>
          <table:table-cell table:formula="of:=LOG([.C265]*[.D265]+0.1*[.B265])" office:value-type="float" office:value="1.73284576836114" calcext:value-type="float">
            <text:p>1.7328457683611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64803726938108" calcext:value-type="float">
            <text:p>0.66480372693810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1-([.$C$1]-([.$E$1]*CEILING([.C586]/[.$E$1])*[.D586]))/([.$C$1]-([.C586]*[.D586]))" office:value-type="float" office:value="0.0348027842227379" calcext:value-type="float">
            <text:p>0.034802784222738</text:p>
          </table:table-cell>
          <table:table-cell table:formula="of:=LOG([.C266]*[.D266]+0.1*[.B266])" office:value-type="float" office:value="1.90871567889241" calcext:value-type="float">
            <text:p>1.9087156788924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6786271336844" calcext:value-type="float">
            <text:p>0.56678627133684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1-([.$C$1]-([.$E$1]*CEILING([.C587]/[.$E$1])*[.D587]))/([.$C$1]-([.C587]*[.D587]))" office:value-type="float" office:value="0.0495049504950496" calcext:value-type="float">
            <text:p>0.04950495049505</text:p>
          </table:table-cell>
          <table:table-cell table:formula="of:=LOG([.C267]*[.D267]+0.1*[.B267])" office:value-type="float" office:value="2.03357939547476" calcext:value-type="float">
            <text:p>2.033579395474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6828195857584" calcext:value-type="float">
            <text:p>0.90682819585758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1-([.$C$1]-([.$E$1]*CEILING([.C588]/[.$E$1])*[.D588]))/([.$C$1]-([.C588]*[.D588]))" office:value-type="float" office:value="0.0663129973474801" calcext:value-type="float">
            <text:p>0.06631299734748</text:p>
          </table:table-cell>
          <table:table-cell table:formula="of:=LOG([.C268]*[.D268]+0.1*[.B268])" office:value-type="float" office:value="2.13034054834651" calcext:value-type="float">
            <text:p>2.1303405483465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1962591026101" calcext:value-type="float">
            <text:p>0.119625910261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1-([.$C$1]-([.$E$1]*CEILING([.C589]/[.$E$1])*[.D589]))/([.$C$1]-([.C589]*[.D589]))" office:value-type="float" office:value="0.0857142857142858" calcext:value-type="float">
            <text:p>0.085714285714286</text:p>
          </table:table-cell>
          <table:table-cell table:formula="of:=LOG([.C269]*[.D269]+0.1*[.B269])" office:value-type="float" office:value="2.20971822363214" calcext:value-type="float">
            <text:p>2.2097182236321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2352426549133" calcext:value-type="float">
            <text:p>0.43235242654913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1-([.$C$1]-([.$E$1]*CEILING([.C590]/[.$E$1])*[.D590]))/([.$C$1]-([.C590]*[.D590]))" office:value-type="float" office:value="0.108359133126935" calcext:value-type="float">
            <text:p>0.108359133126935</text:p>
          </table:table-cell>
          <table:table-cell table:formula="of:=LOG([.C270]*[.D270]+0.1*[.B270])" office:value-type="float" office:value="2.27658294500832" calcext:value-type="float">
            <text:p>2.2765829450083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24109567546517" calcext:value-type="float">
            <text:p>0.8241095675465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1-([.$C$1]-([.$E$1]*CEILING([.C591]/[.$E$1])*[.D591]))/([.$C$1]-([.C591]*[.D591]))" office:value-type="float" office:value="0.135135135135135" calcext:value-type="float">
            <text:p>0.135135135135135</text:p>
          </table:table-cell>
          <table:table-cell table:formula="of:=LOG([.C271]*[.D271]+0.1*[.B271])" office:value-type="float" office:value="2.33463717496683" calcext:value-type="float">
            <text:p>2.3346371749668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1555058045289" calcext:value-type="float">
            <text:p>0.23155505804528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1-([.$C$1]-([.$E$1]*CEILING([.C592]/[.$E$1])*[.D592]))/([.$C$1]-([.C592]*[.D592]))" office:value-type="float" office:value="0.16728624535316" calcext:value-type="float">
            <text:p>0.16728624535316</text:p>
          </table:table-cell>
          <table:table-cell table:formula="of:=LOG([.C272]*[.D272]+0.1*[.B272])" office:value-type="float" office:value="2.38560663085219" calcext:value-type="float">
            <text:p>2.3856066308521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72785501157546" calcext:value-type="float">
            <text:p>0.77278550115754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593]/[.$E$1])*[.D593]))/([.$C$1]-([.C593]*[.D593]))" office:value-type="float" office:value="0.206611570247934" calcext:value-type="float">
            <text:p>0.206611570247934</text:p>
          </table:table-cell>
          <table:table-cell table:formula="of:=LOG([.C273]*[.D273]+0.1*[.B273])" office:value-type="float" office:value="2.43139885704886" calcext:value-type="float">
            <text:p>2.4313988570488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20840918931334" calcext:value-type="float">
            <text:p>0.320840918931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1-([.$C$1]-([.$E$1]*CEILING([.C594]/[.$E$1])*[.D594]))/([.$C$1]-([.C594]*[.D594]))" office:value-type="float" office:value="0.00826446280991733" calcext:value-type="float">
            <text:p>0.008264462809917</text:p>
          </table:table-cell>
          <table:table-cell table:formula="of:=LOG([.C274]*[.D274]+0.1*[.B274])" office:value-type="float" office:value="1.44797210646203" calcext:value-type="float">
            <text:p>1.4479721064620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26525378144024" calcext:value-type="float">
            <text:p>0.1265253781440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1-([.$C$1]-([.$E$1]*CEILING([.C595]/[.$E$1])*[.D595]))/([.$C$1]-([.C595]*[.D595]))" office:value-type="float" office:value="0.0175438596491229" calcext:value-type="float">
            <text:p>0.017543859649123</text:p>
          </table:table-cell>
          <table:table-cell table:formula="of:=LOG([.C275]*[.D275]+0.1*[.B275])" office:value-type="float" office:value="1.74870958386004" calcext:value-type="float">
            <text:p>1.7487095838600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46472440341854" calcext:value-type="float">
            <text:p>0.44647244034185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1-([.$C$1]-([.$E$1]*CEILING([.C596]/[.$E$1])*[.D596]))/([.$C$1]-([.C596]*[.D596]))" office:value-type="float" office:value="0.0280373831775701" calcext:value-type="float">
            <text:p>0.02803738317757</text:p>
          </table:table-cell>
          <table:table-cell table:formula="of:=LOG([.C276]*[.D276]+0.1*[.B276])" office:value-type="float" office:value="1.92451712274142" calcext:value-type="float">
            <text:p>1.9245171227414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40716184735421" calcext:value-type="float">
            <text:p>0.64071618473542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1-([.$C$1]-([.$E$1]*CEILING([.C597]/[.$E$1])*[.D597]))/([.$C$1]-([.C597]*[.D597]))" office:value-type="float" office:value="0.04" calcext:value-type="float">
            <text:p>0.04</text:p>
          </table:table-cell>
          <table:table-cell table:formula="of:=LOG([.C277]*[.D277]+0.1*[.B277])" office:value-type="float" office:value="2.04946276804434" calcext:value-type="float">
            <text:p>2.0494627680443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7095812225714" calcext:value-type="float">
            <text:p>0.9709581222571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1-([.$C$1]-([.$E$1]*CEILING([.C598]/[.$E$1])*[.D598]))/([.$C$1]-([.C598]*[.D598]))" office:value-type="float" office:value="0.053763440860215" calcext:value-type="float">
            <text:p>0.053763440860215</text:p>
          </table:table-cell>
          <table:table-cell table:formula="of:=LOG([.C278]*[.D278]+0.1*[.B278])" office:value-type="float" office:value="2.1464020060581" calcext:value-type="float">
            <text:p>2.146402006058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44195964054933" calcext:value-type="float">
            <text:p>0.24419596405493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1-([.$C$1]-([.$E$1]*CEILING([.C599]/[.$E$1])*[.D599]))/([.$C$1]-([.C599]*[.D599]))" office:value-type="float" office:value="0.0697674418604651" calcext:value-type="float">
            <text:p>0.069767441860465</text:p>
          </table:table-cell>
          <table:table-cell table:formula="of:=LOG([.C279]*[.D279]+0.1*[.B279])" office:value-type="float" office:value="2.22554178465372" calcext:value-type="float">
            <text:p>2.2255417846537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672136152424" calcext:value-type="float">
            <text:p>0.967213615242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1-([.$C$1]-([.$E$1]*CEILING([.C600]/[.$E$1])*[.D600]))/([.$C$1]-([.C600]*[.D600]))" office:value-type="float" office:value="0.0886075949367089" calcext:value-type="float">
            <text:p>0.088607594936709</text:p>
          </table:table-cell>
          <table:table-cell table:formula="of:=LOG([.C280]*[.D280]+0.1*[.B280])" office:value-type="float" office:value="2.29243299583575" calcext:value-type="float">
            <text:p>2.2924329958357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72103032869134" calcext:value-type="float">
            <text:p>0.77210303286913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1-([.$C$1]-([.$E$1]*CEILING([.C601]/[.$E$1])*[.D601]))/([.$C$1]-([.C601]*[.D601]))" office:value-type="float" office:value="0.111111111111111" calcext:value-type="float">
            <text:p>0.111111111111111</text:p>
          </table:table-cell>
          <table:table-cell table:formula="of:=LOG([.C281]*[.D281]+0.1*[.B281])" office:value-type="float" office:value="2.35029037623108" calcext:value-type="float">
            <text:p>2.3502903762310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08586491917054" calcext:value-type="float">
            <text:p>0.70858649191705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1-([.$C$1]-([.$E$1]*CEILING([.C602]/[.$E$1])*[.D602]))/([.$C$1]-([.C602]*[.D602]))" office:value-type="float" office:value="0.138461538461538" calcext:value-type="float">
            <text:p>0.138461538461538</text:p>
          </table:table-cell>
          <table:table-cell table:formula="of:=LOG([.C282]*[.D282]+0.1*[.B282])" office:value-type="float" office:value="2.40144213539676" calcext:value-type="float">
            <text:p>2.4014421353967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92643078692269" calcext:value-type="float">
            <text:p>0.29264307869226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603]/[.$E$1])*[.D603]))/([.$C$1]-([.C603]*[.D603]))" office:value-type="float" office:value="0.172413793103448" calcext:value-type="float">
            <text:p>0.172413793103448</text:p>
          </table:table-cell>
          <table:table-cell table:formula="of:=LOG([.C283]*[.D283]+0.1*[.B283])" office:value-type="float" office:value="2.44721743616546" calcext:value-type="float">
            <text:p>2.4472174361654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22443399134226" calcext:value-type="float">
            <text:p>0.32244339913422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1-([.$C$1]-([.$E$1]*CEILING([.C604]/[.$E$1])*[.D604]))/([.$C$1]-([.C604]*[.D604]))" office:value-type="float" office:value="0.00621118012422361" calcext:value-type="float">
            <text:p>0.006211180124224</text:p>
          </table:table-cell>
          <table:table-cell table:formula="of:=LOG([.C284]*[.D284]+0.1*[.B284])" office:value-type="float" office:value="1.46286139036823" calcext:value-type="float">
            <text:p>1.4628613903682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83108168544946" calcext:value-type="float">
            <text:p>0.28310816854494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-([.$C$1]-([.$E$1]*CEILING([.C605]/[.$E$1])*[.D605]))/([.$C$1]-([.C605]*[.D605]))" office:value-type="float" office:value="0.013215859030837" calcext:value-type="float">
            <text:p>0.013215859030837</text:p>
          </table:table-cell>
          <table:table-cell table:formula="of:=LOG([.C285]*[.D285]+0.1*[.B285])" office:value-type="float" office:value="1.76385429723143" calcext:value-type="float">
            <text:p>1.7638542972314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76113083976773" calcext:value-type="float">
            <text:p>0.77611308397677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1-([.$C$1]-([.$E$1]*CEILING([.C606]/[.$E$1])*[.D606]))/([.$C$1]-([.C606]*[.D606]))" office:value-type="float" office:value="0.0211764705882352" calcext:value-type="float">
            <text:p>0.021176470588235</text:p>
          </table:table-cell>
          <table:table-cell table:formula="of:=LOG([.C286]*[.D286]+0.1*[.B286])" office:value-type="float" office:value="1.93973715203701" calcext:value-type="float">
            <text:p>1.9397371520370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12530119951033" calcext:value-type="float">
            <text:p>0.3125301199510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1-([.$C$1]-([.$E$1]*CEILING([.C607]/[.$E$1])*[.D607]))/([.$C$1]-([.C607]*[.D607]))" office:value-type="float" office:value="0.0303030303030303" calcext:value-type="float">
            <text:p>0.03030303030303</text:p>
          </table:table-cell>
          <table:table-cell table:formula="of:=LOG([.C287]*[.D287]+0.1*[.B287])" office:value-type="float" office:value="2.06471899497771" calcext:value-type="float">
            <text:p>2.064718994977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23148387472381" calcext:value-type="float">
            <text:p>0.52314838747238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1-([.$C$1]-([.$E$1]*CEILING([.C608]/[.$E$1])*[.D608]))/([.$C$1]-([.C608]*[.D608]))" office:value-type="float" office:value="0.0408719346049047" calcext:value-type="float">
            <text:p>0.040871934604905</text:p>
          </table:table-cell>
          <table:table-cell table:formula="of:=LOG([.C288]*[.D288]+0.1*[.B288])" office:value-type="float" office:value="2.16147762822321" calcext:value-type="float">
            <text:p>2.1614776282232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01063888692693" calcext:value-type="float">
            <text:p>0.60106388869269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1-([.$C$1]-([.$E$1]*CEILING([.C609]/[.$E$1])*[.D609]))/([.$C$1]-([.C609]*[.D609]))" office:value-type="float" office:value="0.0532544378698225" calcext:value-type="float">
            <text:p>0.053254437869823</text:p>
          </table:table-cell>
          <table:table-cell table:formula="of:=LOG([.C289]*[.D289]+0.1*[.B289])" office:value-type="float" office:value="2.2407671602626" calcext:value-type="float">
            <text:p>2.240767160262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0027328269073" calcext:value-type="float">
            <text:p>0.56002732826907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1-([.$C$1]-([.$E$1]*CEILING([.C610]/[.$E$1])*[.D610]))/([.$C$1]-([.C610]*[.D610]))" office:value-type="float" office:value="0.0679611650485437" calcext:value-type="float">
            <text:p>0.067961165048544</text:p>
          </table:table-cell>
          <table:table-cell table:formula="of:=LOG([.C290]*[.D290]+0.1*[.B290])" office:value-type="float" office:value="2.30750227409408" calcext:value-type="float">
            <text:p>2.3075022740940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47400068298047" calcext:value-type="float">
            <text:p>0.04740006829804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1-([.$C$1]-([.$E$1]*CEILING([.C611]/[.$E$1])*[.D611]))/([.$C$1]-([.C611]*[.D611]))" office:value-type="float" office:value="0.0857142857142858" calcext:value-type="float">
            <text:p>0.085714285714286</text:p>
          </table:table-cell>
          <table:table-cell table:formula="of:=LOG([.C291]*[.D291]+0.1*[.B291])" office:value-type="float" office:value="2.3656162248236" calcext:value-type="float">
            <text:p>2.365616224823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56778592060737" calcext:value-type="float">
            <text:p>0.75677859206073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1-([.$C$1]-([.$E$1]*CEILING([.C612]/[.$E$1])*[.D612]))/([.$C$1]-([.C612]*[.D612]))" office:value-type="float" office:value="0.107569721115538" calcext:value-type="float">
            <text:p>0.107569721115538</text:p>
          </table:table-cell>
          <table:table-cell table:formula="of:=LOG([.C292]*[.D292]+0.1*[.B292])" office:value-type="float" office:value="2.41668626872771" calcext:value-type="float">
            <text:p>2.4166862687277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48063359897274" calcext:value-type="float">
            <text:p>0.34806335989727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613]/[.$E$1])*[.D613]))/([.$C$1]-([.C613]*[.D613]))" office:value-type="float" office:value="0.135135135135135" calcext:value-type="float">
            <text:p>0.135135135135135</text:p>
          </table:table-cell>
          <table:table-cell table:formula="of:=LOG([.C293]*[.D293]+0.1*[.B293])" office:value-type="float" office:value="2.46248317826694" calcext:value-type="float">
            <text:p>2.4624831782669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53525558742043" calcext:value-type="float">
            <text:p>0.8535255587420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1-([.$C$1]-([.$E$1]*CEILING([.C614]/[.$E$1])*[.D614]))/([.$C$1]-([.C614]*[.D614]))" office:value-type="float" office:value="0.00414937759336098" calcext:value-type="float">
            <text:p>0.004149377593361</text:p>
          </table:table-cell>
          <table:table-cell table:formula="of:=LOG([.C294]*[.D294]+0.1*[.B294])" office:value-type="float" office:value="1.47769752120767" calcext:value-type="float">
            <text:p>1.4776975212076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29138839807347" calcext:value-type="float">
            <text:p>0.5291388398073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-([.$C$1]-([.$E$1]*CEILING([.C615]/[.$E$1])*[.D615]))/([.$C$1]-([.C615]*[.D615]))" office:value-type="float" office:value="0.00884955752212391" calcext:value-type="float">
            <text:p>0.008849557522124</text:p>
          </table:table-cell>
          <table:table-cell table:formula="of:=LOG([.C295]*[.D295]+0.1*[.B295])" office:value-type="float" office:value="1.77845775030996" calcext:value-type="float">
            <text:p>1.7784577503099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49275218263567" calcext:value-type="float">
            <text:p>0.54927521826356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1-([.$C$1]-([.$E$1]*CEILING([.C616]/[.$E$1])*[.D616]))/([.$C$1]-([.C616]*[.D616]))" office:value-type="float" office:value="0.014218009478673" calcext:value-type="float">
            <text:p>0.014218009478673</text:p>
          </table:table-cell>
          <table:table-cell table:formula="of:=LOG([.C296]*[.D296]+0.1*[.B296])" office:value-type="float" office:value="1.95453916451641" calcext:value-type="float">
            <text:p>1.9545391645164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78256430138247" calcext:value-type="float">
            <text:p>0.37825643013824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1-([.$C$1]-([.$E$1]*CEILING([.C617]/[.$E$1])*[.D617]))/([.$C$1]-([.C617]*[.D617]))" office:value-type="float" office:value="0.0204081632653061" calcext:value-type="float">
            <text:p>0.020408163265306</text:p>
          </table:table-cell>
          <table:table-cell table:formula="of:=LOG([.C297]*[.D297]+0.1*[.B297])" office:value-type="float" office:value="2.07936205718946" calcext:value-type="float">
            <text:p>2.0793620571894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0868863772218407" calcext:value-type="float">
            <text:p>0.08688637722184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1-([.$C$1]-([.$E$1]*CEILING([.C618]/[.$E$1])*[.D618]))/([.$C$1]-([.C618]*[.D618]))" office:value-type="float" office:value="0.0276243093922652" calcext:value-type="float">
            <text:p>0.027624309392265</text:p>
          </table:table-cell>
          <table:table-cell table:formula="of:=LOG([.C298]*[.D298]+0.1*[.B298])" office:value-type="float" office:value="2.17634718525632" calcext:value-type="float">
            <text:p>2.1763471852563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62982254474703" calcext:value-type="float">
            <text:p>0.86298225447470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1-([.$C$1]-([.$E$1]*CEILING([.C619]/[.$E$1])*[.D619]))/([.$C$1]-([.C619]*[.D619]))" office:value-type="float" office:value="0.036144578313253" calcext:value-type="float">
            <text:p>0.036144578313253</text:p>
          </table:table-cell>
          <table:table-cell table:formula="of:=LOG([.C299]*[.D299]+0.1*[.B299])" office:value-type="float" office:value="2.25530582658729" calcext:value-type="float">
            <text:p>2.2553058265872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1724517800313" calcext:value-type="float">
            <text:p>0.6172451780031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1-([.$C$1]-([.$E$1]*CEILING([.C620]/[.$E$1])*[.D620]))/([.$C$1]-([.C620]*[.D620]))" office:value-type="float" office:value="0.0463576158940398" calcext:value-type="float">
            <text:p>0.04635761589404</text:p>
          </table:table-cell>
          <table:table-cell table:formula="of:=LOG([.C300]*[.D300]+0.1*[.B300])" office:value-type="float" office:value="2.32238011332322" calcext:value-type="float">
            <text:p>2.3223801133232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153650428967393" calcext:value-type="float">
            <text:p>0.15365042896739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1-([.$C$1]-([.$E$1]*CEILING([.C621]/[.$E$1])*[.D621]))/([.$C$1]-([.C621]*[.D621]))" office:value-type="float" office:value="0.0588235294117647" calcext:value-type="float">
            <text:p>0.058823529411765</text:p>
          </table:table-cell>
          <table:table-cell table:formula="of:=LOG([.C301]*[.D301]+0.1*[.B301])" office:value-type="float" office:value="2.38030652355125" calcext:value-type="float">
            <text:p>2.3803065235512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20478438942011" calcext:value-type="float">
            <text:p>0.8204784389420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1-([.$C$1]-([.$E$1]*CEILING([.C622]/[.$E$1])*[.D622]))/([.$C$1]-([.C622]*[.D622]))" office:value-type="float" office:value="0.0743801652892562" calcext:value-type="float">
            <text:p>0.074380165289256</text:p>
          </table:table-cell>
          <table:table-cell table:formula="of:=LOG([.C302]*[.D302]+0.1*[.B302])" office:value-type="float" office:value="2.43143578537337" calcext:value-type="float">
            <text:p>2.4314357853733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79997677646453" calcext:value-type="float">
            <text:p>0.37999767764645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623]/[.$E$1])*[.D623]))/([.$C$1]-([.C623]*[.D623]))" office:value-type="float" office:value="0.0943396226415094" calcext:value-type="float">
            <text:p>0.094339622641509</text:p>
          </table:table-cell>
          <table:table-cell table:formula="of:=LOG([.C303]*[.D303]+0.1*[.B303])" office:value-type="float" office:value="2.47722619789843" calcext:value-type="float">
            <text:p>2.4772261978984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70921208129938" calcext:value-type="float">
            <text:p>0.57092120812993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1-([.$C$1]-([.$E$1]*CEILING([.C624]/[.$E$1])*[.D624]))/([.$C$1]-([.C624]*[.D624]))" office:value-type="float" office:value="0.00207900207900202" calcext:value-type="float">
            <text:p>0.002079002079002</text:p>
          </table:table-cell>
          <table:table-cell table:formula="of:=LOG([.C304]*[.D304]+0.1*[.B304])" office:value-type="float" office:value="1.49193849598607" calcext:value-type="float">
            <text:p>1.4919384959860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46295149030153" calcext:value-type="float">
            <text:p>0.44629514903015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1-([.$C$1]-([.$E$1]*CEILING([.C625]/[.$E$1])*[.D625]))/([.$C$1]-([.C625]*[.D625]))" office:value-type="float" office:value="0.00444444444444447" calcext:value-type="float">
            <text:p>0.004444444444444</text:p>
          </table:table-cell>
          <table:table-cell table:formula="of:=LOG([.C305]*[.D305]+0.1*[.B305])" office:value-type="float" office:value="1.79278586335897" calcext:value-type="float">
            <text:p>1.7927858633589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237100232088679" calcext:value-type="float">
            <text:p>0.23710023208867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1-([.$C$1]-([.$E$1]*CEILING([.C626]/[.$E$1])*[.D626]))/([.$C$1]-([.C626]*[.D626]))" office:value-type="float" office:value="0.00715990453460624" calcext:value-type="float">
            <text:p>0.007159904534606</text:p>
          </table:table-cell>
          <table:table-cell table:formula="of:=LOG([.C306]*[.D306]+0.1*[.B306])" office:value-type="float" office:value="1.96887790232404" calcext:value-type="float">
            <text:p>1.96887790232404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3174062303833" calcext:value-type="float">
            <text:p>0.4317406230383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1-([.$C$1]-([.$E$1]*CEILING([.C627]/[.$E$1])*[.D627]))/([.$C$1]-([.C627]*[.D627]))" office:value-type="float" office:value="0.0103092783505154" calcext:value-type="float">
            <text:p>0.010309278350516</text:p>
          </table:table-cell>
          <table:table-cell table:formula="of:=LOG([.C307]*[.D307]+0.1*[.B307])" office:value-type="float" office:value="2.0935083507686" calcext:value-type="float">
            <text:p>2.093508350768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56694899461082" calcext:value-type="float">
            <text:p>0.95669489946108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1-([.$C$1]-([.$E$1]*CEILING([.C628]/[.$E$1])*[.D628]))/([.$C$1]-([.C628]*[.D628]))" office:value-type="float" office:value="0.0140056022408963" calcext:value-type="float">
            <text:p>0.014005602240896</text:p>
          </table:table-cell>
          <table:table-cell table:formula="of:=LOG([.C308]*[.D308]+0.1*[.B308])" office:value-type="float" office:value="2.19058187725747" calcext:value-type="float">
            <text:p>2.1905818772574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563923345673908" calcext:value-type="float">
            <text:p>0.56392334567390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1-([.$C$1]-([.$E$1]*CEILING([.C629]/[.$E$1])*[.D629]))/([.$C$1]-([.C629]*[.D629]))" office:value-type="float" office:value="0.0184049079754601" calcext:value-type="float">
            <text:p>0.01840490797546</text:p>
          </table:table-cell>
          <table:table-cell table:formula="of:=LOG([.C309]*[.D309]+0.1*[.B309])" office:value-type="float" office:value="2.26959530514123" calcext:value-type="float">
            <text:p>2.2695953051412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83151426298661" calcext:value-type="float">
            <text:p>0.7831514262986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1-([.$C$1]-([.$E$1]*CEILING([.C630]/[.$E$1])*[.D630]))/([.$C$1]-([.C630]*[.D630]))" office:value-type="float" office:value="0.023728813559322" calcext:value-type="float">
            <text:p>0.023728813559322</text:p>
          </table:table-cell>
          <table:table-cell table:formula="of:=LOG([.C310]*[.D310]+0.1*[.B310])" office:value-type="float" office:value="2.33650300981007" calcext:value-type="float">
            <text:p>2.33650300981007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07155974135745" calcext:value-type="float">
            <text:p>0.40715597413574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1-([.$C$1]-([.$E$1]*CEILING([.C631]/[.$E$1])*[.D631]))/([.$C$1]-([.C631]*[.D631]))" office:value-type="float" office:value="0.0303030303030303" calcext:value-type="float">
            <text:p>0.03030303030303</text:p>
          </table:table-cell>
          <table:table-cell table:formula="of:=LOG([.C311]*[.D311]+0.1*[.B311])" office:value-type="float" office:value="2.39461779310392" calcext:value-type="float">
            <text:p>2.39461779310392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44077101358066" calcext:value-type="float">
            <text:p>0.94407710135806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1-([.$C$1]-([.$E$1]*CEILING([.C632]/[.$E$1])*[.D632]))/([.$C$1]-([.C632]*[.D632]))" office:value-type="float" office:value="0.0386266094420601" calcext:value-type="float">
            <text:p>0.03862660944206</text:p>
          </table:table-cell>
          <table:table-cell table:formula="of:=LOG([.C312]*[.D312]+0.1*[.B312])" office:value-type="float" office:value="2.44571086438291" calcext:value-type="float">
            <text:p>2.44571086438291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25162982326924" calcext:value-type="float">
            <text:p>0.6251629823269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633]/[.$E$1])*[.D633]))/([.$C$1]-([.C633]*[.D633]))" office:value-type="float" office:value="0.0495049504950496" calcext:value-type="float">
            <text:p>0.04950495049505</text:p>
          </table:table-cell>
          <table:table-cell table:formula="of:=LOG([.C313]*[.D313]+0.1*[.B313])" office:value-type="float" office:value="2.49137879765406" calcext:value-type="float">
            <text:p>2.4913787976540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42577963823555" calcext:value-type="float">
            <text:p>0.94257796382355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1-([.$C$1]-([.$E$1]*CEILING([.C634]/[.$E$1])*[.D634]))/([.$C$1]-([.C634]*[.D634]))" office:value-type="float" office:value="0" calcext:value-type="float">
            <text:p>0</text:p>
          </table:table-cell>
          <table:table-cell table:formula="of:=LOG([.C314]*[.D314]+0.1*[.B314])" office:value-type="float" office:value="1.50583852227615" calcext:value-type="float">
            <text:p>1.5058385222761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01201252913447" calcext:value-type="float">
            <text:p>0.40120125291344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1-([.$C$1]-([.$E$1]*CEILING([.C635]/[.$E$1])*[.D635]))/([.$C$1]-([.C635]*[.D635]))" office:value-type="float" office:value="0" calcext:value-type="float">
            <text:p>0</text:p>
          </table:table-cell>
          <table:table-cell table:formula="of:=LOG([.C315]*[.D315]+0.1*[.B315])" office:value-type="float" office:value="1.80620354812866" calcext:value-type="float">
            <text:p>1.8062035481286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467795093781023" calcext:value-type="float">
            <text:p>0.46779509378102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1-([.$C$1]-([.$E$1]*CEILING([.C636]/[.$E$1])*[.D636]))/([.$C$1]-([.C636]*[.D636]))" office:value-type="float" office:value="0" calcext:value-type="float">
            <text:p>0</text:p>
          </table:table-cell>
          <table:table-cell table:formula="of:=LOG([.C316]*[.D316]+0.1*[.B316])" office:value-type="float" office:value="1.98231175217295" calcext:value-type="float">
            <text:p>1.9823117521729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624393829724839" calcext:value-type="float">
            <text:p>0.62439382972483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1-([.$C$1]-([.$E$1]*CEILING([.C637]/[.$E$1])*[.D637]))/([.$C$1]-([.C637]*[.D637]))" office:value-type="float" office:value="0" calcext:value-type="float">
            <text:p>0</text:p>
          </table:table-cell>
          <table:table-cell table:formula="of:=LOG([.C317]*[.D317]+0.1*[.B317])" office:value-type="float" office:value="2.10729379995078" calcext:value-type="float">
            <text:p>2.1072937999507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65007665634674" calcext:value-type="float">
            <text:p>0.86500766563467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1-([.$C$1]-([.$E$1]*CEILING([.C638]/[.$E$1])*[.D638]))/([.$C$1]-([.C638]*[.D638]))" office:value-type="float" office:value="0" calcext:value-type="float">
            <text:p>0</text:p>
          </table:table-cell>
          <table:table-cell table:formula="of:=LOG([.C318]*[.D318]+0.1*[.B318])" office:value-type="float" office:value="2.20428906676095" calcext:value-type="float">
            <text:p>2.20428906676095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903464157484253" calcext:value-type="float">
            <text:p>0.9034641574842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1-([.$C$1]-([.$E$1]*CEILING([.C639]/[.$E$1])*[.D639]))/([.$C$1]-([.C639]*[.D639]))" office:value-type="float" office:value="0" calcext:value-type="float">
            <text:p>0</text:p>
          </table:table-cell>
          <table:table-cell table:formula="of:=LOG([.C319]*[.D319]+0.1*[.B319])" office:value-type="float" office:value="2.28342704866658" calcext:value-type="float">
            <text:p>2.28342704866658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12009992359298" calcext:value-type="float">
            <text:p>0.81200999235929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1-([.$C$1]-([.$E$1]*CEILING([.C640]/[.$E$1])*[.D640]))/([.$C$1]-([.C640]*[.D640]))" office:value-type="float" office:value="0" calcext:value-type="float">
            <text:p>0</text:p>
          </table:table-cell>
          <table:table-cell table:formula="of:=LOG([.C320]*[.D320]+0.1*[.B320])" office:value-type="float" office:value="2.35038448873233" calcext:value-type="float">
            <text:p>2.35038448873233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734792471760669" calcext:value-type="float">
            <text:p>0.73479247176066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1-([.$C$1]-([.$E$1]*CEILING([.C641]/[.$E$1])*[.D641]))/([.$C$1]-([.C641]*[.D641]))" office:value-type="float" office:value="0" calcext:value-type="float">
            <text:p>0</text:p>
          </table:table-cell>
          <table:table-cell table:formula="of:=LOG([.C321]*[.D321]+0.1*[.B321])" office:value-type="float" office:value="2.40837881920486" calcext:value-type="float">
            <text:p>2.40837881920486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82538950059768" calcext:value-type="float">
            <text:p>0.8253895005976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-([.$C$1]-([.$E$1]*CEILING([.C642]/[.$E$1])*[.D642]))/([.$C$1]-([.C642]*[.D642]))" office:value-type="float" office:value="0" calcext:value-type="float">
            <text:p>0</text:p>
          </table:table-cell>
          <table:table-cell table:formula="of:=LOG([.C322]*[.D322]+0.1*[.B322])" office:value-type="float" office:value="2.45953792439419" calcext:value-type="float">
            <text:p>2.45953792439419</text:p>
          </table:table-cell>
        </table:table-row>
        <table:table-row table:style-name="ro1">
          <table:table-cell office:value-type="string" calcext:value-type="string">
            <text:p>Buddy Allocator</text:p>
          </table:table-cell>
          <table:table-cell table:formula="of:=RAND()" office:value-type="float" office:value="0.397521836735038" calcext:value-type="float">
            <text:p>0.39752183673503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1-([.$C$1]-([.$E$1]*CEILING([.C643]/[.$E$1])*[.D643]))/([.$C$1]-([.C643]*[.D643]))" office:value-type="float" office:value="0" calcext:value-type="float">
            <text:p>0</text:p>
          </table:table-cell>
          <table:table-cell table:formula="of:=LOG([.C323]*[.D323]+0.1*[.B323])" office:value-type="float" office:value="2.50522922074668" calcext:value-type="float">
            <text:p>2.50522922074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01:03:51.406318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2:45:25.610457677</meta:creation-date>
    <meta:generator>LibreOffice/6.0.6.2$Linux_X86_64 LibreOffice_project/00m0$Build-2</meta:generator>
    <dc:date>2018-11-02T02:15:49.275991415</dc:date>
    <meta:editing-duration>PT10M9S</meta:editing-duration>
    <meta:editing-cycles>1</meta:editing-cycles>
    <meta:document-statistic meta:table-count="1" meta:cell-count="3850" meta:object-count="0"/>
  </office:meta>
</office:document-meta>
</file>